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502" svg:font-family="MSI_Z502"/>
    <style:font-face style:name="MSI_Z501" svg:font-family="MSI_Z501" style:font-pitch="variable"/>
    <style:font-face style:name="MSI_Z503" svg:font-family="MSI_Z503" style:font-pitch="variable"/>
    <style:font-face style:name="MSI_Z504" svg:font-family="MSI_Z504" style:font-pitch="variable"/>
    <style:font-face style:name="MSI_Z505" svg:font-family="MSI_Z505" style:font-pitch="variable"/>
    <style:font-face style:name="MSI_Z506" svg:font-family="MSI_Z506" style:font-pitch="variable"/>
    <style:font-face style:name="MSI_Z507" svg:font-family="MSI_Z507" style:font-pitch="variable"/>
    <style:font-face style:name="MSI_Z508" svg:font-family="MSI_Z508" style:font-pitch="variable"/>
    <style:font-face style:name="MSI_Z509" svg:font-family="MSI_Z509" style:font-pitch="variable"/>
    <style:font-face style:name="MSI_Z510" svg:font-family="MSI_Z510" style:font-pitch="variable"/>
    <style:font-face style:name="MSI_Z511" svg:font-family="MSI_Z511" style:font-pitch="variable"/>
    <style:font-face style:name="MSI_Z512" svg:font-family="MSI_Z512" style:font-pitch="variable"/>
    <style:font-face style:name="MSI_Z513" svg:font-family="MSI_Z513" style:font-pitch="variable"/>
    <style:font-face style:name="MSI_Z514" svg:font-family="MSI_Z514" style:font-pitch="variable"/>
    <style:font-face style:name="MSI_Z515" svg:font-family="MSI_Z515" style:font-pitch="variable"/>
    <style:font-face style:name="MSI_Z516" svg:font-family="MSI_Z516" style:font-pitch="variable"/>
    <style:font-face style:name="MSI_Z517" svg:font-family="MSI_Z517" style:font-pitch="variable"/>
    <style:font-face style:name="MSI_Z518" svg:font-family="MSI_Z518" style:font-pitch="variable"/>
    <style:font-face style:name="MSI_Z519" svg:font-family="MSI_Z519" style:font-pitch="variable"/>
    <style:font-face style:name="MSI_Z520" svg:font-family="MSI_Z520" style:font-pitch="variable"/>
    <style:font-face style:name="MSI_Z521" svg:font-family="MSI_Z52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501" svg:font-family="QCF_P501" style:font-family-generic="roman" style:font-pitch="variable"/>
    <style:font-face style:name="QCF_P502" svg:font-family="QCF_P502" style:font-family-generic="roman" style:font-pitch="variable"/>
    <style:font-face style:name="QCF_P503" svg:font-family="QCF_P503" style:font-family-generic="roman" style:font-pitch="variable"/>
    <style:font-face style:name="QCF_P504" svg:font-family="QCF_P504" style:font-family-generic="roman" style:font-pitch="variable"/>
    <style:font-face style:name="QCF_P505" svg:font-family="QCF_P505" style:font-family-generic="roman" style:font-pitch="variable"/>
    <style:font-face style:name="QCF_P506" svg:font-family="QCF_P506" style:font-family-generic="roman" style:font-pitch="variable"/>
    <style:font-face style:name="QCF_P507" svg:font-family="QCF_P507" style:font-family-generic="roman" style:font-pitch="variable"/>
    <style:font-face style:name="QCF_P508" svg:font-family="QCF_P508" style:font-family-generic="roman" style:font-pitch="variable"/>
    <style:font-face style:name="QCF_P509" svg:font-family="QCF_P509" style:font-family-generic="roman" style:font-pitch="variable"/>
    <style:font-face style:name="QCF_P510" svg:font-family="QCF_P510" style:font-family-generic="roman" style:font-pitch="variable"/>
    <style:font-face style:name="QCF_P511" svg:font-family="QCF_P511" style:font-family-generic="roman" style:font-pitch="variable"/>
    <style:font-face style:name="QCF_P512" svg:font-family="QCF_P512" style:font-family-generic="roman" style:font-pitch="variable"/>
    <style:font-face style:name="QCF_P513" svg:font-family="QCF_P513" style:font-family-generic="roman" style:font-pitch="variable"/>
    <style:font-face style:name="QCF_P514" svg:font-family="QCF_P514" style:font-family-generic="roman" style:font-pitch="variable"/>
    <style:font-face style:name="QCF_P515" svg:font-family="QCF_P515" style:font-family-generic="roman" style:font-pitch="variable"/>
    <style:font-face style:name="QCF_P516" svg:font-family="QCF_P516" style:font-family-generic="roman" style:font-pitch="variable"/>
    <style:font-face style:name="QCF_P517" svg:font-family="QCF_P517" style:font-family-generic="roman" style:font-pitch="variable"/>
    <style:font-face style:name="QCF_P518" svg:font-family="QCF_P518" style:font-family-generic="roman" style:font-pitch="variable"/>
    <style:font-face style:name="QCF_P519" svg:font-family="QCF_P519" style:font-family-generic="roman" style:font-pitch="variable"/>
    <style:font-face style:name="QCF_P520" svg:font-family="QCF_P520" style:font-family-generic="roman" style:font-pitch="variable"/>
    <style:font-face style:name="QCF_P521" svg:font-family="QCF_P5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5021" svg:font-family="QCF_P502" style:font-family-generic="system" style:font-pitch="variable"/>
    <style:font-face style:name="QCF_P5031" svg:font-family="QCF_P503" style:font-family-generic="system" style:font-pitch="variable"/>
    <style:font-face style:name="QCF_P5041" svg:font-family="QCF_P504" style:font-family-generic="system" style:font-pitch="variable"/>
    <style:font-face style:name="QCF_P5051" svg:font-family="QCF_P505" style:font-family-generic="system" style:font-pitch="variable"/>
    <style:font-face style:name="QCF_P5061" svg:font-family="QCF_P506" style:font-family-generic="system" style:font-pitch="variable"/>
    <style:font-face style:name="QCF_P5071" svg:font-family="QCF_P507" style:font-family-generic="system" style:font-pitch="variable"/>
    <style:font-face style:name="QCF_P5081" svg:font-family="QCF_P508" style:font-family-generic="system" style:font-pitch="variable"/>
    <style:font-face style:name="QCF_P5091" svg:font-family="QCF_P509" style:font-family-generic="system" style:font-pitch="variable"/>
    <style:font-face style:name="QCF_P5101" svg:font-family="QCF_P510" style:font-family-generic="system" style:font-pitch="variable"/>
    <style:font-face style:name="QCF_P5111" svg:font-family="QCF_P511" style:font-family-generic="system" style:font-pitch="variable"/>
    <style:font-face style:name="QCF_P5121" svg:font-family="QCF_P512" style:font-family-generic="system" style:font-pitch="variable"/>
    <style:font-face style:name="QCF_P5131" svg:font-family="QCF_P513" style:font-family-generic="system" style:font-pitch="variable"/>
    <style:font-face style:name="QCF_P5141" svg:font-family="QCF_P514" style:font-family-generic="system" style:font-pitch="variable"/>
    <style:font-face style:name="QCF_P5151" svg:font-family="QCF_P515" style:font-family-generic="system" style:font-pitch="variable"/>
    <style:font-face style:name="QCF_P5161" svg:font-family="QCF_P516" style:font-family-generic="system" style:font-pitch="variable"/>
    <style:font-face style:name="QCF_P5171" svg:font-family="QCF_P517" style:font-family-generic="system" style:font-pitch="variable"/>
    <style:font-face style:name="QCF_P5181" svg:font-family="QCF_P518" style:font-family-generic="system" style:font-pitch="variable"/>
    <style:font-face style:name="QCF_P5191" svg:font-family="QCF_P519" style:font-family-generic="system" style:font-pitch="variable"/>
    <style:font-face style:name="QCF_P5201" svg:font-family="QCF_P520" style:font-family-generic="system" style:font-pitch="variable"/>
    <style:font-face style:name="QCF_P5211" svg:font-family="QCF_P52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 style:master-page-name="Standard">
      <style:paragraph-properties fo:text-align="justify" fo:text-align-last="justify" style:justify-single-word="true" style:page-number="502" fo:break-before="auto" fo:break-after="auto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58421" style:font-size-asian="23.5pt" style:font-name-complex="MSI_Z501" style:font-size-complex="23.5pt"/>
    </style:style>
    <style:style style:name="P6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15" fo:font-size="23.5pt" officeooo:rsid="01f00d35" officeooo:paragraph-rsid="01f00d35" style:font-size-asian="23.5pt" style:font-name-complex="QCF_P5151" style:font-size-complex="23.5pt"/>
    </style:style>
    <style:style style:name="P7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20" fo:font-size="23.5pt" officeooo:rsid="01f51878" officeooo:paragraph-rsid="01f51878" style:font-size-asian="23.5pt" style:font-name-complex="MSI_Z520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58421" style:font-size-asian="23.5pt" style:font-name-complex="MSI_Z501" style:font-size-complex="23.5pt"/>
    </style:style>
    <style:style style:name="P9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58421" officeooo:paragraph-rsid="01e58421" style:font-size-asian="23.5pt" style:font-name-complex="MSI_Z501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3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4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5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83957" style:font-size-asian="23.5pt" style:font-name-complex="MSI_Z506" style:font-size-complex="23.5pt"/>
    </style:style>
    <style:style style:name="P14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a2f70" officeooo:paragraph-rsid="01ea2f70" style:font-size-asian="23.5pt" style:font-name-complex="MSI_Z506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7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8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9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3a50" style:font-size-asian="23.5pt" style:font-name-complex="MSI_Z509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3a50" style:font-size-asian="23.5pt" style:font-name-complex="MSI_Z510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eaf7f" style:font-size-asian="23.5pt" style:font-name-complex="MSI_Z511" style:font-size-complex="23.5pt"/>
    </style:style>
    <style:style style:name="P21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d134d" officeooo:paragraph-rsid="01ed134d" style:font-size-asian="23.5pt" style:font-name-complex="MSI_Z511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2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3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4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5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6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7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8" style:font-size-complex="23.5pt"/>
    </style:style>
    <style:style style:name="P29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f3a039" officeooo:paragraph-rsid="01f3a039" style:font-size-asian="23.5pt" style:font-name-complex="MSI_Z518" style:font-size-complex="23.5pt"/>
    </style:style>
    <style:style style:name="P3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480c3" style:font-size-asian="23.5pt" style:font-name-complex="MSI_Z519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480c3" style:font-size-asian="23.5pt" style:font-name-complex="MSI_Z520" style:font-size-complex="23.5pt"/>
    </style:style>
    <style:style style:name="P3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51878" style:font-size-asian="23.5pt" style:font-name-complex="MSI_Z520" style:font-size-complex="23.5pt"/>
    </style:style>
    <style:style style:name="P3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51878" style:font-size-asian="23.5pt" style:font-name-complex="MSI_Z521" style:font-size-complex="23.5pt"/>
    </style:style>
    <style:style style:name="P34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d134d" officeooo:paragraph-rsid="01ed134d" style:font-size-asian="23.5pt" style:font-name-complex="MSI_Z511" style:font-size-complex="23.5pt"/>
    </style:style>
    <style:style style:name="P35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5" style:font-size-complex="23.5pt"/>
    </style:style>
    <style:style style:name="P36" style:family="paragraph" style:parent-style-name="Standard" style:master-page-name="ganti_20_surat4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f3a039" officeooo:paragraph-rsid="01f3a039" style:font-size-asian="23.5pt" style:font-name-complex="MSI_Z518" style:font-size-complex="23.5pt"/>
    </style:style>
    <style:style style:name="P37" style:family="paragraph" style:parent-style-name="Standard" style:master-page-name="ganti_20_surat5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480c3" style:font-size-asian="23.5pt" style:font-name-complex="MSI_Z520" style:font-size-complex="23.5pt"/>
    </style:style>
    <style:style style:name="P3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3" style:font-size-complex="23.5pt"/>
    </style:style>
    <style:style style:name="P3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4" style:font-size-complex="23.5pt"/>
    </style:style>
    <style:style style:name="P4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70bf2" style:font-size-asian="23.5pt" style:font-name-complex="MSI_Z505" style:font-size-complex="23.5pt"/>
    </style:style>
    <style:style style:name="P4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83957" style:font-size-asian="23.5pt" style:font-name-complex="MSI_Z506" style:font-size-complex="23.5pt"/>
    </style:style>
    <style:style style:name="P4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8" style:font-size-complex="23.5pt"/>
    </style:style>
    <style:style style:name="P4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0897" style:font-size-asian="23.5pt" style:font-name-complex="MSI_Z509" style:font-size-complex="23.5pt"/>
    </style:style>
    <style:style style:name="P4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eb3a50" style:font-size-asian="23.5pt" style:font-name-complex="MSI_Z510" style:font-size-complex="23.5pt"/>
    </style:style>
    <style:style style:name="P4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2" style:font-size-complex="23.5pt"/>
    </style:style>
    <style:style style:name="P4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3" style:font-size-complex="23.5pt"/>
    </style:style>
    <style:style style:name="P4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00d35" style:font-size-asian="23.5pt" style:font-name-complex="MSI_Z514" style:font-size-complex="23.5pt"/>
    </style:style>
    <style:style style:name="P4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6" style:font-size-complex="23.5pt"/>
    </style:style>
    <style:style style:name="P4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3a039" style:font-size-asian="23.5pt" style:font-name-complex="MSI_Z517" style:font-size-complex="23.5pt"/>
    </style:style>
    <style:style style:name="P5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480c3" style:font-size-asian="23.5pt" style:font-name-complex="MSI_Z519" style:font-size-complex="23.5pt"/>
    </style:style>
    <style:style style:name="P5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34ce9b" officeooo:paragraph-rsid="01f51878" style:font-size-asian="23.5pt" style:font-name-complex="MSI_Z521" style:font-size-complex="23.5pt"/>
    </style:style>
    <style:style style:name="P52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01" fo:font-size="23.5pt" officeooo:rsid="01eb0897" officeooo:paragraph-rsid="01eb0897" style:font-size-asian="23.5pt" style:font-name-complex="MSI_Z507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dff3d2" style:font-size-asian="10pt" style:font-size-complex="10pt"/>
    </style:style>
    <style:style style:name="T4" style:family="text">
      <style:text-properties style:font-name="Liberation Sans Narrow" fo:font-size="10pt" officeooo:rsid="016128c4" style:font-size-asian="10pt" style:font-size-complex="10pt"/>
    </style:style>
    <style:style style:name="T5" style:family="text">
      <style:text-properties style:font-name="Liberation Sans Narrow" style:font-name-complex="QCF_P5021"/>
    </style:style>
    <style:style style:name="T6" style:family="text">
      <style:text-properties style:font-name="Liberation Sans Narrow" style:font-name-complex="QCF_P5061"/>
    </style:style>
    <style:style style:name="T7" style:family="text">
      <style:text-properties style:font-name="Liberation Sans Narrow" style:font-name-complex="QCF_P5191"/>
    </style:style>
    <style:style style:name="T8" style:family="text">
      <style:text-properties style:font-name="Liberation Sans Narrow" style:font-name-complex="QCF_P5201"/>
    </style:style>
    <style:style style:name="T9" style:family="text">
      <style:text-properties style:font-name="Liberation Sans Narrow" style:font-name-complex="QCF_P5211"/>
    </style:style>
    <style:style style:name="T10" style:family="text">
      <style:text-properties officeooo:rsid="01dabfa1"/>
    </style:style>
    <style:style style:name="T11" style:family="text">
      <style:text-properties officeooo:rsid="015e6cbb"/>
    </style:style>
    <style:style style:name="T12" style:family="text">
      <style:text-properties officeooo:rsid="01c515fe"/>
    </style:style>
    <style:style style:name="T13" style:family="text">
      <style:text-properties officeooo:rsid="0163d1a8"/>
    </style:style>
    <style:style style:name="T14" style:family="text">
      <style:text-properties officeooo:rsid="019c7e8c"/>
    </style:style>
    <style:style style:name="T15" style:family="text">
      <style:text-properties officeooo:rsid="01e3d5c0"/>
    </style:style>
    <style:style style:name="T16" style:family="text">
      <style:text-properties officeooo:rsid="01c0fc98"/>
    </style:style>
    <style:style style:name="T17" style:family="text">
      <style:text-properties style:font-name="QCF_BSML"/>
    </style:style>
    <style:style style:name="T18" style:family="text">
      <style:text-properties style:font-name="QCF_BSML" style:font-name-complex="QCF_BSML1"/>
    </style:style>
    <style:style style:name="T19" style:family="text">
      <style:text-properties style:font-name="QCF_P502" style:font-name-complex="QCF_P5021"/>
    </style:style>
    <style:style style:name="T20" style:family="text">
      <style:text-properties style:font-name="QCF_P502" style:font-name-complex="MSI_BASMALAH"/>
    </style:style>
    <style:style style:name="T21" style:family="text">
      <style:text-properties style:font-name="QCF_P503"/>
    </style:style>
    <style:style style:name="T22" style:family="text">
      <style:text-properties style:font-name="QCF_P504"/>
    </style:style>
    <style:style style:name="T23" style:family="text">
      <style:text-properties style:font-name="QCF_P505"/>
    </style:style>
    <style:style style:name="T24" style:family="text">
      <style:text-properties style:font-name="QCF_P506"/>
    </style:style>
    <style:style style:name="T25" style:family="text">
      <style:text-properties style:font-name="QCF_P506" style:font-name-complex="MSI_BASMALAH"/>
    </style:style>
    <style:style style:name="T26" style:family="text">
      <style:text-properties style:font-name="QCF_P507"/>
    </style:style>
    <style:style style:name="T27" style:family="text">
      <style:text-properties style:font-name="QCF_P507" style:font-name-complex="MSI_BASMALAH"/>
    </style:style>
    <style:style style:name="T28" style:family="text">
      <style:text-properties style:font-name="QCF_P508"/>
    </style:style>
    <style:style style:name="T29" style:family="text">
      <style:text-properties style:font-name="QCF_P509"/>
    </style:style>
    <style:style style:name="T30" style:family="text">
      <style:text-properties style:font-name="QCF_P510"/>
    </style:style>
    <style:style style:name="T31" style:family="text">
      <style:text-properties style:font-name="QCF_P511"/>
    </style:style>
    <style:style style:name="T32" style:family="text">
      <style:text-properties style:font-name="QCF_P511" style:font-name-complex="MSI_BASMALAH"/>
    </style:style>
    <style:style style:name="T33" style:family="text">
      <style:text-properties style:font-name="QCF_P512"/>
    </style:style>
    <style:style style:name="T34" style:family="text">
      <style:text-properties style:font-name="QCF_P513"/>
    </style:style>
    <style:style style:name="T35" style:family="text">
      <style:text-properties style:font-name="QCF_P514"/>
    </style:style>
    <style:style style:name="T36" style:family="text">
      <style:text-properties style:font-name="QCF_P515"/>
    </style:style>
    <style:style style:name="T37" style:family="text">
      <style:text-properties style:font-name="QCF_P516"/>
    </style:style>
    <style:style style:name="T38" style:family="text">
      <style:text-properties style:font-name="QCF_P517"/>
    </style:style>
    <style:style style:name="T39" style:family="text">
      <style:text-properties style:font-name="QCF_P518"/>
    </style:style>
    <style:style style:name="T40" style:family="text">
      <style:text-properties style:font-name="QCF_P518" style:font-name-complex="MSI_BASMALAH"/>
    </style:style>
    <style:style style:name="T41" style:family="text">
      <style:text-properties style:font-name="QCF_P519"/>
    </style:style>
    <style:style style:name="T42" style:family="text">
      <style:text-properties style:font-name="QCF_P519" style:font-name-complex="QCF_P5191"/>
    </style:style>
    <style:style style:name="T43" style:family="text">
      <style:text-properties style:font-name="QCF_P520"/>
    </style:style>
    <style:style style:name="T44" style:family="text">
      <style:text-properties style:font-name="QCF_P520" style:font-name-complex="QCF_P5201"/>
    </style:style>
    <style:style style:name="T45" style:family="text">
      <style:text-properties style:font-name="QCF_P521"/>
    </style:style>
    <style:style style:name="T46" style:family="text">
      <style:text-properties style:font-name="QCF_P521" style:font-name-complex="QCF_P5211"/>
    </style:style>
    <style:style style:name="T47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oft-page-break/><text:span text:style-name="T18"><text:s/></text:span><text:span text:style-name="T19">ﭑ</text:span><text:span text:style-name="T5"> </text:span><text:span text:style-name="T19">ﭒ</text:span><text:span text:style-name="T5"> </text:span><text:span text:style-name="T19">ﭓ</text:span><text:span text:style-name="T5"> </text:span><text:span text:style-name="T19">ﭔ</text:span><text:span text:style-name="T5"> </text:span><text:span text:style-name="T19">ﭕ</text:span><text:span text:style-name="T5"> </text:span><text:span text:style-name="T19">ﭖ</text:span><text:span text:style-name="T5"> </text:span><text:span text:style-name="T19">ﭗ</text:span><text:span text:style-name="T5"> </text:span><text:span text:style-name="T19">ﭘ</text:span><text:span text:style-name="T5"> </text:span><text:span text:style-name="T19">ﭙ</text:span><text:span text:style-name="T5"> </text:span><text:span text:style-name="T19">ﭚ</text:span><text:span text:style-name="T5"> </text:span><text:span text:style-name="T19">ﭛ</text:span></text:p>
      <text:p text:style-name="P8"><text:span text:style-name="T5"><text:s/></text:span><text:span text:style-name="T19">ﭜ</text:span><text:span text:style-name="T5"> </text:span><text:span text:style-name="T19">ﭝ</text:span><text:span text:style-name="T5"> </text:span><text:span text:style-name="T19">ﭞ</text:span><text:span text:style-name="T5"> </text:span><text:span text:style-name="T19">ﭟ</text:span><text:span text:style-name="T5"> </text:span><text:span text:style-name="T19">ﭠ</text:span><text:span text:style-name="T5"> </text:span><text:span text:style-name="T19">ﭡ</text:span><text:span text:style-name="T5"> </text:span><text:span text:style-name="T19">ﭢ</text:span><text:span text:style-name="T5"> </text:span><text:span text:style-name="T19">ﭣ</text:span><text:span text:style-name="T5"> </text:span><text:span text:style-name="T19">ﭤ</text:span><text:span text:style-name="T5"> </text:span><text:span text:style-name="T19">ﭥ</text:span><text:span text:style-name="T5"> </text:span><text:span text:style-name="T19">ﭦ</text:span></text:p>
      <text:p text:style-name="P8"><text:span text:style-name="T5"><text:s/></text:span><text:span text:style-name="T19">ﭧ</text:span><text:span text:style-name="T5"> </text:span><text:span text:style-name="T19">ﭨ</text:span><text:span text:style-name="T5"> </text:span><text:span text:style-name="T19">ﭩ</text:span><text:span text:style-name="T5"> </text:span><text:span text:style-name="T19">ﭪ</text:span><text:span text:style-name="T5"> </text:span><text:span text:style-name="T19">ﭫ</text:span><text:span text:style-name="T5"> </text:span><text:span text:style-name="T19">ﭬ</text:span><text:span text:style-name="T5"> </text:span><text:span text:style-name="T19">ﭭ</text:span><text:span text:style-name="T5"> </text:span><text:span text:style-name="T19">ﭮ</text:span><text:span text:style-name="T5"> </text:span><text:span text:style-name="T19">ﭯ</text:span><text:span text:style-name="T5"> </text:span><text:span text:style-name="T19">ﭰ</text:span><text:span text:style-name="T5"> </text:span><text:span text:style-name="T19">ﭱ</text:span></text:p>
      <text:p text:style-name="P8"><text:span text:style-name="T5"><text:s/></text:span><text:span text:style-name="T19">ﭲ</text:span><text:span text:style-name="T5"> </text:span><text:span text:style-name="T19">ﭳ</text:span><text:span text:style-name="T5"> </text:span><text:span text:style-name="T19">ﭴﭵ</text:span><text:span text:style-name="T5"> </text:span><text:span text:style-name="T19">ﭶ</text:span><text:span text:style-name="T5"> </text:span><text:span text:style-name="T19">ﭷ</text:span><text:span text:style-name="T5"> </text:span><text:span text:style-name="T19">ﭸ</text:span><text:span text:style-name="T5"> </text:span><text:span text:style-name="T19">ﭹ</text:span><text:span text:style-name="T5"> </text:span><text:span text:style-name="T19">ﭺ</text:span><text:span text:style-name="T5"> </text:span><text:span text:style-name="T19">ﭻ</text:span><text:span text:style-name="T5"> </text:span><text:span text:style-name="T19">ﭼ</text:span></text:p>
      <text:p text:style-name="P8"><text:span text:style-name="T5"><text:s/></text:span><text:span text:style-name="T19">ﭽ</text:span><text:span text:style-name="T5"> </text:span><text:span text:style-name="T19">ﭾ</text:span><text:span text:style-name="T5"> </text:span><text:span text:style-name="T19">ﭿ</text:span><text:span text:style-name="T5"> </text:span><text:span text:style-name="T19">ﮀ</text:span><text:span text:style-name="T5"> </text:span><text:span text:style-name="T19">ﮁ</text:span><text:span text:style-name="T5"> </text:span><text:span text:style-name="T19">ﮂ</text:span><text:span text:style-name="T5"> </text:span><text:span text:style-name="T19">ﮃ</text:span><text:span text:style-name="T5"> </text:span><text:span text:style-name="T19">ﮄ</text:span><text:span text:style-name="T5"> </text:span><text:span text:style-name="T19">ﮅ</text:span><text:span text:style-name="T5"> </text:span><text:span text:style-name="T19">ﮆ</text:span></text:p>
      <text:p text:style-name="P8"><text:span text:style-name="T5"><text:s/></text:span><text:span text:style-name="T19">ﮇ</text:span><text:span text:style-name="T5"> </text:span><text:span text:style-name="T19">ﮈ</text:span><text:span text:style-name="T5"> </text:span><text:span text:style-name="T19">ﮉ</text:span><text:span text:style-name="T5"> </text:span><text:span text:style-name="T19">ﮊ</text:span><text:span text:style-name="T5"> </text:span><text:span text:style-name="T19">ﮋﮌ</text:span><text:span text:style-name="T5"> </text:span><text:span text:style-name="T19">ﮍ</text:span><text:span text:style-name="T5"> </text:span><text:span text:style-name="T19">ﮎ</text:span><text:span text:style-name="T5"> </text:span><text:span text:style-name="T19">ﮏ</text:span><text:span text:style-name="T5"> </text:span><text:span text:style-name="T19">ﮐ</text:span></text:p>
      <text:p text:style-name="P9"><text:span text:style-name="T20">ﮌ</text:span><text:span text:style-name="T47">ﯛ</text:span></text:p>
      <text:p text:style-name="P9"><text:span text:style-name="T47">ﭤﭥﭦ</text:span></text:p>
      <text:p text:style-name="P8"><text:span text:style-name="T19">ﮑ</text:span><text:span text:style-name="T5"> </text:span><text:span text:style-name="T19">ﮒ</text:span><text:span text:style-name="T5"> </text:span><text:span text:style-name="T19">ﮓ</text:span><text:span text:style-name="T5"> </text:span><text:span text:style-name="T19">ﮔ</text:span><text:span text:style-name="T5"> </text:span><text:span text:style-name="T19">ﮕ</text:span><text:span text:style-name="T5"> </text:span><text:span text:style-name="T19">ﮖ</text:span><text:span text:style-name="T5"> </text:span><text:span text:style-name="T19">ﮗ</text:span><text:span text:style-name="T5"> </text:span><text:span text:style-name="T19">ﮘ</text:span><text:span text:style-name="T5"> </text:span><text:span text:style-name="T19">ﮙ</text:span><text:span text:style-name="T5"> </text:span><text:span text:style-name="T19">ﮚ</text:span><text:span text:style-name="T5"> </text:span><text:span text:style-name="T19">ﮛ</text:span></text:p>
      <text:p text:style-name="P8"><text:span text:style-name="T5"><text:s/></text:span><text:span text:style-name="T19">ﮜ</text:span><text:span text:style-name="T5"> </text:span><text:span text:style-name="T19">ﮝ</text:span><text:span text:style-name="T5"> </text:span><text:span text:style-name="T19">ﮞ</text:span><text:span text:style-name="T5"> </text:span><text:span text:style-name="T19">ﮟ</text:span><text:span text:style-name="T5"> </text:span><text:span text:style-name="T19">ﮠ</text:span><text:span text:style-name="T5"> </text:span><text:span text:style-name="T19">ﮡ</text:span><text:span text:style-name="T5"> </text:span><text:span text:style-name="T19">ﮢ</text:span><text:span text:style-name="T5"> </text:span><text:span text:style-name="T19">ﮣﮤ</text:span><text:span text:style-name="T5"> </text:span><text:span text:style-name="T19">ﮥ</text:span></text:p>
      <text:p text:style-name="P8"><text:span text:style-name="T5"><text:s/></text:span><text:span text:style-name="T19">ﮦ</text:span><text:span text:style-name="T5"> </text:span><text:span text:style-name="T19">ﮧ</text:span><text:span text:style-name="T5"> </text:span><text:span text:style-name="T19">ﮨ</text:span><text:span text:style-name="T5"> </text:span><text:span text:style-name="T19">ﮩ</text:span><text:span text:style-name="T5"> </text:span><text:span text:style-name="T19">ﮪ</text:span><text:span text:style-name="T5"> </text:span><text:span text:style-name="T19">ﮫ</text:span><text:span text:style-name="T5"> </text:span><text:span text:style-name="T19">ﮬ</text:span><text:span text:style-name="T5"> </text:span><text:span text:style-name="T19">ﮭ</text:span><text:span text:style-name="T5"> </text:span><text:span text:style-name="T19">ﮮ</text:span><text:span text:style-name="T5"> </text:span><text:span text:style-name="T19">ﮯ</text:span></text:p>
      <text:p text:style-name="P8"><text:span text:style-name="T5"><text:s/></text:span><text:span text:style-name="T19">ﮰ</text:span><text:span text:style-name="T5"> </text:span><text:span text:style-name="T19">ﮱ</text:span><text:span text:style-name="T5"> </text:span><text:span text:style-name="T19">ﯓ</text:span><text:span text:style-name="T5"> </text:span><text:span text:style-name="T19">ﯔ</text:span><text:span text:style-name="T5"> </text:span><text:span text:style-name="T19">ﯕ</text:span><text:span text:style-name="T5"> </text:span><text:span text:style-name="T19">ﯖ</text:span><text:span text:style-name="T5"> </text:span><text:span text:style-name="T19">ﯗ</text:span><text:span text:style-name="T5"> </text:span><text:span text:style-name="T19">ﯘ</text:span><text:span text:style-name="T5"> </text:span><text:span text:style-name="T19">ﯙ</text:span><text:span text:style-name="T5"> </text:span><text:span text:style-name="T19">ﯚ</text:span><text:span text:style-name="T5"> </text:span><text:span text:style-name="T19">ﯛ</text:span></text:p>
      <text:p text:style-name="P8"><text:span text:style-name="T5"><text:s/></text:span><text:span text:style-name="T19">ﯜﯝ</text:span><text:span text:style-name="T5"> </text:span><text:span text:style-name="T19">ﯞ</text:span><text:span text:style-name="T5"> </text:span><text:span text:style-name="T19">ﯟ</text:span><text:span text:style-name="T5"> </text:span><text:span text:style-name="T19">ﯠ</text:span><text:span text:style-name="T5"> </text:span><text:span text:style-name="T19">ﯡ</text:span><text:span text:style-name="T5"> </text:span><text:span text:style-name="T19">ﯢ</text:span><text:span text:style-name="T5"> </text:span><text:span text:style-name="T19">ﯣ</text:span><text:span text:style-name="T5"> </text:span><text:span text:style-name="T19">ﯤ</text:span><text:span text:style-name="T5"> </text:span><text:span text:style-name="T19">ﯥ</text:span><text:span text:style-name="T5"> </text:span><text:span text:style-name="T19">ﯦ</text:span><text:span text:style-name="T5"> </text:span><text:span text:style-name="T19">ﯧ</text:span><text:span text:style-name="T5"> </text:span><text:span text:style-name="T19">ﯨ</text:span></text:p>
      <text:p text:style-name="P8"><text:span text:style-name="T5"><text:s/></text:span><text:span text:style-name="T19">ﯩ</text:span><text:span text:style-name="T5"> </text:span><text:span text:style-name="T19">ﯪ</text:span><text:span text:style-name="T5"> </text:span><text:span text:style-name="T19">ﯫ</text:span><text:span text:style-name="T5"> </text:span><text:span text:style-name="T19">ﯬ</text:span><text:span text:style-name="T5"> </text:span><text:span text:style-name="T19">ﯭ</text:span><text:span text:style-name="T5"> </text:span><text:span text:style-name="T19">ﯮ</text:span><text:span text:style-name="T5"> </text:span><text:span text:style-name="T19">ﯯ</text:span><text:span text:style-name="T5"> </text:span><text:span text:style-name="T19">ﯰ</text:span><text:span text:style-name="T5"> </text:span><text:span text:style-name="T19">ﯱ</text:span><text:span text:style-name="T5"> </text:span><text:span text:style-name="T19">ﯲ</text:span></text:p>
      <text:p text:style-name="P8"><text:span text:style-name="T19">ﯳ</text:span><text:span text:style-name="T5"> </text:span><text:span text:style-name="T19">ﯴ</text:span><text:span text:style-name="T5"> </text:span><text:span text:style-name="T19">ﯵ</text:span><text:span text:style-name="T5"> </text:span><text:span text:style-name="T19">ﯶ</text:span><text:span text:style-name="T5"> </text:span><text:span text:style-name="T19">ﯷ</text:span><text:span text:style-name="T5"> </text:span><text:span text:style-name="T19">ﯸ</text:span><text:span text:style-name="T5"> </text:span><text:span text:style-name="T19">ﯹ</text:span><text:span text:style-name="T5"> </text:span><text:span text:style-name="T19">ﯺ</text:span><text:span text:style-name="T5"> </text:span><text:span text:style-name="T19">ﯻ</text:span><text:span text:style-name="T5"> </text:span><text:span text:style-name="T19">ﯼ</text:span><text:span text:style-name="T5"> </text:span><text:span text:style-name="T19">ﯽ</text:span></text:p>
      <text:p text:style-name="P38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/text:p>
      <text:p text:style-name="P10"><text:span text:style-name="T1"><text:s/>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/text:p>
      <text:p text:style-name="P10"><text:span text:style-name="T1"><text:s/>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/text:p>
      <text:p text:style-name="P10"><text:span text:style-name="T1"><text:s/>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/text:p>
      <text:p text:style-name="P10"><text:span text:style-name="T1"><text:s/></text:span><text:span text:style-name="T21">ﮂ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/text:p>
      <text:p text:style-name="P10"><text:span text:style-name="T1"><text:s/>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/text:p>
      <text:p text:style-name="P10"><text:span text:style-name="T1"><text:s/>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/text:p>
      <text:p text:style-name="P10"><text:span text:style-name="T1"><text:s/>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ﯕ</text:span></text:p>
      <text:p text:style-name="P10"><text:span text:style-name="T1"><text:s/>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/text:p>
      <text:p text:style-name="P10"><text:span text:style-name="T1"><text:s/>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/text:p>
      <text:p text:style-name="P10"><text:span text:style-name="T1"><text:s/>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/text:p>
      <text:p text:style-name="P10"><text:span text:style-name="T1"><text:s/></text:span><text:span text:style-name="T21">ﯶ</text:span><text:span text:style-name="T1"> </text:span><text:span text:style-name="T21">ﯷﯸ</text:span><text:span text:style-name="T1"> </text:span><text:span text:style-name="T21">ﯹ</text:span><text:span text:style-name="T1"> </text:span><text:span text:style-name="T21">ﯺ</text:span><text:span text:style-name="T1"> </text:span><text:span text:style-name="T21">ﯻ</text:span><text:span text:style-name="T1"> </text:span><text:span text:style-name="T21">ﯼ</text:span><text:span text:style-name="T1"> </text:span><text:span text:style-name="T21">ﯽ</text:span><text:span text:style-name="T1"> </text:span><text:span text:style-name="T21">ﯾ</text:span></text:p>
      <text:p text:style-name="P10"><text:span text:style-name="T1"><text:s/></text:span><text:span text:style-name="T21">ﯿ</text:span><text:span text:style-name="T1"> </text:span><text:span text:style-name="T21">ﰀ</text:span><text:span text:style-name="T1"> </text:span><text:span text:style-name="T21">ﰁ</text:span><text:span text:style-name="T1"> </text:span><text:span text:style-name="T21">ﰂ</text:span><text:span text:style-name="T1"> </text:span><text:span text:style-name="T21">ﰃ</text:span><text:span text:style-name="T1"> </text:span><text:span text:style-name="T21">ﰄ</text:span><text:span text:style-name="T1"> </text:span><text:span text:style-name="T21">ﰅ</text:span><text:span text:style-name="T1"> </text:span><text:span text:style-name="T21">ﰆ</text:span><text:span text:style-name="T1"> </text:span><text:span text:style-name="T21">ﰇ</text:span></text:p>
      <text:p text:style-name="P10"><text:span text:style-name="T1"><text:s/></text:span><text:span text:style-name="T21">ﰈ</text:span><text:span text:style-name="T1"> </text:span><text:span text:style-name="T21">ﰉ</text:span><text:span text:style-name="T1"> </text:span><text:span text:style-name="T21">ﰊ</text:span><text:span text:style-name="T1"> </text:span><text:span text:style-name="T21">ﰋ</text:span><text:span text:style-name="T1"> </text:span><text:span text:style-name="T21">ﰌ</text:span><text:span text:style-name="T1"> </text:span><text:span text:style-name="T21">ﰍ</text:span><text:span text:style-name="T1"> </text:span><text:span text:style-name="T21">ﰎ</text:span><text:span text:style-name="T1"> </text:span><text:span text:style-name="T21">ﰏ</text:span><text:span text:style-name="T1"> </text:span><text:span text:style-name="T21">ﰐ</text:span><text:span text:style-name="T1"> </text:span><text:span text:style-name="T21">ﰑ</text:span></text:p>
      <text:p text:style-name="P10"><text:span text:style-name="T1"><text:s/></text:span><text:span text:style-name="T21">ﰒ</text:span><text:span text:style-name="T1"> </text:span><text:span text:style-name="T21">ﰓ</text:span><text:span text:style-name="T1"> </text:span><text:span text:style-name="T21">ﰔ</text:span><text:span text:style-name="T1"> </text:span><text:span text:style-name="T21">ﰕ</text:span><text:span text:style-name="T1"> </text:span><text:span text:style-name="T21">ﰖ</text:span><text:span text:style-name="T1"> </text:span><text:span text:style-name="T21">ﰗ</text:span><text:span text:style-name="T1"> </text:span><text:span text:style-name="T21">ﰘ</text:span><text:span text:style-name="T1"> </text:span><text:span text:style-name="T21">ﰙ</text:span><text:span text:style-name="T1"> </text:span><text:span text:style-name="T21">ﰚ</text:span><text:span text:style-name="T1"> </text:span><text:span text:style-name="T21">ﰛ</text:span></text:p>
      <text:p text:style-name="P39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/text:p>
      <text:p text:style-name="P11"><text:span text:style-name="T1"><text:s/></text:span><text:span text:style-name="T22">ﭚ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/text:p>
      <text:p text:style-name="P11"><text:span text:style-name="T1"><text:s/>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</text:span></text:p>
      <text:p text:style-name="P11"><text:span text:style-name="T1"><text:s/></text:span><text:span text:style-name="T22">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ﭻ</text:span></text:p>
      <text:p text:style-name="P11"><text:span text:style-name="T1"><text:s/>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/text:p>
      <text:p text:style-name="P11"><text:span text:style-name="T1"><text:s/>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/text:p>
      <text:p text:style-name="P11"><text:span text:style-name="T1"><text:s/></text:span><text:span text:style-name="T22">ﮏ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/text:p>
      <text:p text:style-name="P11"><text:span text:style-name="T1"><text:s/>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</text:span></text:p>
      <text:p text:style-name="P11"><text:span text:style-name="T1"><text:s/>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/text:p>
      <text:p text:style-name="P11"><text:span text:style-name="T1"><text:s/>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ﯗﯘ</text:span><text:span text:style-name="T1"> </text:span><text:span text:style-name="T22">ﯙ</text:span></text:p>
      <text:p text:style-name="P11"><text:span text:style-name="T1"><text:s/>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</text:span></text:p>
      <text:p text:style-name="P11"><text:span text:style-name="T1"><text:s/></text:span><text:span text:style-name="T22">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text:span text:style-name="T1"> </text:span><text:span text:style-name="T22">ﯱ</text:span></text:p>
      <text:p text:style-name="P11"><text:span text:style-name="T1"><text:s/></text:span><text:span text:style-name="T22">ﯲ</text:span><text:span text:style-name="T1"> </text:span><text:span text:style-name="T22">ﯳ</text:span><text:span text:style-name="T1"> </text:span><text:span text:style-name="T22">ﯴ</text:span><text:span text:style-name="T1"> </text:span><text:span text:style-name="T22">ﯵﯶﯷﯸﯹﯺﯻ</text:span><text:span text:style-name="T1"> </text:span><text:span text:style-name="T22">ﯼ</text:span></text:p>
      <text:p text:style-name="P11"><text:span text:style-name="T1"><text:s/></text:span><text:span text:style-name="T22">ﯽ</text:span><text:span text:style-name="T1"> </text:span><text:span text:style-name="T22">ﯾ</text:span><text:span text:style-name="T1"> </text:span><text:span text:style-name="T22">ﯿ</text:span><text:span text:style-name="T1"> </text:span><text:span text:style-name="T22">ﰀ</text:span><text:span text:style-name="T1"> </text:span><text:span text:style-name="T22">ﰁ</text:span><text:span text:style-name="T1"> </text:span><text:span text:style-name="T22">ﰂ</text:span><text:span text:style-name="T1"> </text:span><text:span text:style-name="T22">ﰃ</text:span><text:span text:style-name="T1"> </text:span><text:span text:style-name="T22">ﰄ</text:span><text:span text:style-name="T1"> </text:span><text:span text:style-name="T22">ﰅ</text:span></text:p>
      <text:p text:style-name="P11"><text:span text:style-name="T1"><text:s/></text:span><text:span text:style-name="T22">ﰆ</text:span><text:span text:style-name="T1"> </text:span><text:span text:style-name="T22">ﰇ</text:span><text:span text:style-name="T1"> </text:span><text:span text:style-name="T22">ﰈ</text:span><text:span text:style-name="T1"> </text:span><text:span text:style-name="T22">ﰉ</text:span><text:span text:style-name="T1"> </text:span><text:span text:style-name="T22">ﰊ</text:span><text:span text:style-name="T1"> </text:span><text:span text:style-name="T22">ﰋ</text:span><text:span text:style-name="T1"> </text:span><text:span text:style-name="T22">ﰌ</text:span><text:span text:style-name="T1"> </text:span><text:span text:style-name="T22">ﰍ</text:span><text:span text:style-name="T1"> </text:span><text:span text:style-name="T22">ﰎ</text:span></text:p>
      <text:p text:style-name="P40"><text:span text:style-name="T24">ﭑ</text:span><text:span text:style-name="T6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/text:p>
      <text:p text:style-name="P12"><text:span text:style-name="T1"><text:s/>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/text:p>
      <text:p text:style-name="P12"><text:span text:style-name="T1"><text:s/></text:span><text:span text:style-name="T23">ﭨ</text:span><text:span text:style-name="T1"> </text:span><text:span text:style-name="T23">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/text:p>
      <text:p text:style-name="P12"><text:span text:style-name="T1"><text:s/>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</text:span></text:p>
      <text:p text:style-name="P12"><text:span text:style-name="T1"><text:s/>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/text:p>
      <text:p text:style-name="P12"><text:span text:style-name="T1"><text:s/>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ﮐ</text:span></text:p>
      <text:p text:style-name="P12"><text:span text:style-name="T1"><text:s/>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/text:p>
      <text:p text:style-name="P12"><text:span text:style-name="T1"><text:s/>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ﮦ</text:span><text:span text:style-name="T1"> </text:span><text:span text:style-name="T23">ﮧ</text:span><text:span text:style-name="T1"> </text:span><text:span text:style-name="T23">ﮨ</text:span></text:p>
      <text:p text:style-name="P12"><text:span text:style-name="T1"><text:s/>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</text:span><text:span text:style-name="T1"> </text:span><text:span text:style-name="T23">ﮱ</text:span></text:p>
      <text:p text:style-name="P12"><text:span text:style-name="T1"><text:s/></text:span><text:span text:style-name="T23">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/text:p>
      <text:p text:style-name="P12"><text:span text:style-name="T1"><text:s/></text:span><text:span text:style-name="T23">ﯜ</text:span><text:span text:style-name="T1"> </text:span><text:span text:style-name="T23">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</text:span><text:span text:style-name="T1"> </text:span><text:span text:style-name="T23">ﯣ</text:span><text:span text:style-name="T1"> </text:span><text:span text:style-name="T23">ﯤ</text:span><text:span text:style-name="T1"> </text:span><text:span text:style-name="T23">ﯥ</text:span></text:p>
      <text:p text:style-name="P12"><text:span text:style-name="T1"><text:s/>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text:span text:style-name="T1"> </text:span><text:span text:style-name="T23">ﯫ</text:span><text:span text:style-name="T1"> </text:span><text:span text:style-name="T23">ﯬ</text:span><text:span text:style-name="T1"> </text:span><text:span text:style-name="T23">ﯭ</text:span><text:span text:style-name="T1"> </text:span><text:span text:style-name="T23">ﯮ</text:span><text:span text:style-name="T1"> </text:span><text:span text:style-name="T23">ﯯ</text:span></text:p>
      <text:p text:style-name="P12"><text:span text:style-name="T23">ﯰ</text:span><text:span text:style-name="T1"> </text:span><text:span text:style-name="T23">ﯱ</text:span><text:span text:style-name="T1"> </text:span><text:span text:style-name="T23">ﯲ</text:span><text:span text:style-name="T1"> </text:span><text:span text:style-name="T23">ﯳ</text:span><text:span text:style-name="T1"> </text:span><text:span text:style-name="T23">ﯴ</text:span><text:span text:style-name="T1"> </text:span><text:span text:style-name="T23">ﯵ</text:span><text:span text:style-name="T1"> </text:span><text:span text:style-name="T23">ﯶ</text:span><text:span text:style-name="T1"> </text:span><text:span text:style-name="T23">ﯷ</text:span><text:span text:style-name="T1"> </text:span><text:span text:style-name="T23">ﯸ</text:span></text:p>
      <text:p text:style-name="P12"><text:span text:style-name="T1"><text:s/></text:span><text:span text:style-name="T23">ﯹ</text:span><text:span text:style-name="T1"> </text:span><text:span text:style-name="T23">ﯺ</text:span><text:span text:style-name="T1"> </text:span><text:span text:style-name="T23">ﯻ</text:span><text:span text:style-name="T1"> </text:span><text:span text:style-name="T23">ﯼ</text:span><text:span text:style-name="T1"> </text:span><text:span text:style-name="T23">ﯽ</text:span><text:span text:style-name="T1"> </text:span><text:span text:style-name="T23">ﯾ</text:span><text:span text:style-name="T1"> </text:span><text:span text:style-name="T23">ﯿ</text:span><text:span text:style-name="T1"> </text:span><text:span text:style-name="T23">ﰀ</text:span><text:span text:style-name="T1"> </text:span><text:span text:style-name="T23">ﰁﰂ</text:span></text:p>
      <text:p text:style-name="P12"><text:span text:style-name="T23">ﰃ</text:span><text:span text:style-name="T1"> </text:span><text:span text:style-name="T23">ﰄ</text:span><text:span text:style-name="T1"> </text:span><text:span text:style-name="T23">ﰅﰆ</text:span><text:span text:style-name="T1"> </text:span><text:span text:style-name="T23">ﰇ</text:span><text:span text:style-name="T1"> </text:span><text:span text:style-name="T23">ﰈ</text:span><text:span text:style-name="T1"> </text:span><text:span text:style-name="T23">ﰉ</text:span><text:span text:style-name="T1"> </text:span><text:span text:style-name="T23">ﰊ</text:span><text:span text:style-name="T1"> </text:span><text:span text:style-name="T23">ﰋ</text:span><text:span text:style-name="T1"> </text:span><text:span text:style-name="T23">ﰌ</text:span></text:p>
      <text:p text:style-name="P41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/text:p>
      <text:p text:style-name="P13"><text:span text:style-name="T1"><text:s/></text:span><text:span text:style-name="T24">ﭚ</text:span><text:span text:style-name="T1"> </text:span><text:span text:style-name="T24">ﭛ</text:span><text:span text:style-name="T1"> </text:span><text:span text:style-name="T24">ﭜﭝ</text:span><text:span text:style-name="T1"> </text:span><text:span text:style-name="T24">ﭞ</text:span><text:span text:style-name="T1"> </text:span><text:span text:style-name="T24">ﭟ</text:span><text:span text:style-name="T1"> </text:span><text:span text:style-name="T24">ﭠ</text:span><text:span text:style-name="T1"> </text:span><text:span text:style-name="T24">ﭡ</text:span><text:span text:style-name="T1"> </text:span><text:span text:style-name="T24">ﭢ</text:span><text:span text:style-name="T1"> </text:span><text:span text:style-name="T24">ﭣ</text:span></text:p>
      <text:p text:style-name="P13"><text:span text:style-name="T1"><text:s/></text:span><text:span text:style-name="T24">ﭤ</text:span><text:span text:style-name="T1"> </text:span><text:span text:style-name="T24">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text:span text:style-name="T1"> </text:span><text:span text:style-name="T24">ﭫ</text:span><text:span text:style-name="T1"> </text:span><text:span text:style-name="T24">ﭬ</text:span><text:span text:style-name="T1"> </text:span><text:span text:style-name="T24">ﭭ</text:span></text:p>
      <text:p text:style-name="P13"><text:span text:style-name="T1"><text:s/>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</text:span><text:span text:style-name="T1"> </text:span><text:span text:style-name="T24">ﭵ</text:span><text:span text:style-name="T1"> </text:span><text:span text:style-name="T24">ﭶ</text:span><text:span text:style-name="T1"> </text:span><text:span text:style-name="T24">ﭷ</text:span></text:p>
      <text:p text:style-name="P13"><text:span text:style-name="T1"><text:s/></text:span><text:span text:style-name="T24">ﭸ</text:span><text:span text:style-name="T1"> </text:span><text:span text:style-name="T24">ﭹ</text:span><text:span text:style-name="T1"> </text:span><text:span text:style-name="T24">ﭺ</text:span><text:span text:style-name="T1"> </text:span><text:span text:style-name="T24">ﭻ</text:span><text:span text:style-name="T1"> </text:span><text:span text:style-name="T24">ﭼ</text:span><text:span text:style-name="T1"> </text:span><text:span text:style-name="T24">ﭽ</text:span><text:span text:style-name="T1"> </text:span><text:span text:style-name="T24">ﭾ</text:span><text:span text:style-name="T1"> </text:span><text:span text:style-name="T24">ﭿ</text:span><text:span text:style-name="T1"> </text:span><text:span text:style-name="T24">ﮀ</text:span><text:span text:style-name="T1"> </text:span><text:span text:style-name="T24">ﮁ</text:span></text:p>
      <text:p text:style-name="P13"><text:span text:style-name="T1"><text:s/></text:span><text:span text:style-name="T24">ﮂ</text:span><text:span text:style-name="T1"> </text:span><text:span text:style-name="T24">ﮃ</text:span><text:span text:style-name="T1"> </text:span><text:span text:style-name="T24">ﮄ</text:span><text:span text:style-name="T1"> </text:span><text:span text:style-name="T24">ﮅ</text:span><text:span text:style-name="T1"> 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</text:span><text:span text:style-name="T1"> </text:span><text:span text:style-name="T24">ﮌ</text:span></text:p>
      <text:p text:style-name="P13"><text:span text:style-name="T1"><text:s/></text:span><text:span text:style-name="T24">ﮍ</text:span><text:span text:style-name="T1"> </text:span><text:span text:style-name="T24">ﮎ</text:span><text:span text:style-name="T1"> </text:span><text:span text:style-name="T24">ﮏ</text:span><text:span text:style-name="T1"> </text:span><text:span text:style-name="T24">ﮐ</text:span><text:span text:style-name="T1"> </text:span><text:span text:style-name="T24">ﮑ</text:span><text:span text:style-name="T1"> </text:span><text:span text:style-name="T24">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ﮖ</text:span><text:span text:style-name="T1"> </text:span><text:span text:style-name="T24">ﮗ</text:span></text:p>
      <text:p text:style-name="P13"><text:span text:style-name="T24">ﮘ</text:span><text:span text:style-name="T1"> </text:span><text:span text:style-name="T24">ﮙ</text:span><text:span text:style-name="T1"> </text:span><text:span text:style-name="T24">ﮚ</text:span><text:span text:style-name="T1"> </text:span><text:span text:style-name="T24">ﮛ</text:span><text:span text:style-name="T1"> </text:span><text:span text:style-name="T24">ﮜ</text:span><text:span text:style-name="T1"> </text:span><text:span text:style-name="T24">ﮝ</text:span><text:span text:style-name="T1"> </text:span><text:span text:style-name="T24">ﮞ</text:span><text:span text:style-name="T1"> </text:span><text:span text:style-name="T24">ﮟ</text:span><text:span text:style-name="T1"> </text:span><text:span text:style-name="T24">ﮠ</text:span><text:span text:style-name="T1"> </text:span><text:span text:style-name="T24">ﮡ</text:span><text:span text:style-name="T1"> </text:span><text:span text:style-name="T24">ﮢ</text:span></text:p>
      <text:p text:style-name="P13"><text:span text:style-name="T1"><text:s/></text:span><text:span text:style-name="T24">ﮣ</text:span><text:span text:style-name="T1"> </text:span><text:span text:style-name="T24">ﮤ</text:span><text:span text:style-name="T1"> </text:span><text:span text:style-name="T24">ﮥ</text:span><text:span text:style-name="T1"> </text:span><text:span text:style-name="T24">ﮦ</text:span><text:span text:style-name="T1"> </text:span><text:span text:style-name="T24">ﮧ</text:span><text:span text:style-name="T1"> </text:span><text:span text:style-name="T24">ﮨ</text:span><text:span text:style-name="T1"> </text:span><text:span text:style-name="T24">ﮩ</text:span><text:span text:style-name="T1"> </text:span><text:span text:style-name="T24">ﮪ</text:span><text:span text:style-name="T1"> </text:span><text:span text:style-name="T24">ﮫﮬ</text:span><text:span text:style-name="T1"> </text:span><text:span text:style-name="T24">ﮭ</text:span></text:p>
      <text:p text:style-name="P13"><text:span text:style-name="T1"><text:s/></text:span><text:span text:style-name="T24">ﮮ</text:span><text:span text:style-name="T1"> </text:span><text:span text:style-name="T24">ﮯ</text:span><text:span text:style-name="T1"> </text:span><text:span text:style-name="T24">ﮰ</text:span><text:span text:style-name="T1"> 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text:span text:style-name="T1"> </text:span><text:span text:style-name="T24">ﯙ</text:span><text:span text:style-name="T1"> </text:span><text:span text:style-name="T24">ﯚ</text:span></text:p>
      <text:p text:style-name="P13"><text:span text:style-name="T1"><text:s/></text:span><text:span text:style-name="T24">ﯛ</text:span><text:span text:style-name="T1"> </text:span><text:span text:style-name="T24">ﯜ</text:span><text:span text:style-name="T1"> </text:span><text:span text:style-name="T24">ﯝ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ﯢ</text:span><text:span text:style-name="T1"> </text:span><text:span text:style-name="T24">ﯣ</text:span><text:span text:style-name="T1"> </text:span><text:span text:style-name="T24">ﯤ</text:span><text:span text:style-name="T1"> </text:span><text:span text:style-name="T24">ﯥ</text:span><text:span text:style-name="T1"> </text:span><text:span text:style-name="T24">ﯦ</text:span></text:p>
      <text:p text:style-name="P13"><text:span text:style-name="T1"><text:s/></text:span><text:span text:style-name="T24">ﯧ</text:span><text:span text:style-name="T1"> </text:span><text:span text:style-name="T24">ﯨ</text:span><text:span text:style-name="T1"> 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</text:span><text:span text:style-name="T1"> </text:span><text:span text:style-name="T24">ﯯ</text:span><text:span text:style-name="T1"> </text:span><text:span text:style-name="T24">ﯰ</text:span></text:p>
      <text:p text:style-name="P13"><text:span text:style-name="T1"><text:s/></text:span><text:span text:style-name="T24">ﯱ</text:span><text:span text:style-name="T1"> </text:span><text:span text:style-name="T24">ﯲ</text:span><text:span text:style-name="T1"> </text:span><text:span text:style-name="T24">ﯳﯴ</text:span><text:span text:style-name="T1"> </text:span><text:span text:style-name="T24">ﯵ</text:span><text:span text:style-name="T1"> </text:span><text:span text:style-name="T24">ﯶ</text:span><text:span text:style-name="T1"> </text:span><text:span text:style-name="T24">ﯷ</text:span><text:span text:style-name="T1"> </text:span><text:span text:style-name="T24">ﯸ</text:span><text:span text:style-name="T1"> </text:span><text:span text:style-name="T24">ﯹ</text:span><text:span text:style-name="T1"> </text:span><text:span text:style-name="T24">ﯺ</text:span><text:span text:style-name="T1"> </text:span><text:span text:style-name="T24">ﯻ</text:span><text:span text:style-name="T1"> </text:span><text:span text:style-name="T24">ﯼ</text:span></text:p>
      <text:p text:style-name="P13"><text:span text:style-name="T1"><text:s/></text:span><text:span text:style-name="T24">ﯽ</text:span><text:span text:style-name="T1"> </text:span><text:span text:style-name="T24">ﯾ</text:span><text:span text:style-name="T1"> </text:span><text:span text:style-name="T24">ﯿﰀ</text:span><text:span text:style-name="T1"> </text:span><text:span text:style-name="T24">ﰁﰂ</text:span><text:span text:style-name="T1"> </text:span><text:span text:style-name="T24">ﰃ</text:span><text:span text:style-name="T1"> </text:span><text:span text:style-name="T24">ﰄ</text:span><text:span text:style-name="T1"> </text:span><text:span text:style-name="T24">ﰅ</text:span><text:span text:style-name="T1"> </text:span><text:span text:style-name="T24">ﰆ</text:span><text:span text:style-name="T1"> </text:span><text:span text:style-name="T24">ﰇ</text:span><text:span text:style-name="T1"> </text:span><text:span text:style-name="T24">ﰈ</text:span></text:p>
      <text:p text:style-name="P14"><text:span text:style-name="T25">ﮌ</text:span><text:span text:style-name="T47">ﯜ</text:span></text:p>
      <text:p text:style-name="P52"><text:span text:style-name="T27">ﭤ</text:span><text:span text:style-name="T47">ﭥﭦ</text:span></text:p>
      <text:p text:style-name="P15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/text:p>
      <text:p text:style-name="P15"><text:span text:style-name="T1"><text:s/></text:span><text:span text:style-name="T26">ﭛ</text:span><text:span text:style-name="T1"> </text:span><text:span text:style-name="T26">ﭜ</text:span><text:span text:style-name="T1"> </text:span><text:span text:style-name="T26">ﭝ</text:span><text:span text:style-name="T1"> </text:span><text:span text:style-name="T26">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/text:p>
      <text:p text:style-name="P15"><text:span text:style-name="T26">ﭦﭧ</text:span><text:span text:style-name="T1"> </text:span><text:span text:style-name="T26">ﭨ</text:span><text:span text:style-name="T1"> </text:span><text:span text:style-name="T26">ﭩ</text:span><text:span text:style-name="T1"> </text:span><text:span text:style-name="T26">ﭪ</text:span><text:span text:style-name="T1"> </text:span><text:span text:style-name="T26">ﭫ</text:span><text:span text:style-name="T1"> </text:span><text:span text:style-name="T26">ﭬﭭﭮﭯﭰ</text:span><text:span text:style-name="T1"> </text:span><text:span text:style-name="T26">ﭱ</text:span></text:p>
      <text:p text:style-name="P15"><text:span text:style-name="T1"><text:s/></text:span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ﭻ</text:span><text:span text:style-name="T1"> </text:span><text:span text:style-name="T26">ﭼ</text:span><text:span text:style-name="T1"> </text:span><text:span text:style-name="T26">ﭽ</text:span></text:p>
      <text:p text:style-name="P15"><text:span text:style-name="T1"><text:s/>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text:span text:style-name="T1"> </text:span><text:span text:style-name="T26">ﮇ</text:span><text:span text:style-name="T1"> </text:span><text:span text:style-name="T26">ﮈ</text:span></text:p>
      <text:p text:style-name="P15"><text:span text:style-name="T1"><text:s/>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ﮎ</text:span><text:span text:style-name="T1"> </text:span><text:span text:style-name="T26">ﮏﮐﮑﮒﮓ</text:span><text:span text:style-name="T1"> </text:span><text:span text:style-name="T26">ﮔ</text:span></text:p>
      <text:p text:style-name="P15"><text:span text:style-name="T1"><text:s/></text:span><text:span text:style-name="T26">ﮕ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</text:span><text:span text:style-name="T1"> </text:span><text:span text:style-name="T26">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</text:span></text:p>
      <text:p text:style-name="P15"><text:span text:style-name="T1"><text:s/></text:span><text:span text:style-name="T26">ﮠ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</text:span><text:span text:style-name="T1"> </text:span><text:span text:style-name="T26">ﮧﮨﮩﮪ</text:span><text:span text:style-name="T1"> </text:span><text:span text:style-name="T26">ﮫ</text:span></text:p>
      <text:p text:style-name="P15"><text:span text:style-name="T1"><text:s/>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/text:p>
      <text:p text:style-name="P15"><text:span text:style-name="T1"><text:s/>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/text:p>
      <text:p text:style-name="P15"><text:span text:style-name="T1"><text:s/>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/text:p>
      <text:p text:style-name="P15"><text:span text:style-name="T1"><text:s/>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</text:span><text:span text:style-name="T1"> </text:span><text:span text:style-name="T26">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/text:p>
      <text:p text:style-name="P15"><text:span text:style-name="T1"><text:s/></text:span><text:span text:style-name="T26">ﯷ</text:span><text:span text:style-name="T1"> </text:span><text:span text:style-name="T26">ﯸ</text:span><text:span text:style-name="T1"> </text:span><text:span text:style-name="T26">ﯹﯺﯻﯼﯽﯾﯿﰀﰁﰂ</text:span><text:span text:style-name="T1"> </text:span><text:span text:style-name="T26">ﰃ</text:span></text:p>
      <text:p text:style-name="P15"><text:span text:style-name="T1"><text:s/></text:span><text:span text:style-name="T26">ﰄ</text:span><text:span text:style-name="T1"> </text:span><text:span text:style-name="T26">ﰅ</text:span><text:span text:style-name="T1"> </text:span><text:span text:style-name="T26">ﰆ</text:span><text:span text:style-name="T1"> </text:span><text:span text:style-name="T26">ﰇ</text:span><text:span text:style-name="T1"> </text:span><text:span text:style-name="T26">ﰈ</text:span><text:span text:style-name="T1"> </text:span><text:span text:style-name="T26">ﰉ</text:span><text:span text:style-name="T1"> </text:span><text:span text:style-name="T26">ﰊ</text:span><text:span text:style-name="T1"> </text:span><text:span text:style-name="T26">ﰋ</text:span><text:span text:style-name="T1"> </text:span><text:span text:style-name="T26">ﰌ</text:span><text:span text:style-name="T1"> </text:span><text:span text:style-name="T26">ﰍ</text:span><text:span text:style-name="T1"> </text:span><text:span text:style-name="T26">ﰎ</text:span></text:p>
      <text:p text:style-name="P42"><text:span text:style-name="T28">ﭑ</text:span><text:span text:style-name="T1"> </text:span><text:span text:style-name="T28">ﭒ</text:span><text:span text:style-name="T1"> </text:span><text:span text:style-name="T28">ﭓ</text:span><text:span text:style-name="T1"> </text:span><text:span text:style-name="T28">ﭔ</text:span><text:span text:style-name="T1"> </text:span><text:span text:style-name="T28">ﭕ</text:span><text:span text:style-name="T1"> </text:span><text:span text:style-name="T28">ﭖ</text:span><text:span text:style-name="T1"> </text:span><text:span text:style-name="T28">ﭗ</text:span><text:span text:style-name="T1"> </text:span><text:span text:style-name="T28">ﭘ</text:span><text:span text:style-name="T1"> </text:span><text:span text:style-name="T28">ﭙ</text:span><text:span text:style-name="T1"> </text:span><text:span text:style-name="T28">ﭚ</text:span></text:p>
      <text:p text:style-name="P16"><text:span text:style-name="T1"><text:s/></text:span><text:span text:style-name="T28">ﭛ</text:span><text:span text:style-name="T1"> </text:span><text:span text:style-name="T28">ﭜﭝ</text:span><text:span text:style-name="T1"> </text:span><text:span text:style-name="T28">ﭞ</text:span><text:span text:style-name="T1"> </text:span><text:span text:style-name="T28">ﭟ</text:span><text:span text:style-name="T1"> </text:span><text:span text:style-name="T28">ﭠ</text:span><text:span text:style-name="T1"> </text:span><text:span text:style-name="T28">ﭡ</text:span><text:span text:style-name="T1"> </text:span><text:span text:style-name="T28">ﭢ</text:span><text:span text:style-name="T1"> </text:span><text:span text:style-name="T28">ﭣ</text:span><text:span text:style-name="T1"> </text:span><text:span text:style-name="T28">ﭤ</text:span></text:p>
      <text:p text:style-name="P16"><text:span text:style-name="T1"><text:s/></text:span><text:span text:style-name="T28">ﭥ</text:span><text:span text:style-name="T1"> </text:span><text:span text:style-name="T28">ﭦ</text:span><text:span text:style-name="T1"> </text:span><text:span text:style-name="T28">ﭧ</text:span><text:span text:style-name="T1"> </text:span><text:span text:style-name="T28">ﭨ</text:span><text:span text:style-name="T1"> </text:span><text:span text:style-name="T28">ﭩ</text:span><text:span text:style-name="T1"> </text:span><text:span text:style-name="T28">ﭪ</text:span><text:span text:style-name="T1"> </text:span><text:span text:style-name="T28">ﭫ</text:span><text:span text:style-name="T1"> </text:span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text:span text:style-name="T1"> </text:span><text:span text:style-name="T28">ﭰ</text:span></text:p>
      <text:p text:style-name="P16"><text:span text:style-name="T1"><text:s/>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text:span text:style-name="T1"> </text:span><text:span text:style-name="T28">ﭶ</text:span><text:span text:style-name="T1"> </text:span><text:span text:style-name="T28">ﭷ</text:span><text:span text:style-name="T1"> </text:span><text:span text:style-name="T28">ﭸ</text:span><text:span text:style-name="T1"> </text:span><text:span text:style-name="T28">ﭹ</text:span><text:span text:style-name="T1"> </text:span><text:span text:style-name="T28">ﭺ</text:span><text:span text:style-name="T1"> </text:span><text:span text:style-name="T28">ﭻ</text:span><text:span text:style-name="T1"> </text:span><text:span text:style-name="T28">ﭼ</text:span></text:p>
      <text:p text:style-name="P16"><text:span text:style-name="T1"><text:s/></text:span><text:span text:style-name="T28">ﭽ</text:span><text:span text:style-name="T1"> </text:span><text:span text:style-name="T28">ﭾ</text:span><text:span text:style-name="T1"> </text:span><text:span text:style-name="T28">ﭿ</text:span><text:span text:style-name="T1"> </text:span><text:span text:style-name="T28">ﮀ</text:span><text:span text:style-name="T1"> </text:span><text:span text:style-name="T28">ﮁ</text:span><text:span text:style-name="T1"> </text:span><text:span text:style-name="T28">ﮂ</text:span><text:span text:style-name="T1"> </text:span><text:span text:style-name="T28">ﮃ</text:span><text:span text:style-name="T1"> </text:span><text:span text:style-name="T28">ﮄ</text:span><text:span text:style-name="T1"> </text:span><text:span text:style-name="T28">ﮅ</text:span><text:span text:style-name="T1"> </text:span><text:span text:style-name="T28">ﮆ</text:span><text:span text:style-name="T1"> </text:span><text:span text:style-name="T28">ﮇ</text:span><text:span text:style-name="T1"> </text:span><text:span text:style-name="T28">ﮈ</text:span></text:p>
      <text:p text:style-name="P16"><text:span text:style-name="T1"><text:s/></text:span><text:span text:style-name="T28">ﮉ</text:span><text:span text:style-name="T1"> </text:span><text:span text:style-name="T28">ﮊﮋ</text:span><text:span text:style-name="T1"> </text:span><text:span text:style-name="T28">ﮌ</text:span><text:span text:style-name="T1"> </text:span><text:span text:style-name="T28">ﮍ</text:span><text:span text:style-name="T1"> </text:span><text:span text:style-name="T28">ﮎ</text:span><text:span text:style-name="T1"> </text:span><text:span text:style-name="T28">ﮏ</text:span><text:span text:style-name="T1"> </text:span><text:span text:style-name="T28">ﮐ</text:span><text:span text:style-name="T1"> </text:span><text:span text:style-name="T28">ﮑ</text:span><text:span text:style-name="T1"> </text:span><text:span text:style-name="T28">ﮒ</text:span><text:span text:style-name="T1"> </text:span><text:span text:style-name="T28">ﮓ</text:span><text:span text:style-name="T1"> </text:span><text:span text:style-name="T28">ﮔ</text:span><text:span text:style-name="T1"> </text:span><text:span text:style-name="T28">ﮕ</text:span><text:span text:style-name="T1"> </text:span><text:span text:style-name="T28">ﮖ</text:span></text:p>
      <text:p text:style-name="P16"><text:span text:style-name="T1"><text:s/></text:span><text:span text:style-name="T28">ﮗ</text:span><text:span text:style-name="T1"> </text:span><text:span text:style-name="T28">ﮘ</text:span><text:span text:style-name="T1"> </text:span><text:span text:style-name="T28">ﮙﮚﮛﮜﮝﮞﮟﮠﮡ</text:span><text:span text:style-name="T1"> </text:span><text:span text:style-name="T28">ﮢ</text:span></text:p>
      <text:p text:style-name="P16"><text:span text:style-name="T28">ﮣﮤﮥﮦﮧﮨﮩﮪﮫﮬﮭ</text:span><text:span text:style-name="T1"> </text:span><text:span text:style-name="T28">ﮮ</text:span><text:span text:style-name="T1"> </text:span><text:span text:style-name="T28">ﮯ</text:span><text:span text:style-name="T1"> </text:span><text:span text:style-name="T28">ﮰ</text:span></text:p>
      <text:p text:style-name="P16"><text:span text:style-name="T1"><text:s/></text:span><text:span text:style-name="T28">ﮱ</text:span><text:span text:style-name="T1"> </text:span><text:span text:style-name="T28">ﯓ</text:span><text:span text:style-name="T1"> </text:span><text:span text:style-name="T28">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</text:span><text:span text:style-name="T1"> </text:span><text:span text:style-name="T28">ﯘ</text:span><text:span text:style-name="T1"> </text:span><text:span text:style-name="T28">ﯙ</text:span><text:span text:style-name="T1"> </text:span><text:span text:style-name="T28">ﯚ</text:span><text:span text:style-name="T1"> </text:span><text:span text:style-name="T28">ﯛ</text:span><text:span text:style-name="T1"> </text:span><text:span text:style-name="T28">ﯜ</text:span></text:p>
      <text:p text:style-name="P16"><text:span text:style-name="T1"><text:s/></text:span><text:span text:style-name="T28">ﯝ</text:span><text:span text:style-name="T1"> </text:span><text:span text:style-name="T28">ﯞ</text:span><text:span text:style-name="T1"> </text:span><text:span text:style-name="T28">ﯟ</text:span><text:span text:style-name="T1"> </text:span><text:span text:style-name="T28">ﯠ</text:span><text:span text:style-name="T1"> </text:span><text:span text:style-name="T28">ﯡ</text:span><text:span text:style-name="T1"> </text:span><text:span text:style-name="T28">ﯢ</text:span><text:span text:style-name="T1"> </text:span><text:span text:style-name="T28">ﯣ</text:span><text:span text:style-name="T1"> </text:span><text:span text:style-name="T28">ﯤ</text:span><text:span text:style-name="T1"> </text:span><text:span text:style-name="T28">ﯥ</text:span><text:span text:style-name="T1"> </text:span><text:span text:style-name="T28">ﯦﯧ</text:span><text:span text:style-name="T1"> </text:span><text:span text:style-name="T28">ﯨ</text:span></text:p>
      <text:p text:style-name="P16"><text:span text:style-name="T1"><text:s/></text:span><text:span text:style-name="T28">ﯩ</text:span><text:span text:style-name="T1"> </text:span><text:span text:style-name="T28">ﯪ</text:span><text:span text:style-name="T1"> </text:span><text:span text:style-name="T28">ﯫ</text:span><text:span text:style-name="T1"> </text:span><text:span text:style-name="T28">ﯬ</text:span><text:span text:style-name="T1"> </text:span><text:span text:style-name="T28">ﯭ</text:span><text:span text:style-name="T1"> </text:span><text:span text:style-name="T28">ﯮ</text:span><text:span text:style-name="T1"> </text:span><text:span text:style-name="T28">ﯯ</text:span><text:span text:style-name="T1"> </text:span><text:span text:style-name="T28">ﯰ</text:span><text:span text:style-name="T1"> </text:span><text:span text:style-name="T28">ﯱ</text:span><text:span text:style-name="T1"> </text:span><text:span text:style-name="T28">ﯲ</text:span></text:p>
      <text:p text:style-name="P16"><text:span text:style-name="T1"><text:s/></text:span><text:span text:style-name="T28">ﯳ</text:span><text:span text:style-name="T1"> </text:span><text:span text:style-name="T28">ﯴ</text:span><text:span text:style-name="T1"> </text:span><text:span text:style-name="T28">ﯵ</text:span><text:span text:style-name="T1"> </text:span><text:span text:style-name="T28">ﯶ</text:span><text:span text:style-name="T1"> </text:span><text:span text:style-name="T28">ﯷ</text:span><text:span text:style-name="T1"> </text:span><text:span text:style-name="T28">ﯸ</text:span><text:span text:style-name="T1"> </text:span><text:span text:style-name="T28">ﯹ</text:span><text:span text:style-name="T1"> </text:span><text:span text:style-name="T28">ﯺ</text:span><text:span text:style-name="T1"> </text:span><text:span text:style-name="T28">ﯻ</text:span></text:p>
      <text:p text:style-name="P16"><text:span text:style-name="T1"><text:s/></text:span><text:span text:style-name="T28">ﯼ</text:span><text:span text:style-name="T1"> </text:span><text:span text:style-name="T28">ﯽ</text:span><text:span text:style-name="T1"> </text:span><text:span text:style-name="T28">ﯾﯿ</text:span><text:span text:style-name="T1"> </text:span><text:span text:style-name="T28">ﰀ</text:span><text:span text:style-name="T1"> </text:span><text:span text:style-name="T28">ﰁ</text:span><text:span text:style-name="T1"> </text:span><text:span text:style-name="T28">ﰂﰃ</text:span><text:span text:style-name="T1"> </text:span><text:span text:style-name="T28">ﰄ</text:span><text:span text:style-name="T1"> </text:span><text:span text:style-name="T28">ﰅ</text:span><text:span text:style-name="T1"> </text:span><text:span text:style-name="T28">ﰆ</text:span><text:span text:style-name="T1"> </text:span><text:span text:style-name="T28">ﰇ</text:span></text:p>
      <text:p text:style-name="P16"><text:span text:style-name="T1"><text:s/></text:span><text:span text:style-name="T28">ﰈ</text:span><text:span text:style-name="T1"> </text:span><text:span text:style-name="T28">ﰉ</text:span><text:span text:style-name="T1"> </text:span><text:span text:style-name="T28">ﰊ</text:span><text:span text:style-name="T1"> </text:span><text:span text:style-name="T28">ﰋ</text:span><text:span text:style-name="T1"> </text:span><text:span text:style-name="T28">ﰌ</text:span><text:span text:style-name="T1"> </text:span><text:span text:style-name="T28">ﰍ</text:span><text:span text:style-name="T1"> </text:span><text:span text:style-name="T28">ﰎ</text:span><text:span text:style-name="T1"> </text:span><text:span text:style-name="T28">ﰏ</text:span><text:span text:style-name="T1"> </text:span><text:span text:style-name="T28">ﰐ</text:span><text:span text:style-name="T1"> </text:span><text:span text:style-name="T28">ﰑ</text:span></text:p>
      <text:p text:style-name="P16"><text:span text:style-name="T1"><text:s/></text:span><text:span text:style-name="T28">ﰒ</text:span><text:span text:style-name="T1"> </text:span><text:span text:style-name="T28">ﰓﰔ</text:span><text:span text:style-name="T1"> </text:span><text:span text:style-name="T28">ﰕ</text:span><text:span text:style-name="T1"> </text:span><text:span text:style-name="T28">ﰖ</text:span><text:span text:style-name="T1"> </text:span><text:span text:style-name="T28">ﰗ</text:span><text:span text:style-name="T1"> </text:span><text:span text:style-name="T28">ﰘ</text:span><text:span text:style-name="T1"> </text:span><text:span text:style-name="T28">ﰙ</text:span></text:p>
      <text:p text:style-name="P43"><text:span text:style-name="T29">ﭑ</text:span><text:span text:style-name="T1"> </text:span><text:span text:style-name="T29">ﭒ</text:span><text:span text:style-name="T1"> </text:span><text:span text:style-name="T29">ﭓ</text:span><text:span text:style-name="T1"> </text:span><text:span text:style-name="T29">ﭔ</text:span><text:span text:style-name="T1"> </text:span><text:span text:style-name="T29">ﭕ</text:span><text:span text:style-name="T1"> </text:span><text:span text:style-name="T29">ﭖﭗ</text:span><text:span text:style-name="T1"> </text:span><text:span text:style-name="T29">ﭘ</text:span><text:span text:style-name="T1"> </text:span><text:span text:style-name="T29">ﭙ</text:span><text:span text:style-name="T1"> </text:span><text:span text:style-name="T29">ﭚ</text:span></text:p>
      <text:p text:style-name="P17"><text:span text:style-name="T1"><text:s/></text:span><text:span text:style-name="T29">ﭛ</text:span><text:span text:style-name="T1"> </text:span><text:span text:style-name="T29">ﭜ</text:span><text:span text:style-name="T1"> </text:span><text:span text:style-name="T29">ﭝ</text:span><text:span text:style-name="T1"> </text:span><text:span text:style-name="T29">ﭞﭟ</text:span><text:span text:style-name="T1"> </text:span><text:span text:style-name="T29">ﭠ</text:span><text:span text:style-name="T1"> </text:span><text:span text:style-name="T29">ﭡ</text:span><text:span text:style-name="T1"> </text:span><text:span text:style-name="T29">ﭢ</text:span><text:span text:style-name="T1"> </text:span><text:span text:style-name="T29">ﭣ</text:span><text:span text:style-name="T1"> </text:span><text:span text:style-name="T29">ﭤ</text:span></text:p>
      <text:p text:style-name="P17"><text:span text:style-name="T1"><text:s/></text:span><text:span text:style-name="T29">ﭥ</text:span><text:span text:style-name="T1"> </text:span><text:span text:style-name="T29">ﭦ</text:span><text:span text:style-name="T1"> </text:span><text:span text:style-name="T29">ﭧ</text:span><text:span text:style-name="T1"> </text:span><text:span text:style-name="T29">ﭨ</text:span><text:span text:style-name="T1"> </text:span><text:span text:style-name="T29">ﭩ</text:span><text:span text:style-name="T1"> </text:span><text:span text:style-name="T29">ﭪ</text:span><text:span text:style-name="T1"> </text:span><text:span text:style-name="T29">ﭫﭬ</text:span><text:span text:style-name="T1"> </text:span><text:span text:style-name="T29">ﭭ</text:span><text:span text:style-name="T1"> </text:span><text:span text:style-name="T29">ﭮ</text:span></text:p>
      <text:p text:style-name="P17"><text:span text:style-name="T1"><text:s/></text:span><text:span text:style-name="T29">ﭯ</text:span><text:span text:style-name="T1"> </text:span><text:span text:style-name="T29">ﭰ</text:span><text:span text:style-name="T1"> </text:span><text:span text:style-name="T29">ﭱ</text:span><text:span text:style-name="T1"> </text:span><text:span text:style-name="T29">ﭲﭳ</text:span><text:span text:style-name="T1"> </text:span><text:span text:style-name="T29">ﭴ</text:span><text:span text:style-name="T1"> </text:span><text:span text:style-name="T29">ﭵ</text:span><text:span text:style-name="T1"> </text:span><text:span text:style-name="T29">ﭶ</text:span><text:span text:style-name="T1"> </text:span><text:span text:style-name="T29">ﭷ</text:span><text:span text:style-name="T1"> </text:span><text:span text:style-name="T29">ﭸ</text:span><text:span text:style-name="T1"> </text:span><text:span text:style-name="T29">ﭹ</text:span></text:p>
      <text:p text:style-name="P17"><text:span text:style-name="T1"><text:s/></text:span><text:span text:style-name="T29">ﭺ</text:span><text:span text:style-name="T1"> </text:span><text:span text:style-name="T29">ﭻ</text:span><text:span text:style-name="T1"> </text:span><text:span text:style-name="T29">ﭼ</text:span><text:span text:style-name="T1"> </text:span><text:span text:style-name="T29">ﭽ</text:span><text:span text:style-name="T1"> </text:span><text:span text:style-name="T29">ﭾ</text:span><text:span text:style-name="T1"> </text:span><text:span text:style-name="T29">ﭿ</text:span><text:span text:style-name="T1"> </text:span><text:span text:style-name="T29">ﮀ</text:span><text:span text:style-name="T1"> </text:span><text:span text:style-name="T29">ﮁ</text:span><text:span text:style-name="T1"> </text:span><text:span text:style-name="T29">ﮂ</text:span><text:span text:style-name="T1"> </text:span><text:span text:style-name="T29">ﮃ</text:span></text:p>
      <text:p text:style-name="P17"><text:span text:style-name="T29">ﮄ</text:span><text:span text:style-name="T1"> </text:span><text:span text:style-name="T29">ﮅ</text:span><text:span text:style-name="T1"> </text:span><text:span text:style-name="T29">ﮆ</text:span><text:span text:style-name="T1"> </text:span><text:span text:style-name="T29">ﮇ</text:span><text:span text:style-name="T1"> </text:span><text:span text:style-name="T29">ﮈ</text:span><text:span text:style-name="T1"> </text:span><text:span text:style-name="T29">ﮉ</text:span><text:span text:style-name="T1"> </text:span><text:span text:style-name="T29">ﮊ</text:span><text:span text:style-name="T1"> </text:span><text:span text:style-name="T29">ﮋ</text:span></text:p>
      <text:p text:style-name="P17"><text:span text:style-name="T29">ﮌ</text:span><text:span text:style-name="T1"> </text:span><text:span text:style-name="T29">ﮍ</text:span><text:span text:style-name="T1"> </text:span><text:span text:style-name="T29">ﮎ</text:span><text:span text:style-name="T1"> </text:span><text:span text:style-name="T29">ﮏ</text:span><text:span text:style-name="T1"> </text:span><text:span text:style-name="T29">ﮐ</text:span><text:span text:style-name="T1"> </text:span><text:span text:style-name="T29">ﮑ</text:span><text:span text:style-name="T1"> </text:span><text:span text:style-name="T29">ﮒ</text:span><text:span text:style-name="T1"> </text:span><text:span text:style-name="T29">ﮓ</text:span></text:p>
      <text:p text:style-name="P17"><text:span text:style-name="T29">ﮔ</text:span><text:span text:style-name="T1"> </text:span><text:span text:style-name="T29">ﮕ</text:span><text:span text:style-name="T1"> </text:span><text:span text:style-name="T29">ﮖ</text:span><text:span text:style-name="T1"> </text:span><text:span text:style-name="T29">ﮗ</text:span><text:span text:style-name="T1"> </text:span><text:span text:style-name="T29">ﮘ</text:span><text:span text:style-name="T1"> </text:span><text:span text:style-name="T29">ﮙ</text:span><text:span text:style-name="T1"> </text:span><text:span text:style-name="T29">ﮚ</text:span><text:span text:style-name="T1"> </text:span><text:span text:style-name="T29">ﮛ</text:span><text:span text:style-name="T1"> </text:span><text:span text:style-name="T29">ﮜ</text:span><text:span text:style-name="T1"> </text:span><text:span text:style-name="T29">ﮝ</text:span></text:p>
      <text:p text:style-name="P18"><text:span text:style-name="T29">ﮞ</text:span><text:span text:style-name="T1"> </text:span><text:span text:style-name="T29">ﮟ</text:span><text:span text:style-name="T1"> </text:span><text:span text:style-name="T29">ﮠ</text:span><text:span text:style-name="T1"> </text:span><text:span text:style-name="T29">ﮡ</text:span><text:span text:style-name="T1"> </text:span><text:span text:style-name="T29">ﮢ</text:span><text:span text:style-name="T1"> </text:span><text:span text:style-name="T29">ﮣﮤ</text:span><text:span text:style-name="T1"> </text:span><text:span text:style-name="T29">ﮥ</text:span><text:span text:style-name="T1"> </text:span><text:span text:style-name="T29">ﮦ</text:span><text:span text:style-name="T1"> </text:span><text:span text:style-name="T29">ﮧ</text:span><text:span text:style-name="T1"> </text:span><text:span text:style-name="T29">ﮨ</text:span><text:span text:style-name="T1"> </text:span><text:span text:style-name="T29">ﮩ</text:span><text:span text:style-name="T1"> </text:span><text:span text:style-name="T29">ﮪ</text:span><text:span text:style-name="T1"> </text:span><text:span text:style-name="T29">ﮫ</text:span><text:span text:style-name="T1"> </text:span><text:span text:style-name="T29">ﮬ</text:span><text:span text:style-name="T1"> </text:span><text:span text:style-name="T29">ﮭ</text:span><text:span text:style-name="T1"> </text:span><text:span text:style-name="T29">ﮮ</text:span><text:span text:style-name="T1"> </text:span><text:span text:style-name="T29">ﮯ</text:span><text:span text:style-name="T1"> </text:span><text:span text:style-name="T29">ﮰ</text:span><text:span text:style-name="T1"> </text:span><text:span text:style-name="T29">ﮱ</text:span><text:span text:style-name="T1"> </text:span><text:span text:style-name="T29">ﯓ</text:span></text:p>
      <text:p text:style-name="P18"><text:span text:style-name="T1"><text:s/></text:span><text:span text:style-name="T29">ﯔ</text:span><text:span text:style-name="T1"> </text:span><text:span text:style-name="T29">ﯕ</text:span><text:span text:style-name="T1"> </text:span><text:span text:style-name="T29">ﯖ</text:span><text:span text:style-name="T1"> </text:span><text:span text:style-name="T29">ﯗﯘ</text:span><text:span text:style-name="T1"> </text:span><text:span text:style-name="T29">ﯙ</text:span><text:span text:style-name="T1"> </text:span><text:span text:style-name="T29">ﯚ</text:span><text:span text:style-name="T1"> </text:span><text:span text:style-name="T29">ﯛ</text:span><text:span text:style-name="T1"> </text:span><text:span text:style-name="T29">ﯜ</text:span></text:p>
      <text:p text:style-name="P18"><text:span text:style-name="T1"><text:s/></text:span><text:span text:style-name="T29">ﯝ</text:span><text:span text:style-name="T1"> </text:span><text:span text:style-name="T29">ﯞ</text:span><text:span text:style-name="T1"> </text:span><text:span text:style-name="T29">ﯟ</text:span><text:span text:style-name="T1"> </text:span><text:span text:style-name="T29">ﯠ</text:span><text:span text:style-name="T1"> </text:span><text:span text:style-name="T29">ﯡ</text:span><text:span text:style-name="T1"> </text:span><text:span text:style-name="T29">ﯢ</text:span></text:p>
      <text:p text:style-name="P18"><text:span text:style-name="T1"><text:s/></text:span><text:span text:style-name="T29">ﯣ</text:span><text:span text:style-name="T1"> </text:span><text:span text:style-name="T29">ﯤ</text:span><text:span text:style-name="T1"> </text:span><text:span text:style-name="T29">ﯥ</text:span><text:span text:style-name="T1"> </text:span><text:span text:style-name="T29">ﯦ</text:span><text:span text:style-name="T1"> </text:span><text:span text:style-name="T29">ﯧ</text:span><text:span text:style-name="T1"> </text:span><text:span text:style-name="T29">ﯨ</text:span><text:span text:style-name="T1"> </text:span><text:span text:style-name="T29">ﯩ</text:span><text:span text:style-name="T1"> </text:span><text:span text:style-name="T29">ﯪ</text:span></text:p>
      <text:p text:style-name="P18"><text:span text:style-name="T1"><text:s/></text:span><text:span text:style-name="T29">ﯫ</text:span><text:span text:style-name="T1"> </text:span><text:span text:style-name="T29">ﯬ</text:span><text:span text:style-name="T1"> </text:span><text:span text:style-name="T29">ﯭ</text:span><text:span text:style-name="T1"> </text:span><text:span text:style-name="T29">ﯮ</text:span><text:span text:style-name="T1"> </text:span><text:span text:style-name="T29">ﯯ</text:span><text:span text:style-name="T1"> </text:span><text:span text:style-name="T29">ﯰ</text:span><text:span text:style-name="T1"> </text:span><text:span text:style-name="T29">ﯱ</text:span></text:p>
      <text:p text:style-name="P18"><text:span text:style-name="T1"><text:s/></text:span><text:span text:style-name="T29">ﯲ</text:span><text:span text:style-name="T1"> </text:span><text:span text:style-name="T29">ﯳ</text:span><text:span text:style-name="T1"> </text:span><text:span text:style-name="T29">ﯴ</text:span><text:span text:style-name="T1"> </text:span><text:span text:style-name="T29">ﯵ</text:span><text:span text:style-name="T1"> </text:span><text:span text:style-name="T29">ﯶ</text:span><text:span text:style-name="T1"> </text:span><text:span text:style-name="T29">ﯷ</text:span><text:span text:style-name="T1"> </text:span><text:span text:style-name="T29">ﯸ</text:span><text:span text:style-name="T1"> </text:span><text:span text:style-name="T29">ﯹ</text:span><text:span text:style-name="T1"> </text:span><text:span text:style-name="T29">ﯺ</text:span><text:span text:style-name="T1"> </text:span><text:span text:style-name="T29">ﯻ</text:span></text:p>
      <text:p text:style-name="P44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ﭖ</text:span><text:span text:style-name="T1"> </text:span><text:span text:style-name="T30">ﭗ</text:span><text:span text:style-name="T1"> </text:span><text:span text:style-name="T30">ﭘ</text:span></text:p>
      <text:p text:style-name="P19"><text:span text:style-name="T1"><text:s/></text:span><text:span text:style-name="T30">ﭙ</text:span><text:span text:style-name="T1"> </text:span><text:span text:style-name="T30">ﭚﭛ</text:span><text:span text:style-name="T1"> </text:span><text:span text:style-name="T30">ﭜ</text:span><text:span text:style-name="T1"> 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/text:p>
      <text:p text:style-name="P19"><text:span text:style-name="T1"><text:s/></text:span><text:span text:style-name="T30">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/text:p>
      <text:p text:style-name="P19"><text:span text:style-name="T1"><text:s/>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/text:p>
      <text:p text:style-name="P19"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/text:p>
      <text:p text:style-name="P19"><text:span text:style-name="T1"><text:s/></text:span><text:span text:style-name="T30">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</text:span></text:p>
      <text:p text:style-name="P19"><text:span text:style-name="T1"><text:s/></text:span><text:span text:style-name="T30">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</text:span><text:span text:style-name="T1"> </text:span><text:span text:style-name="T30">ﮐ</text:span></text:p>
      <text:p text:style-name="P19"><text:span text:style-name="T1"><text:s/></text:span><text:span text:style-name="T30">ﮑ</text:span><text:span text:style-name="T1"> </text:span><text:span text:style-name="T30">ﮒ</text:span><text:span text:style-name="T1"> </text:span><text:span text:style-name="T30">ﮓ</text:span><text:span text:style-name="T1"> </text:span><text:span text:style-name="T30">ﮔ</text:span><text:span text:style-name="T1"> </text:span><text:span text:style-name="T30">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text:span text:style-name="T1"> </text:span><text:span text:style-name="T30">ﮜ</text:span></text:p>
      <text:p text:style-name="P19"><text:span text:style-name="T1"><text:s/>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</text:span></text:p>
      <text:p text:style-name="P19"><text:span text:style-name="T1"><text:s/></text:span><text:span text:style-name="T30">ﮦ</text:span><text:span text:style-name="T1"> </text:span><text:span text:style-name="T30">ﮧ</text:span><text:span text:style-name="T1"> </text:span><text:span text:style-name="T30">ﮨ</text:span><text:span text:style-name="T1"> 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ﮭ</text:span><text:span text:style-name="T1"> </text:span><text:span text:style-name="T30">ﮮ</text:span><text:span text:style-name="T1"> </text:span><text:span text:style-name="T30">ﮯ</text:span><text:span text:style-name="T1"> </text:span><text:span text:style-name="T30">ﮰ</text:span></text:p>
      <text:p text:style-name="P19"><text:span text:style-name="T1"><text:s/>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text:span text:style-name="T1"> </text:span><text:span text:style-name="T30">ﯗ</text:span><text:span text:style-name="T1"> </text:span><text:span text:style-name="T30">ﯘ</text:span><text:span text:style-name="T1"> </text:span><text:span text:style-name="T30">ﯙ</text:span></text:p>
      <text:p text:style-name="P19"><text:span text:style-name="T1"><text:s/></text:span><text:span text:style-name="T30">ﯚ</text:span><text:span text:style-name="T1"> </text:span><text:span text:style-name="T30">ﯛ</text:span><text:span text:style-name="T1"> </text:span><text:span text:style-name="T30">ﯜ</text:span><text:span text:style-name="T1"> </text:span><text:span text:style-name="T30">ﯝ</text:span><text:span text:style-name="T1"> </text:span><text:span text:style-name="T30">ﯞ</text:span><text:span text:style-name="T1"> </text:span><text:span text:style-name="T30">ﯟ</text:span><text:span text:style-name="T1"> </text:span><text:span text:style-name="T30">ﯠ</text:span></text:p>
      <text:p text:style-name="P19"><text:span text:style-name="T1"><text:s/></text:span><text:span text:style-name="T30">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text:span text:style-name="T1"> </text:span><text:span text:style-name="T30">ﯥ</text:span><text:span text:style-name="T1"> </text:span><text:span text:style-name="T30">ﯦ</text:span><text:span text:style-name="T1"> </text:span><text:span text:style-name="T30">ﯧ</text:span><text:span text:style-name="T1"> </text:span><text:span text:style-name="T30">ﯨﯩ</text:span><text:span text:style-name="T1"> </text:span><text:span text:style-name="T30">ﯪ</text:span><text:span text:style-name="T1"> </text:span><text:span text:style-name="T30">ﯫ</text:span></text:p>
      <text:p text:style-name="P19"><text:span text:style-name="T1"><text:s/>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ﯰ</text:span><text:span text:style-name="T1"> </text:span><text:span text:style-name="T30">ﯱ</text:span><text:span text:style-name="T1"> </text:span><text:span text:style-name="T30">ﯲ</text:span><text:span text:style-name="T1"> </text:span><text:span text:style-name="T30">ﯳ</text:span><text:span text:style-name="T1"> </text:span><text:span text:style-name="T30">ﯴﯵ</text:span><text:span text:style-name="T1"> </text:span><text:span text:style-name="T30">ﯶ</text:span></text:p>
      <text:p text:style-name="P19"><text:span text:style-name="T1"><text:s/></text:span><text:span text:style-name="T30">ﯷ</text:span><text:span text:style-name="T1"> </text:span><text:span text:style-name="T30">ﯸ</text:span><text:span text:style-name="T1"> </text:span><text:span text:style-name="T30">ﯹ</text:span><text:span text:style-name="T1"> </text:span><text:span text:style-name="T30">ﯺ</text:span><text:span text:style-name="T1"> </text:span><text:span text:style-name="T30">ﯻ</text:span><text:span text:style-name="T1"> </text:span><text:span text:style-name="T30">ﯼ</text:span><text:span text:style-name="T1"> </text:span><text:span text:style-name="T30">ﯽ</text:span><text:span text:style-name="T1"> </text:span><text:span text:style-name="T30">ﯾ</text:span><text:span text:style-name="T1"> </text:span><text:span text:style-name="T30">ﯿ</text:span></text:p>
      <text:p text:style-name="P34"><text:span text:style-name="T32">ﮌﯝ</text:span></text:p>
      <text:p text:style-name="P21"><text:span text:style-name="T32">ﭤ</text:span><text:span text:style-name="T47">ﭥﭦ</text:span></text:p>
      <text:p text:style-name="P20"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</text:span><text:span text:style-name="T1"> </text:span><text:span text:style-name="T31">ﭖ</text:span><text:span text:style-name="T1"> </text:span><text:span text:style-name="T31">ﭗ</text:span><text:span text:style-name="T1"> </text:span><text:span text:style-name="T31">ﭘ</text:span><text:span text:style-name="T1"> </text:span><text:span text:style-name="T31">ﭙ</text:span><text:span text:style-name="T1"> </text:span><text:span text:style-name="T31">ﭚ</text:span><text:span text:style-name="T1"> </text:span><text:span text:style-name="T31">ﭛ</text:span><text:span text:style-name="T1"> </text:span><text:span text:style-name="T31">ﭜ</text:span><text:span text:style-name="T1"> </text:span><text:span text:style-name="T31">ﭝ</text:span></text:p>
      <text:p text:style-name="P20"><text:span text:style-name="T1"><text:s/></text:span><text:span text:style-name="T31">ﭞ</text:span><text:span text:style-name="T1"> </text:span><text:span text:style-name="T31">ﭟ</text:span><text:span text:style-name="T1"> </text:span><text:span text:style-name="T31">ﭠ</text:span><text:span text:style-name="T1"> </text:span><text:span text:style-name="T31">ﭡ</text:span><text:span text:style-name="T1"> </text:span><text:span text:style-name="T31">ﭢ</text:span><text:span text:style-name="T1"> </text:span><text:span text:style-name="T31">ﭣ</text:span><text:span text:style-name="T1"> </text:span><text:span text:style-name="T31">ﭤ</text:span><text:span text:style-name="T1"> </text:span><text:span text:style-name="T31">ﭥ</text:span><text:span text:style-name="T1"> </text:span><text:span text:style-name="T31">ﭦ</text:span></text:p>
      <text:p text:style-name="P20"><text:span text:style-name="T1"><text:s/></text:span><text:span text:style-name="T31">ﭧ</text:span><text:span text:style-name="T1"> </text:span><text:span text:style-name="T31">ﭨ</text:span><text:span text:style-name="T1"> 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text:span text:style-name="T1"> </text:span><text:span text:style-name="T31">ﭭ</text:span><text:span text:style-name="T1"> </text:span><text:span text:style-name="T31">ﭮ</text:span><text:span text:style-name="T1"> </text:span><text:span text:style-name="T31">ﭯ</text:span><text:span text:style-name="T1"> </text:span><text:span text:style-name="T31">ﭰ</text:span><text:span text:style-name="T1"> </text:span><text:span text:style-name="T31">ﭱ</text:span></text:p>
      <text:p text:style-name="P20"><text:span text:style-name="T1"><text:s/></text:span><text:span text:style-name="T31">ﭲ</text:span><text:span text:style-name="T1"> </text:span><text:span text:style-name="T31">ﭳ</text:span><text:span text:style-name="T1"> </text:span><text:span text:style-name="T31">ﭴ</text:span><text:span text:style-name="T1"> </text:span><text:span text:style-name="T31">ﭵ</text:span><text:span text:style-name="T1"> </text:span><text:span text:style-name="T31">ﭶﭷ</text:span><text:span text:style-name="T1"> </text:span><text:span text:style-name="T31">ﭸ</text:span><text:span text:style-name="T1"> </text:span><text:span text:style-name="T31">ﭹ</text:span><text:span text:style-name="T1"> </text:span><text:span text:style-name="T31">ﭺ</text:span></text:p>
      <text:p text:style-name="P20"><text:span text:style-name="T1"><text:s/></text:span><text:span text:style-name="T31">ﭻﭼ</text:span><text:span text:style-name="T1"> </text:span><text:span text:style-name="T31">ﭽ</text:span><text:span text:style-name="T1"> </text:span><text:span text:style-name="T31">ﭾ</text:span><text:span text:style-name="T1"> </text:span><text:span text:style-name="T31">ﭿ</text:span><text:span text:style-name="T1"> </text:span><text:span text:style-name="T31">ﮀ</text:span><text:span text:style-name="T1"> </text:span><text:span text:style-name="T31">ﮁ</text:span><text:span text:style-name="T1"> </text:span><text:span text:style-name="T31">ﮂ</text:span><text:span text:style-name="T1"> </text:span><text:span text:style-name="T31">ﮃ</text:span><text:span text:style-name="T1"> </text:span><text:span text:style-name="T31">ﮄ</text:span></text:p>
      <text:p text:style-name="P20"><text:span text:style-name="T1"><text:s/></text:span><text:span text:style-name="T31">ﮅ</text:span><text:span text:style-name="T1"> </text:span><text:span text:style-name="T31">ﮆ</text:span><text:span text:style-name="T1"> </text:span><text:span text:style-name="T31">ﮇ</text:span><text:span text:style-name="T1"> </text:span><text:span text:style-name="T31">ﮈ</text:span><text:span text:style-name="T1"> </text:span><text:span text:style-name="T31">ﮉ</text:span><text:span text:style-name="T1"> </text:span><text:span text:style-name="T31">ﮊ</text:span><text:span text:style-name="T1"> </text:span><text:span text:style-name="T31">ﮋ</text:span><text:span text:style-name="T1"> </text:span><text:span text:style-name="T31">ﮌ</text:span><text:span text:style-name="T1"> </text:span><text:span text:style-name="T31">ﮍ</text:span></text:p>
      <text:p text:style-name="P20"><text:span text:style-name="T1"><text:s/></text:span><text:span text:style-name="T31">ﮎﮏ</text:span><text:span text:style-name="T1"> </text:span><text:span text:style-name="T31">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text:span text:style-name="T1"> </text:span><text:span text:style-name="T31">ﮕ</text:span><text:span text:style-name="T1"> </text:span><text:span text:style-name="T31">ﮖ</text:span><text:span text:style-name="T1"> </text:span><text:span text:style-name="T31">ﮗ</text:span></text:p>
      <text:p text:style-name="P20"><text:span text:style-name="T1"><text:s/></text:span><text:span text:style-name="T31">ﮘ</text:span><text:span text:style-name="T1"> </text:span><text:span text:style-name="T31">ﮙ</text:span><text:span text:style-name="T1"> </text:span><text:span text:style-name="T31">ﮚ</text:span><text:span text:style-name="T1"> </text:span><text:span text:style-name="T31">ﮛ</text:span><text:span text:style-name="T1"> </text:span><text:span text:style-name="T31">ﮜ</text:span></text:p>
      <text:p text:style-name="P20"><text:span text:style-name="T1"><text:s/></text:span><text:span text:style-name="T31">ﮝ</text:span><text:span text:style-name="T1"> </text:span><text:span text:style-name="T31">ﮞ</text:span><text:span text:style-name="T1"> </text:span><text:span text:style-name="T31">ﮟﮠ</text:span><text:span text:style-name="T1"> </text:span><text:span text:style-name="T31">ﮡ</text:span><text:span text:style-name="T1"> </text:span><text:span text:style-name="T31">ﮢ</text:span><text:span text:style-name="T1"> </text:span><text:span text:style-name="T31">ﮣﮤ</text:span><text:span text:style-name="T1"> </text:span><text:span text:style-name="T31">ﮥ</text:span><text:span text:style-name="T1"> </text:span><text:span text:style-name="T31">ﮦ</text:span><text:span text:style-name="T1"> </text:span><text:span text:style-name="T31">ﮧ</text:span></text:p>
      <text:p text:style-name="P20"><text:span text:style-name="T1"><text:s/></text:span><text:span text:style-name="T31">ﮨ</text:span><text:span text:style-name="T1"> </text:span><text:span text:style-name="T31">ﮩ</text:span><text:span text:style-name="T1"> </text:span><text:span text:style-name="T31">ﮪ</text:span><text:span text:style-name="T1"> </text:span><text:span text:style-name="T31">ﮫﮬ</text:span><text:span text:style-name="T1"> </text:span><text:span text:style-name="T31">ﮭ</text:span><text:span text:style-name="T1"> </text:span><text:span text:style-name="T31">ﮮ</text:span><text:span text:style-name="T1"> </text:span><text:span text:style-name="T31">ﮯ</text:span><text:span text:style-name="T1"> </text:span><text:span text:style-name="T31">ﮰ</text:span><text:span text:style-name="T1"> </text:span><text:span text:style-name="T31">ﮱ</text:span></text:p>
      <text:p text:style-name="P20"><text:span text:style-name="T1"><text:s/></text:span><text:span text:style-name="T31">ﯓ</text:span><text:span text:style-name="T1"> </text:span><text:span text:style-name="T31">ﯔﯕ</text:span><text:span text:style-name="T1"> </text:span><text:span text:style-name="T31">ﯖ</text:span><text:span text:style-name="T1"> </text:span><text:span text:style-name="T31">ﯗ</text:span><text:span text:style-name="T1"> </text:span><text:span text:style-name="T31">ﯘ</text:span><text:span text:style-name="T1"> </text:span><text:span text:style-name="T31">ﯙ</text:span><text:span text:style-name="T1"> </text:span><text:span text:style-name="T31">ﯚ</text:span><text:span text:style-name="T1"> </text:span><text:span text:style-name="T31">ﯛ</text:span></text:p>
      <text:p text:style-name="P20"><text:span text:style-name="T1"><text:s/></text:span><text:span text:style-name="T31">ﯜ</text:span><text:span text:style-name="T1"> </text:span><text:span text:style-name="T31">ﯝ</text:span><text:span text:style-name="T1"> </text:span><text:span text:style-name="T31">ﯞ</text:span><text:span text:style-name="T1"> </text:span><text:span text:style-name="T31">ﯟ</text:span><text:span text:style-name="T1"> </text:span><text:span text:style-name="T31">ﯠ</text:span><text:span text:style-name="T1"> </text:span><text:span text:style-name="T31">ﯡ</text:span><text:span text:style-name="T1"> </text:span><text:span text:style-name="T31">ﯢ</text:span><text:span text:style-name="T1"> </text:span><text:span text:style-name="T31">ﯣ</text:span></text:p>
      <text:p text:style-name="P20"><text:span text:style-name="T1"><text:s/></text:span><text:span text:style-name="T31">ﯤ</text:span><text:span text:style-name="T1"> </text:span><text:span text:style-name="T31">ﯥ</text:span><text:span text:style-name="T1"> </text:span><text:span text:style-name="T31">ﯦ</text:span><text:span text:style-name="T1"> </text:span><text:span text:style-name="T31">ﯧ</text:span><text:span text:style-name="T1"> </text:span><text:span text:style-name="T31">ﯨ</text:span><text:span text:style-name="T1"> </text:span><text:span text:style-name="T31">ﯩ</text:span></text:p>
      <text:p text:style-name="P45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</text:span></text:p>
      <text:p text:style-name="P22"><text:span text:style-name="T1"><text:s/></text:span><text:span text:style-name="T33">ﭚﭛ</text:span><text:span text:style-name="T1"> </text:span><text:span text:style-name="T33">ﭜ</text:span><text:span text:style-name="T1"> 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</text:span><text:span text:style-name="T1"> </text:span><text:span text:style-name="T33">ﭡﭢ</text:span><text:span text:style-name="T1"> </text:span><text:span text:style-name="T33">ﭣ</text:span><text:span text:style-name="T1"> </text:span><text:span text:style-name="T33">ﭤ</text:span></text:p>
      <text:p text:style-name="P22"><text:span text:style-name="T1"><text:s/></text:span><text:span text:style-name="T33">ﭥ</text:span><text:span text:style-name="T1"> </text:span><text:span text:style-name="T33">ﭦ</text:span><text:span text:style-name="T1"> </text:span><text:span text:style-name="T33">ﭧ</text:span><text:span text:style-name="T1"> 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/text:p>
      <text:p text:style-name="P22"><text:span text:style-name="T1"><text:s/></text:span><text:span text:style-name="T33">ﭮ</text:span><text:span text:style-name="T1"> </text:span><text:span text:style-name="T33">ﭯ</text:span><text:span text:style-name="T1"> </text:span><text:span text:style-name="T33">ﭰ</text:span><text:span text:style-name="T1"> </text:span><text:span text:style-name="T33">ﭱ</text:span><text:span text:style-name="T1"> </text:span><text:span text:style-name="T33">ﭲ</text:span><text:span text:style-name="T1"> </text:span><text:span text:style-name="T33">ﭳ</text:span><text:span text:style-name="T1"> </text:span><text:span text:style-name="T33">ﭴ</text:span></text:p>
      <text:p text:style-name="P22"><text:span text:style-name="T1"><text:s/></text:span><text:span text:style-name="T33">ﭵ</text:span><text:span text:style-name="T1"> </text:span><text:span text:style-name="T33">ﭶﭷ</text:span><text:span text:style-name="T1"> </text:span><text:span text:style-name="T33">ﭸ</text:span><text:span text:style-name="T1"> </text:span><text:span text:style-name="T33">ﭹ</text:span><text:span text:style-name="T1"> </text:span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ﭾ</text:span><text:span text:style-name="T1"> </text:span><text:span text:style-name="T33">ﭿ</text:span></text:p>
      <text:p text:style-name="P22"><text:span text:style-name="T1"><text:s/></text:span><text:span text:style-name="T33">ﮀ</text:span><text:span text:style-name="T1"> 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</text:span><text:span text:style-name="T1"> </text:span><text:span text:style-name="T33">ﮇ</text:span><text:span text:style-name="T1"> </text:span><text:span text:style-name="T33">ﮈ</text:span><text:span text:style-name="T1"> </text:span><text:span text:style-name="T33">ﮉ</text:span><text:span text:style-name="T1"> </text:span><text:span text:style-name="T33">ﮊ</text:span><text:span text:style-name="T1"> </text:span><text:span text:style-name="T33">ﮋ</text:span><text:span text:style-name="T1"> </text:span><text:span text:style-name="T33">ﮌ</text:span></text:p>
      <text:p text:style-name="P22"><text:span text:style-name="T1"><text:s/></text:span><text:span text:style-name="T33">ﮍﮎ</text:span><text:span text:style-name="T1"> </text:span><text:span text:style-name="T33">ﮏ</text:span><text:span text:style-name="T1"> </text:span><text:span text:style-name="T33">ﮐ</text:span><text:span text:style-name="T1"> </text:span><text:span text:style-name="T33">ﮑ</text:span><text:span text:style-name="T1"> </text:span><text:span text:style-name="T33">ﮒ</text:span><text:span text:style-name="T1"> </text:span><text:span text:style-name="T33">ﮓ</text:span><text:span text:style-name="T1"> </text:span><text:span text:style-name="T33">ﮔ</text:span><text:span text:style-name="T1"> </text:span><text:span text:style-name="T33">ﮕ</text:span><text:span text:style-name="T1"> </text:span><text:span text:style-name="T33">ﮖ</text:span><text:span text:style-name="T1"> </text:span><text:span text:style-name="T33">ﮗ</text:span><text:span text:style-name="T1"> </text:span><text:span text:style-name="T33">ﮘ</text:span><text:span text:style-name="T1"> </text:span><text:span text:style-name="T33">ﮙ</text:span></text:p>
      <text:p text:style-name="P22"><text:span text:style-name="T1"><text:s/></text:span><text:span text:style-name="T33">ﮚ</text:span><text:span text:style-name="T1"> </text:span><text:span text:style-name="T33">ﮛ</text:span><text:span text:style-name="T1"> </text:span><text:span text:style-name="T33">ﮜ</text:span><text:span text:style-name="T1"> </text:span><text:span text:style-name="T33">ﮝ</text:span><text:span text:style-name="T1"> </text:span><text:span text:style-name="T33">ﮞ</text:span><text:span text:style-name="T1"> </text:span><text:span text:style-name="T33">ﮟ</text:span><text:span text:style-name="T1"> </text:span><text:span text:style-name="T33">ﮠ</text:span><text:span text:style-name="T1"> </text:span><text:span text:style-name="T33">ﮡ</text:span><text:span text:style-name="T1"> </text:span><text:span text:style-name="T33">ﮢ</text:span></text:p>
      <text:p text:style-name="P22"><text:span text:style-name="T1"><text:s/></text:span><text:span text:style-name="T33">ﮣ</text:span><text:span text:style-name="T1"> </text:span><text:span text:style-name="T33">ﮤ</text:span><text:span text:style-name="T1"> </text:span><text:span text:style-name="T33">ﮥ</text:span><text:span text:style-name="T1"> </text:span><text:span text:style-name="T33">ﮦ</text:span><text:span text:style-name="T1"> </text:span><text:span text:style-name="T33">ﮧ</text:span><text:span text:style-name="T1"> </text:span><text:span text:style-name="T33">ﮨ</text:span><text:span text:style-name="T1"> </text:span><text:span text:style-name="T33">ﮩ</text:span><text:span text:style-name="T1"> </text:span><text:span text:style-name="T33">ﮪ</text:span><text:span text:style-name="T1"> </text:span><text:span text:style-name="T33">ﮫ</text:span><text:span text:style-name="T1"> </text:span><text:span text:style-name="T33">ﮬ</text:span><text:span text:style-name="T1"> </text:span><text:span text:style-name="T33">ﮭ</text:span></text:p>
      <text:p text:style-name="P22"><text:span text:style-name="T1"><text:s/></text:span><text:span text:style-name="T33">ﮮ</text:span><text:span text:style-name="T1"> </text:span><text:span text:style-name="T33">ﮯ</text:span><text:span text:style-name="T1"> </text:span><text:span text:style-name="T33">ﮰ</text:span><text:span text:style-name="T1"> </text:span><text:span text:style-name="T33">ﮱ</text:span><text:span text:style-name="T1"> </text:span><text:span text:style-name="T33">ﯓ</text:span><text:span text:style-name="T1"> </text:span><text:span text:style-name="T33">ﯔ</text:span><text:span text:style-name="T1"> </text:span><text:span text:style-name="T33">ﯕ</text:span><text:span text:style-name="T1"> </text:span><text:span text:style-name="T33">ﯖ</text:span><text:span text:style-name="T1"> </text:span><text:span text:style-name="T33">ﯗ</text:span></text:p>
      <text:p text:style-name="P22"><text:span text:style-name="T1"><text:s/></text:span><text:span text:style-name="T33">ﯘ</text:span><text:span text:style-name="T1"> </text:span><text:span text:style-name="T33">ﯙﯚ</text:span><text:span text:style-name="T1"> 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</text:span><text:span text:style-name="T1"> </text:span><text:span text:style-name="T33">ﯠﯡ</text:span></text:p>
      <text:p text:style-name="P22"><text:span text:style-name="T1"><text:s/></text:span><text:span text:style-name="T33">ﯢ</text:span><text:span text:style-name="T1"> </text:span><text:span text:style-name="T33">ﯣ</text:span><text:span text:style-name="T1"> </text:span><text:span text:style-name="T33">ﯤ</text:span><text:span text:style-name="T1"> </text:span><text:span text:style-name="T33">ﯥ</text:span><text:span text:style-name="T1"> </text:span><text:span text:style-name="T33">ﯦ</text:span><text:span text:style-name="T1"> </text:span><text:span text:style-name="T33">ﯧ</text:span><text:span text:style-name="T1"> </text:span><text:span text:style-name="T33">ﯨ</text:span><text:span text:style-name="T1"> </text:span><text:span text:style-name="T33">ﯩ</text:span></text:p>
      <text:p text:style-name="P22"><text:span text:style-name="T1"><text:s/></text:span><text:span text:style-name="T33">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ﯰ</text:span><text:span text:style-name="T1"> </text:span><text:span text:style-name="T33">ﯱ</text:span><text:span text:style-name="T1"> </text:span><text:span text:style-name="T33">ﯲ</text:span></text:p>
      <text:p text:style-name="P22"><text:span text:style-name="T1"><text:s/></text:span><text:span text:style-name="T33">ﯳ</text:span><text:span text:style-name="T1"> </text:span><text:span text:style-name="T33">ﯴ</text:span><text:span text:style-name="T1"> </text:span><text:span text:style-name="T33">ﯵ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text:span text:style-name="T1"> </text:span><text:span text:style-name="T33">ﯻ</text:span><text:span text:style-name="T1"> </text:span><text:span text:style-name="T33">ﯼ</text:span><text:span text:style-name="T1"> </text:span><text:span text:style-name="T33">ﯽ</text:span><text:span text:style-name="T1"> </text:span><text:span text:style-name="T33">ﯾﯿ</text:span></text:p>
      <text:p text:style-name="P22"><text:span text:style-name="T1"><text:s/></text:span><text:span text:style-name="T33">ﰀ</text:span><text:span text:style-name="T1"> </text:span><text:span text:style-name="T33">ﰁ</text:span><text:span text:style-name="T1"> </text:span><text:span text:style-name="T33">ﰂﰃ</text:span><text:span text:style-name="T1"> </text:span><text:span text:style-name="T33">ﰄ</text:span><text:span text:style-name="T1"> </text:span><text:span text:style-name="T33">ﰅ</text:span><text:span text:style-name="T1"> </text:span><text:span text:style-name="T33">ﰆ</text:span><text:span text:style-name="T1"> </text:span><text:span text:style-name="T33">ﰇ</text:span><text:span text:style-name="T1"> </text:span><text:span text:style-name="T33">ﰈ</text:span><text:span text:style-name="T1"> </text:span><text:span text:style-name="T33">ﰉ</text:span><text:span text:style-name="T1"> </text:span><text:span text:style-name="T33">ﰊ</text:span></text:p>
      <text:p text:style-name="P46"><text:span text:style-name="T34">ﭑ</text:span><text:span text:style-name="T1"> </text:span><text:span text:style-name="T34">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</text:span><text:span text:style-name="T1"> </text:span><text:span text:style-name="T34">ﭖ</text:span><text:span text:style-name="T1"> </text:span><text:span text:style-name="T34">ﭗ</text:span><text:span text:style-name="T1"> </text:span><text:span text:style-name="T34">ﭘ</text:span><text:span text:style-name="T1"> </text:span><text:span text:style-name="T34">ﭙ</text:span><text:span text:style-name="T1"> </text:span><text:span text:style-name="T34">ﭚ</text:span></text:p>
      <text:p text:style-name="P23"><text:span text:style-name="T1"><text:s/></text:span><text:span text:style-name="T34">ﭛ</text:span><text:span text:style-name="T1"> </text:span><text:span text:style-name="T34">ﭜ</text:span><text:span text:style-name="T1"> </text:span><text:span text:style-name="T34">ﭝﭞ</text:span><text:span text:style-name="T1"> </text:span><text:span text:style-name="T34">ﭟ</text:span><text:span text:style-name="T1"> </text:span><text:span text:style-name="T34">ﭠ</text:span><text:span text:style-name="T1"> </text:span><text:span text:style-name="T34">ﭡ</text:span><text:span text:style-name="T1"> </text:span><text:span text:style-name="T34">ﭢ</text:span><text:span text:style-name="T1"> </text:span><text:span text:style-name="T34">ﭣ</text:span><text:span text:style-name="T1"> </text:span><text:span text:style-name="T34">ﭤﭥ</text:span></text:p>
      <text:p text:style-name="P23"><text:span text:style-name="T1"><text:s/></text:span><text:span text:style-name="T34">ﭦ</text:span><text:span text:style-name="T1"> </text:span><text:span text:style-name="T34">ﭧ</text:span><text:span text:style-name="T1"> </text:span><text:span text:style-name="T34">ﭨ</text:span><text:span text:style-name="T1"> </text:span><text:span text:style-name="T34">ﭩ</text:span><text:span text:style-name="T1"> </text:span><text:span text:style-name="T34">ﭪ</text:span><text:span text:style-name="T1"> </text:span><text:span text:style-name="T34">ﭫ</text:span><text:span text:style-name="T1"> </text:span><text:span text:style-name="T34">ﭬ</text:span><text:span text:style-name="T1"> </text:span><text:span text:style-name="T34">ﭭ</text:span><text:span text:style-name="T1"> </text:span><text:span text:style-name="T34">ﭮ</text:span><text:span text:style-name="T1"> </text:span><text:span text:style-name="T34">ﭯ</text:span><text:span text:style-name="T1"> </text:span><text:span text:style-name="T34">ﭰ</text:span></text:p>
      <text:p text:style-name="P23"><text:span text:style-name="T1"><text:s/></text:span><text:span text:style-name="T34">ﭱ</text:span><text:span text:style-name="T1"> </text:span><text:span text:style-name="T34">ﭲ</text:span><text:span text:style-name="T1"> </text:span><text:span text:style-name="T34">ﭳ</text:span><text:span text:style-name="T1"> </text:span><text:span text:style-name="T34">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text:span text:style-name="T1"> </text:span><text:span text:style-name="T34">ﭸ</text:span><text:span text:style-name="T1"> </text:span><text:span text:style-name="T34">ﭹ</text:span><text:span text:style-name="T1"> </text:span><text:span text:style-name="T34">ﭺ</text:span><text:span text:style-name="T1"> </text:span><text:span text:style-name="T34">ﭻﭼ</text:span></text:p>
      <text:p text:style-name="P23"><text:span text:style-name="T1"><text:s/></text:span><text:span text:style-name="T34">ﭽ</text:span><text:span text:style-name="T1"> </text:span><text:span text:style-name="T34">ﭾ</text:span><text:span text:style-name="T1"> </text:span><text:span text:style-name="T34">ﭿ</text:span><text:span text:style-name="T1"> </text:span><text:span text:style-name="T34">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text:span text:style-name="T1"> </text:span><text:span text:style-name="T34">ﮄ</text:span><text:span text:style-name="T1"> </text:span><text:span text:style-name="T34">ﮅ</text:span></text:p>
      <text:p text:style-name="P23"><text:span text:style-name="T1"><text:s/></text:span><text:span text:style-name="T34">ﮆﮇ</text:span><text:span text:style-name="T1"> </text:span><text:span text:style-name="T34">ﮈ</text:span><text:span text:style-name="T1"> </text:span><text:span text:style-name="T34">ﮉ</text:span><text:span text:style-name="T1"> </text:span><text:span text:style-name="T34">ﮊ</text:span><text:span text:style-name="T1"> </text:span><text:span text:style-name="T34">ﮋ</text:span><text:span text:style-name="T1"> </text:span><text:span text:style-name="T34">ﮌ</text:span><text:span text:style-name="T1"> </text:span><text:span text:style-name="T34">ﮍ</text:span><text:span text:style-name="T1"> </text:span><text:span text:style-name="T34">ﮎ</text:span><text:span text:style-name="T1"> </text:span><text:span text:style-name="T34">ﮏ</text:span><text:span text:style-name="T1"> </text:span><text:span text:style-name="T34">ﮐ</text:span><text:span text:style-name="T1"> </text:span><text:span text:style-name="T34">ﮑ</text:span></text:p>
      <text:p text:style-name="P23"><text:span text:style-name="T1"><text:s/></text:span><text:span text:style-name="T34">ﮒ</text:span><text:span text:style-name="T1"> </text:span><text:span text:style-name="T34">ﮓ</text:span><text:span text:style-name="T1"> </text:span><text:span text:style-name="T34">ﮔ</text:span><text:span text:style-name="T1"> </text:span><text:span text:style-name="T34">ﮕ</text:span><text:span text:style-name="T1"> </text:span><text:span text:style-name="T34">ﮖ</text:span><text:span text:style-name="T1"> </text:span><text:span text:style-name="T34">ﮗ</text:span><text:span text:style-name="T1"> </text:span><text:span text:style-name="T34">ﮘ</text:span><text:span text:style-name="T1"> </text:span><text:span text:style-name="T34">ﮙ</text:span><text:span text:style-name="T1"> </text:span><text:span text:style-name="T34">ﮚ</text:span></text:p>
      <text:p text:style-name="P23"><text:span text:style-name="T1"><text:s/></text:span><text:span text:style-name="T34">ﮛ</text:span><text:span text:style-name="T1"> </text:span><text:span text:style-name="T34">ﮜ</text:span><text:span text:style-name="T1"> </text:span><text:span text:style-name="T34">ﮝ</text:span><text:span text:style-name="T1"> </text:span><text:span text:style-name="T34">ﮞ</text:span><text:span text:style-name="T1"> </text:span><text:span text:style-name="T34">ﮟ</text:span><text:span text:style-name="T1"> </text:span><text:span text:style-name="T34">ﮠ</text:span><text:span text:style-name="T1"> </text:span><text:span text:style-name="T34">ﮡ</text:span><text:span text:style-name="T1"> </text:span><text:span text:style-name="T34">ﮢ</text:span><text:span text:style-name="T1"> </text:span><text:span text:style-name="T34">ﮣ</text:span></text:p>
      <text:p text:style-name="P23"><text:span text:style-name="T1"><text:s/></text:span><text:span text:style-name="T34">ﮤ</text:span><text:span text:style-name="T1"> </text:span><text:span text:style-name="T34">ﮥﮦ</text:span><text:span text:style-name="T1"> </text:span><text:span text:style-name="T34">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text:span text:style-name="T1"> </text:span><text:span text:style-name="T34">ﮬ</text:span><text:span text:style-name="T1"> </text:span><text:span text:style-name="T34">ﮭ</text:span></text:p>
      <text:p text:style-name="P23"><text:span text:style-name="T1"><text:s/></text:span><text:span text:style-name="T34">ﮮ</text:span><text:span text:style-name="T1"> </text:span><text:span text:style-name="T34">ﮯ</text:span><text:span text:style-name="T1"> </text:span><text:span text:style-name="T34">ﮰ</text:span><text:span text:style-name="T1"> </text:span><text:span text:style-name="T34">ﮱ</text:span><text:span text:style-name="T1"> </text:span><text:span text:style-name="T34">ﯓ</text:span><text:span text:style-name="T1"> </text:span><text:span text:style-name="T34">ﯔ</text:span><text:span text:style-name="T1"> </text:span><text:span text:style-name="T34">ﯕ</text:span><text:span text:style-name="T1"> </text:span><text:span text:style-name="T34">ﯖ</text:span></text:p>
      <text:p text:style-name="P23"><text:span text:style-name="T1"><text:s/></text:span><text:span text:style-name="T34">ﯗ</text:span><text:span text:style-name="T1"> </text:span><text:span text:style-name="T34">ﯘ</text:span><text:span text:style-name="T1"> </text:span><text:span text:style-name="T34">ﯙ</text:span><text:span text:style-name="T1"> </text:span><text:span text:style-name="T34">ﯚ</text:span><text:span text:style-name="T1"> </text:span><text:span text:style-name="T34">ﯛ</text:span><text:span text:style-name="T1"> </text:span><text:span text:style-name="T34">ﯜ</text:span><text:span text:style-name="T1"> </text:span><text:span text:style-name="T34">ﯝ</text:span></text:p>
      <text:p text:style-name="P23"><text:span text:style-name="T1"><text:s/></text:span><text:span text:style-name="T34">ﯞ</text:span><text:span text:style-name="T1"> </text:span><text:span text:style-name="T34">ﯟ</text:span><text:span text:style-name="T1"> </text:span><text:span text:style-name="T34">ﯠ</text:span><text:span text:style-name="T1"> </text:span><text:span text:style-name="T34">ﯡ</text:span><text:span text:style-name="T1"> </text:span><text:span text:style-name="T34">ﯢ</text:span><text:span text:style-name="T1"> </text:span><text:span text:style-name="T34">ﯣ</text:span><text:span text:style-name="T1"> </text:span><text:span text:style-name="T34">ﯤ</text:span><text:span text:style-name="T1"> </text:span><text:span text:style-name="T34">ﯥ</text:span><text:span text:style-name="T1"> </text:span><text:span text:style-name="T34">ﯦ</text:span><text:span text:style-name="T1"> </text:span><text:span text:style-name="T34">ﯧﯨ</text:span></text:p>
      <text:p text:style-name="P23"><text:span text:style-name="T1"><text:s/></text:span><text:span text:style-name="T34">ﯩ</text:span><text:span text:style-name="T1"> </text:span><text:span text:style-name="T34">ﯪ</text:span><text:span text:style-name="T1"> </text:span><text:span text:style-name="T34">ﯫ</text:span><text:span text:style-name="T1"> </text:span><text:span text:style-name="T34">ﯬ</text:span><text:span text:style-name="T1"> </text:span><text:span text:style-name="T34">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</text:span><text:span text:style-name="T1"> </text:span><text:span text:style-name="T34">ﯲ</text:span></text:p>
      <text:p text:style-name="P23"><text:span text:style-name="T1"><text:s/></text:span><text:span text:style-name="T34">ﯳ</text:span><text:span text:style-name="T1"> </text:span><text:span text:style-name="T34">ﯴ</text:span><text:span text:style-name="T1"> </text:span><text:span text:style-name="T34">ﯵ</text:span><text:span text:style-name="T1"> </text:span><text:span text:style-name="T34">ﯶ</text:span><text:span text:style-name="T1"> </text:span><text:span text:style-name="T34">ﯷ</text:span><text:span text:style-name="T1"> </text:span><text:span text:style-name="T34">ﯸ</text:span><text:span text:style-name="T1"> </text:span><text:span text:style-name="T34">ﯹ</text:span><text:span text:style-name="T1"> </text:span><text:span text:style-name="T34">ﯺ</text:span><text:span text:style-name="T1"> </text:span><text:span text:style-name="T34">ﯻ</text:span><text:span text:style-name="T1"> </text:span><text:span text:style-name="T34">ﯼ</text:span><text:span text:style-name="T1"> </text:span><text:span text:style-name="T34">ﯽ</text:span></text:p>
      <text:p text:style-name="P23"><text:span text:style-name="T1"><text:s/></text:span><text:span text:style-name="T34">ﯾ</text:span><text:span text:style-name="T1"> </text:span><text:span text:style-name="T34">ﯿ</text:span><text:span text:style-name="T1"> </text:span><text:span text:style-name="T34">ﰀ</text:span><text:span text:style-name="T1"> </text:span><text:span text:style-name="T34">ﰁ</text:span><text:span text:style-name="T1"> </text:span><text:span text:style-name="T34">ﰂ</text:span><text:span text:style-name="T1"> </text:span><text:span text:style-name="T34">ﰃﰄ</text:span><text:span text:style-name="T1"> </text:span><text:span text:style-name="T34">ﰅ</text:span><text:span text:style-name="T1"> </text:span><text:span text:style-name="T34">ﰆ</text:span><text:span text:style-name="T1"> </text:span><text:span text:style-name="T34">ﰇ</text:span><text:span text:style-name="T1"> </text:span><text:span text:style-name="T34">ﰈ</text:span><text:span text:style-name="T1"> </text:span><text:span text:style-name="T34">ﰉ</text:span><text:span text:style-name="T1"> </text:span><text:span text:style-name="T34">ﰊ</text:span></text:p>
      <text:p text:style-name="P47"><text:span text:style-name="T35">ﭑ</text:span><text:span text:style-name="T1"> </text:span><text:span text:style-name="T35">ﭒ</text:span><text:span text:style-name="T1"> </text:span><text:span text:style-name="T35">ﭓ</text:span><text:span text:style-name="T1"> </text:span><text:span text:style-name="T35">ﭔ</text:span><text:span text:style-name="T1"> </text:span><text:span text:style-name="T35">ﭕ</text:span><text:span text:style-name="T1"> </text:span><text:span text:style-name="T35">ﭖ</text:span><text:span text:style-name="T1"> </text:span><text:span text:style-name="T35">ﭗ</text:span><text:span text:style-name="T1"> </text:span><text:span text:style-name="T35">ﭘ</text:span><text:span text:style-name="T1"> </text:span><text:span text:style-name="T35">ﭙ</text:span><text:span text:style-name="T1"> </text:span><text:span text:style-name="T35">ﭚ</text:span></text:p>
      <text:p text:style-name="P24"><text:span text:style-name="T1"><text:s/></text:span><text:span text:style-name="T35">ﭛ</text:span><text:span text:style-name="T1"> </text:span><text:span text:style-name="T35">ﭜ</text:span><text:span text:style-name="T1"> </text:span><text:span text:style-name="T35">ﭝ</text:span><text:span text:style-name="T1"> </text:span><text:span text:style-name="T35">ﭞﭟ</text:span><text:span text:style-name="T1"> </text:span><text:span text:style-name="T35">ﭠ</text:span><text:span text:style-name="T1"> </text:span><text:span text:style-name="T35">ﭡ</text:span><text:span text:style-name="T1"> </text:span><text:span text:style-name="T35">ﭢ</text:span><text:span text:style-name="T1"> </text:span><text:span text:style-name="T35">ﭣ</text:span><text:span text:style-name="T1"> </text:span><text:span text:style-name="T35">ﭤ</text:span><text:span text:style-name="T1"> </text:span><text:span text:style-name="T35">ﭥ</text:span></text:p>
      <text:p text:style-name="P24"><text:span text:style-name="T1"><text:s/></text:span><text:span text:style-name="T35">ﭦ</text:span><text:span text:style-name="T1"> </text:span><text:span text:style-name="T35">ﭧ</text:span><text:span text:style-name="T1"> </text:span><text:span text:style-name="T35">ﭨ</text:span><text:span text:style-name="T1"> </text:span><text:span text:style-name="T35">ﭩ</text:span><text:span text:style-name="T1"> </text:span><text:span text:style-name="T35">ﭪ</text:span><text:span text:style-name="T1"> </text:span><text:span text:style-name="T35">ﭫ</text:span><text:span text:style-name="T1"> </text:span><text:span text:style-name="T35">ﭬ</text:span></text:p>
      <text:p text:style-name="P24"><text:span text:style-name="T1"><text:s/></text:span><text:span text:style-name="T35">ﭭ</text:span><text:span text:style-name="T1"> </text:span><text:span text:style-name="T35">ﭮ</text:span><text:span text:style-name="T1"> </text:span><text:span text:style-name="T35">ﭯ</text:span><text:span text:style-name="T1"> </text:span><text:span text:style-name="T35">ﭰ</text:span><text:span text:style-name="T1"> </text:span><text:span text:style-name="T35">ﭱﭲ</text:span><text:span text:style-name="T1"> </text:span><text:span text:style-name="T35">ﭳ</text:span><text:span text:style-name="T1"> </text:span><text:span text:style-name="T35">ﭴ</text:span><text:span text:style-name="T1"> </text:span><text:span text:style-name="T35">ﭵ</text:span><text:span text:style-name="T1"> </text:span><text:span text:style-name="T35">ﭶ</text:span></text:p>
      <text:p text:style-name="P24"><text:span text:style-name="T1"><text:s/></text:span><text:span text:style-name="T35">ﭷ</text:span><text:span text:style-name="T1"> </text:span><text:span text:style-name="T35">ﭸ</text:span><text:span text:style-name="T1"> </text:span><text:span text:style-name="T35">ﭹ</text:span><text:span text:style-name="T1"> </text:span><text:span text:style-name="T35">ﭺ</text:span><text:span text:style-name="T1"> </text:span><text:span text:style-name="T35">ﭻ</text:span><text:span text:style-name="T1"> </text:span><text:span text:style-name="T35">ﭼ</text:span><text:span text:style-name="T1"> </text:span><text:span text:style-name="T35">ﭽ</text:span><text:span text:style-name="T1"> </text:span><text:span text:style-name="T35">ﭾ</text:span></text:p>
      <text:p text:style-name="P24"><text:span text:style-name="T1"><text:s/></text:span><text:span text:style-name="T35">ﭿ</text:span><text:span text:style-name="T1"> </text:span><text:span text:style-name="T35">ﮀﮁ</text:span><text:span text:style-name="T1"> </text:span><text:span text:style-name="T35">ﮂ</text:span><text:span text:style-name="T1"> </text:span><text:span text:style-name="T35">ﮃ</text:span><text:span text:style-name="T1"> </text:span><text:span text:style-name="T35">ﮄ</text:span><text:span text:style-name="T1"> </text:span><text:span text:style-name="T35">ﮅ</text:span><text:span text:style-name="T1"> </text:span><text:span text:style-name="T35">ﮆ</text:span><text:span text:style-name="T1"> </text:span><text:span text:style-name="T35">ﮇﮈ</text:span><text:span text:style-name="T1"> </text:span><text:span text:style-name="T35">ﮉ</text:span><text:span text:style-name="T1"> </text:span><text:span text:style-name="T35">ﮊ</text:span><text:span text:style-name="T1"> </text:span><text:span text:style-name="T35">ﮋ</text:span></text:p>
      <text:p text:style-name="P24"><text:span text:style-name="T1"><text:s/></text:span><text:span text:style-name="T35">ﮌ</text:span><text:span text:style-name="T1"> </text:span><text:span text:style-name="T35">ﮍ</text:span><text:span text:style-name="T1"> </text:span><text:span text:style-name="T35">ﮎ</text:span><text:span text:style-name="T1"> </text:span><text:span text:style-name="T35">ﮏ</text:span><text:span text:style-name="T1"> </text:span><text:span text:style-name="T35">ﮐ</text:span><text:span text:style-name="T1"> </text:span><text:span text:style-name="T35">ﮑ</text:span><text:span text:style-name="T1"> </text:span><text:span text:style-name="T35">ﮒ</text:span><text:span text:style-name="T1"> </text:span><text:span text:style-name="T35">ﮓ</text:span><text:span text:style-name="T1"> </text:span><text:span text:style-name="T35">ﮔ</text:span><text:span text:style-name="T1"> </text:span><text:span text:style-name="T35">ﮕ</text:span></text:p>
      <text:p text:style-name="P24"><text:span text:style-name="T1"><text:s/></text:span><text:span text:style-name="T35">ﮖ</text:span><text:span text:style-name="T1"> </text:span><text:span text:style-name="T35">ﮗ</text:span><text:span text:style-name="T1"> </text:span><text:span text:style-name="T35">ﮘ</text:span><text:span text:style-name="T1"> </text:span><text:span text:style-name="T35">ﮙ</text:span><text:span text:style-name="T1"> </text:span><text:span text:style-name="T35">ﮚ</text:span><text:span text:style-name="T1"> </text:span><text:span text:style-name="T35">ﮛ</text:span><text:span text:style-name="T1"> </text:span><text:span text:style-name="T35">ﮜ</text:span><text:span text:style-name="T1"> </text:span><text:span text:style-name="T35">ﮝ</text:span></text:p>
      <text:p text:style-name="P24"><text:span text:style-name="T1"><text:s/></text:span><text:span text:style-name="T35">ﮞ</text:span><text:span text:style-name="T1"> </text:span><text:span text:style-name="T35">ﮟ</text:span><text:span text:style-name="T1"> </text:span><text:span text:style-name="T35">ﮠ</text:span><text:span text:style-name="T1"> </text:span><text:span text:style-name="T35">ﮡ</text:span><text:span text:style-name="T1"> </text:span><text:span text:style-name="T35">ﮢ</text:span><text:span text:style-name="T1"> </text:span><text:span text:style-name="T35">ﮣ</text:span><text:span text:style-name="T1"> </text:span><text:span text:style-name="T35">ﮤ</text:span></text:p>
      <text:p text:style-name="P24"><text:span text:style-name="T1"><text:s/></text:span><text:span text:style-name="T35">ﮥ</text:span><text:span text:style-name="T1"> </text:span><text:span text:style-name="T35">ﮦ</text:span><text:span text:style-name="T1"> </text:span><text:span text:style-name="T35">ﮧ</text:span><text:span text:style-name="T1"> </text:span><text:span text:style-name="T35">ﮨﮩ</text:span><text:span text:style-name="T1"> </text:span><text:span text:style-name="T35">ﮪ</text:span><text:span text:style-name="T1"> </text:span><text:span text:style-name="T35">ﮫ</text:span><text:span text:style-name="T1"> </text:span><text:span text:style-name="T35">ﮬ</text:span><text:span text:style-name="T1"> </text:span><text:span text:style-name="T35">ﮭ</text:span><text:span text:style-name="T1"> </text:span><text:span text:style-name="T35">ﮮ</text:span><text:span text:style-name="T1"> </text:span><text:span text:style-name="T35">ﮯ</text:span></text:p>
      <text:p text:style-name="P24"><text:span text:style-name="T1"><text:s/></text:span><text:span text:style-name="T35">ﮰ</text:span><text:span text:style-name="T1"> </text:span><text:span text:style-name="T35">ﮱ</text:span><text:span text:style-name="T1"> </text:span><text:span text:style-name="T35">ﯓ</text:span><text:span text:style-name="T1"> </text:span><text:span text:style-name="T35">ﯔ</text:span><text:span text:style-name="T1"> </text:span><text:span text:style-name="T35">ﯕ</text:span><text:span text:style-name="T1"> </text:span><text:span text:style-name="T35">ﯖﯗ</text:span><text:span text:style-name="T1"> </text:span><text:span text:style-name="T35">ﯘ</text:span><text:span text:style-name="T1"> </text:span><text:span text:style-name="T35">ﯙ</text:span></text:p>
      <text:p text:style-name="P24"><text:span text:style-name="T1"><text:s/></text:span><text:span text:style-name="T35">ﯚ</text:span><text:span text:style-name="T1"> </text:span><text:span text:style-name="T35">ﯛ</text:span><text:span text:style-name="T1"> </text:span><text:span text:style-name="T35">ﯜ</text:span><text:span text:style-name="T1"> </text:span><text:span text:style-name="T35">ﯝ</text:span><text:span text:style-name="T1"> </text:span><text:span text:style-name="T35">ﯞ</text:span><text:span text:style-name="T1"> </text:span><text:span text:style-name="T35">ﯟ</text:span><text:span text:style-name="T1"> </text:span><text:span text:style-name="T35">ﯠ</text:span><text:span text:style-name="T1"> </text:span><text:span text:style-name="T35">ﯡ</text:span></text:p>
      <text:p text:style-name="P24"><text:span text:style-name="T35">ﯢ</text:span><text:span text:style-name="T1"> </text:span><text:span text:style-name="T35">ﯣﯤ</text:span><text:span text:style-name="T1"> </text:span><text:span text:style-name="T35">ﯥ</text:span><text:span text:style-name="T1"> </text:span><text:span text:style-name="T35">ﯦ</text:span><text:span text:style-name="T1"> </text:span><text:span text:style-name="T35">ﯧ</text:span><text:span text:style-name="T1"> </text:span><text:span text:style-name="T35">ﯨ</text:span><text:span text:style-name="T1"> </text:span><text:span text:style-name="T35">ﯩ</text:span><text:span text:style-name="T1"> </text:span><text:span text:style-name="T35">ﯪ</text:span><text:span text:style-name="T1"> </text:span><text:span text:style-name="T35">ﯫ</text:span><text:span text:style-name="T1"> </text:span><text:span text:style-name="T35">ﯬ</text:span></text:p>
      <text:p text:style-name="P24"><text:span text:style-name="T1"><text:s/></text:span><text:span text:style-name="T35">ﯭ</text:span><text:span text:style-name="T1"> </text:span><text:span text:style-name="T35">ﯮ</text:span><text:span text:style-name="T1"> </text:span><text:span text:style-name="T35">ﯯ</text:span><text:span text:style-name="T1"> </text:span><text:span text:style-name="T35">ﯰ</text:span><text:span text:style-name="T1"> </text:span><text:span text:style-name="T35">ﯱ</text:span><text:span text:style-name="T1"> </text:span><text:span text:style-name="T35">ﯲ</text:span><text:span text:style-name="T1"> </text:span><text:span text:style-name="T35">ﯳ</text:span><text:span text:style-name="T1"> </text:span><text:span text:style-name="T35">ﯴ</text:span><text:span text:style-name="T1"> </text:span><text:span text:style-name="T35">ﯵ</text:span></text:p>
      <text:p text:style-name="P24"><text:span text:style-name="T1"><text:s/></text:span><text:span text:style-name="T35">ﯶ</text:span><text:span text:style-name="T1"> </text:span><text:span text:style-name="T35">ﯷ</text:span><text:span text:style-name="T1"> </text:span><text:span text:style-name="T35">ﯸ</text:span><text:span text:style-name="T1"> </text:span><text:span text:style-name="T35">ﯹ</text:span><text:span text:style-name="T1"> </text:span><text:span text:style-name="T35">ﯺﯻ</text:span><text:span text:style-name="T1"> </text:span><text:span text:style-name="T35">ﯼ</text:span><text:span text:style-name="T1"> </text:span><text:span text:style-name="T35">ﯽ</text:span><text:span text:style-name="T1"> </text:span><text:span text:style-name="T35">ﯾ</text:span><text:span text:style-name="T1"> </text:span><text:span text:style-name="T35">ﯿ</text:span></text:p>
      <text:p text:style-name="P35"><text:span text:style-name="T36">ﭑ</text:span><text:span text:style-name="T1"> </text:span><text:span text:style-name="T36">ﭒ</text:span><text:span text:style-name="T1"> </text:span><text:span text:style-name="T36">ﭓﭔ</text:span><text:span text:style-name="T1"> </text:span><text:span text:style-name="T36">ﭕ</text:span><text:span text:style-name="T1"> </text:span><text:span text:style-name="T36">ﭖ</text:span><text:span text:style-name="T1"> </text:span><text:span text:style-name="T36">ﭗ</text:span><text:span text:style-name="T1"> </text:span><text:span text:style-name="T36">ﭘ</text:span><text:span text:style-name="T1"> </text:span><text:span text:style-name="T36">ﭙ</text:span><text:span text:style-name="T1"> </text:span><text:span text:style-name="T36">ﭚ</text:span><text:span text:style-name="T1"> </text:span><text:span text:style-name="T36">ﭛﭜ</text:span></text:p>
      <text:p text:style-name="P25"><text:span text:style-name="T1"><text:s/></text:span><text:span text:style-name="T36">ﭝ</text:span><text:span text:style-name="T1"> </text:span><text:span text:style-name="T36">ﭞ</text:span><text:span text:style-name="T1"> </text:span><text:span text:style-name="T36">ﭟ</text:span><text:span text:style-name="T1"> </text:span><text:span text:style-name="T36">ﭠ</text:span><text:span text:style-name="T1"> </text:span><text:span text:style-name="T36">ﭡ</text:span><text:span text:style-name="T1"> </text:span><text:span text:style-name="T36">ﭢ</text:span><text:span text:style-name="T1"> </text:span><text:span text:style-name="T36">ﭣ</text:span><text:span text:style-name="T1"> </text:span><text:span text:style-name="T36">ﭤﭥ</text:span><text:span text:style-name="T1"> </text:span><text:span text:style-name="T36">ﭦ</text:span></text:p>
      <text:p text:style-name="P25"><text:span text:style-name="T1"><text:s/></text:span><text:span text:style-name="T36">ﭧ</text:span><text:span text:style-name="T1"> </text:span><text:span text:style-name="T36">ﭨ</text:span><text:span text:style-name="T1"> </text:span><text:span text:style-name="T36">ﭩ</text:span><text:span text:style-name="T1"> </text:span><text:span text:style-name="T36">ﭪ</text:span><text:span text:style-name="T1"> </text:span><text:span text:style-name="T36">ﭫﭬ</text:span><text:span text:style-name="T1"> </text:span><text:span text:style-name="T36">ﭭ</text:span><text:span text:style-name="T1"> </text:span><text:span text:style-name="T36">ﭮ</text:span><text:span text:style-name="T1"> </text:span><text:span text:style-name="T36">ﭯ</text:span><text:span text:style-name="T1"> </text:span><text:span text:style-name="T36">ﭰﭱ</text:span><text:span text:style-name="T1"> </text:span><text:span text:style-name="T36">ﭲ</text:span><text:span text:style-name="T1"> </text:span><text:span text:style-name="T36">ﭳ</text:span></text:p>
      <text:p text:style-name="P25"><text:span text:style-name="T1"><text:s/></text:span><text:span text:style-name="T36">ﭴ</text:span><text:span text:style-name="T1"> </text:span><text:span text:style-name="T36">ﭵ</text:span><text:span text:style-name="T1"> </text:span><text:span text:style-name="T36">ﭶ</text:span><text:span text:style-name="T1"> </text:span><text:span text:style-name="T36">ﭷ</text:span><text:span text:style-name="T1"> </text:span><text:span text:style-name="T36">ﭸ</text:span><text:span text:style-name="T1"> </text:span><text:span text:style-name="T36">ﭹ</text:span><text:span text:style-name="T1"> </text:span><text:span text:style-name="T36">ﭺ</text:span></text:p>
      <text:p text:style-name="P25"><text:span text:style-name="T1"><text:s/></text:span><text:span text:style-name="T36">ﭻ</text:span><text:span text:style-name="T1"> </text:span><text:span text:style-name="T36">ﭼ</text:span><text:span text:style-name="T1"> </text:span><text:span text:style-name="T36">ﭽ</text:span><text:span text:style-name="T1"> </text:span><text:span text:style-name="T36">ﭾ</text:span><text:span text:style-name="T1"> </text:span><text:span text:style-name="T36">ﭿ</text:span><text:span text:style-name="T1"> </text:span><text:span text:style-name="T36">ﮀ</text:span><text:span text:style-name="T1"> </text:span><text:span text:style-name="T36">ﮁﮂ</text:span><text:span text:style-name="T1"> </text:span><text:span text:style-name="T36">ﮃ</text:span><text:span text:style-name="T1"> </text:span><text:span text:style-name="T36">ﮄ</text:span><text:span text:style-name="T1"> </text:span><text:span text:style-name="T36">ﮅ</text:span></text:p>
      <text:p text:style-name="P25"><text:span text:style-name="T1"><text:s/></text:span><text:span text:style-name="T36">ﮆ</text:span><text:span text:style-name="T1"> </text:span><text:span text:style-name="T36">ﮇ</text:span><text:span text:style-name="T1"> </text:span><text:span text:style-name="T36">ﮈ</text:span><text:span text:style-name="T1"> </text:span><text:span text:style-name="T36">ﮉ</text:span><text:span text:style-name="T1"> </text:span><text:span text:style-name="T36">ﮊ</text:span><text:span text:style-name="T1"> </text:span><text:span text:style-name="T36">ﮋ</text:span><text:span text:style-name="T1"> </text:span><text:span text:style-name="T36">ﮌ</text:span><text:span text:style-name="T1"> </text:span><text:span text:style-name="T36">ﮍ</text:span></text:p>
      <text:p text:style-name="P6"><text:span text:style-name="T47">ﮌﯞ</text:span></text:p>
      <text:p text:style-name="P6"><text:span text:style-name="T47">ﭤﭥﭦ</text:span></text:p>
      <text:p text:style-name="P25"><text:span text:style-name="T36">ﮎ</text:span><text:span text:style-name="T1"> </text:span><text:span text:style-name="T36">ﮏ</text:span><text:span text:style-name="T1"> </text:span><text:span text:style-name="T36">ﮐ</text:span><text:span text:style-name="T1"> </text:span><text:span text:style-name="T36">ﮑ</text:span><text:span text:style-name="T1"> </text:span><text:span text:style-name="T36">ﮒ</text:span><text:span text:style-name="T1"> </text:span><text:span text:style-name="T36">ﮓ</text:span><text:span text:style-name="T1"> </text:span><text:span text:style-name="T36">ﮔ</text:span><text:span text:style-name="T1"> </text:span><text:span text:style-name="T36">ﮕ</text:span><text:span text:style-name="T1"> </text:span><text:span text:style-name="T36">ﮖﮗ</text:span><text:span text:style-name="T1"> </text:span><text:span text:style-name="T36">ﮘ</text:span></text:p>
      <text:p text:style-name="P25"><text:span text:style-name="T1"><text:s/></text:span><text:span text:style-name="T36">ﮙﮚ</text:span><text:span text:style-name="T1"> </text:span><text:span text:style-name="T36">ﮛ</text:span><text:span text:style-name="T1"> </text:span><text:span text:style-name="T36">ﮜ</text:span><text:span text:style-name="T1"> </text:span><text:span text:style-name="T36">ﮝ</text:span><text:span text:style-name="T1"> </text:span><text:span text:style-name="T36">ﮞ</text:span><text:span text:style-name="T1"> </text:span><text:span text:style-name="T36">ﮟ</text:span><text:span text:style-name="T1"> </text:span><text:span text:style-name="T36">ﮠ</text:span><text:span text:style-name="T1"> </text:span><text:span text:style-name="T36">ﮡ</text:span><text:span text:style-name="T1"> </text:span><text:span text:style-name="T36">ﮢ</text:span><text:span text:style-name="T1"> </text:span><text:span text:style-name="T36">ﮣ</text:span><text:span text:style-name="T1"> </text:span><text:span text:style-name="T36">ﮤ</text:span></text:p>
      <text:p text:style-name="P25"><text:span text:style-name="T1"><text:s/></text:span><text:span text:style-name="T36">ﮥ</text:span><text:span text:style-name="T1"> </text:span><text:span text:style-name="T36">ﮦ</text:span><text:span text:style-name="T1"> </text:span><text:span text:style-name="T36">ﮧ</text:span><text:span text:style-name="T1"> </text:span><text:span text:style-name="T36">ﮨ</text:span><text:span text:style-name="T1"> </text:span><text:span text:style-name="T36">ﮩ</text:span><text:span text:style-name="T1"> </text:span><text:span text:style-name="T36">ﮪ</text:span><text:span text:style-name="T1"> </text:span><text:span text:style-name="T36">ﮫ</text:span><text:span text:style-name="T1"> </text:span><text:span text:style-name="T36">ﮬ</text:span><text:span text:style-name="T1"> </text:span><text:span text:style-name="T36">ﮭ</text:span><text:span text:style-name="T1"> </text:span><text:span text:style-name="T36">ﮮ</text:span></text:p>
      <text:p text:style-name="P25"><text:span text:style-name="T1"><text:s/></text:span><text:span text:style-name="T36">ﮯ</text:span><text:span text:style-name="T1"> </text:span><text:span text:style-name="T36">ﮰ</text:span><text:span text:style-name="T1"> </text:span><text:span text:style-name="T36">ﮱ</text:span><text:span text:style-name="T1"> </text:span><text:span text:style-name="T36">ﯓ</text:span><text:span text:style-name="T1"> </text:span><text:span text:style-name="T36">ﯔ</text:span><text:span text:style-name="T1"> </text:span><text:span text:style-name="T36">ﯕ</text:span><text:span text:style-name="T1"> </text:span><text:span text:style-name="T36">ﯖ</text:span><text:span text:style-name="T1"> </text:span><text:span text:style-name="T36">ﯗ</text:span><text:span text:style-name="T1"> </text:span><text:span text:style-name="T36">ﯘ</text:span><text:span text:style-name="T1"> </text:span><text:span text:style-name="T36">ﯙ</text:span></text:p>
      <text:p text:style-name="P25"><text:span text:style-name="T1"><text:s/></text:span><text:span text:style-name="T36">ﯚ</text:span><text:span text:style-name="T1"> </text:span><text:span text:style-name="T36">ﯛ</text:span><text:span text:style-name="T1"> </text:span><text:span text:style-name="T36">ﯜ</text:span><text:span text:style-name="T1"> </text:span><text:span text:style-name="T36">ﯝ</text:span><text:span text:style-name="T1"> </text:span><text:span text:style-name="T36">ﯞ</text:span><text:span text:style-name="T1"> </text:span><text:span text:style-name="T36">ﯟ</text:span><text:span text:style-name="T1"> </text:span><text:span text:style-name="T36">ﯠ</text:span><text:span text:style-name="T1"> </text:span><text:span text:style-name="T36">ﯡ</text:span></text:p>
      <text:p text:style-name="P25"><text:span text:style-name="T1"><text:s/></text:span><text:span text:style-name="T36">ﯢ</text:span><text:span text:style-name="T1"> </text:span><text:span text:style-name="T36">ﯣ</text:span><text:span text:style-name="T1"> </text:span><text:span text:style-name="T36">ﯤﯥ</text:span><text:span text:style-name="T1"> </text:span><text:span text:style-name="T36">ﯦ</text:span><text:span text:style-name="T1"> </text:span><text:span text:style-name="T36">ﯧ</text:span><text:span text:style-name="T1"> </text:span><text:span text:style-name="T36">ﯨ</text:span><text:span text:style-name="T1"> </text:span><text:span text:style-name="T36">ﯩ</text:span><text:span text:style-name="T1"> </text:span><text:span text:style-name="T36">ﯪ</text:span><text:span text:style-name="T1"> </text:span><text:span text:style-name="T36">ﯫ</text:span><text:span text:style-name="T1"> </text:span><text:span text:style-name="T36">ﯬ</text:span></text:p>
      <text:p text:style-name="P25"><text:span text:style-name="T1"><text:s/></text:span><text:span text:style-name="T36">ﯭ</text:span><text:span text:style-name="T1"> </text:span><text:span text:style-name="T36">ﯮ</text:span><text:span text:style-name="T1"> </text:span><text:span text:style-name="T36">ﯯ</text:span><text:span text:style-name="T1"> </text:span><text:span text:style-name="T36">ﯰ</text:span><text:span text:style-name="T1"> </text:span><text:span text:style-name="T36">ﯱ</text:span><text:span text:style-name="T1"> </text:span><text:span text:style-name="T36">ﯲ</text:span><text:span text:style-name="T1"> </text:span><text:span text:style-name="T36">ﯳ</text:span><text:span text:style-name="T1"> </text:span><text:span text:style-name="T36">ﯴ</text:span></text:p>
      <text:p text:style-name="P48"><text:span text:style-name="T37">ﭑ</text:span><text:span text:style-name="T1"> </text:span><text:span text:style-name="T37">ﭒ</text:span><text:span text:style-name="T1"> </text:span><text:span text:style-name="T37">ﭓ</text:span><text:span text:style-name="T1"> </text:span><text:span text:style-name="T37">ﭔ</text:span><text:span text:style-name="T1"> </text:span><text:span text:style-name="T37">ﭕ</text:span><text:span text:style-name="T1"> </text:span><text:span text:style-name="T37">ﭖ</text:span><text:span text:style-name="T1"> </text:span><text:span text:style-name="T37">ﭗ</text:span><text:span text:style-name="T1"> </text:span><text:span text:style-name="T37">ﭘ</text:span><text:span text:style-name="T1"> </text:span><text:span text:style-name="T37">ﭙﭚ</text:span><text:span text:style-name="T1"> </text:span><text:span text:style-name="T37">ﭛ</text:span><text:span text:style-name="T1"> </text:span><text:span text:style-name="T37">ﭜ</text:span></text:p>
      <text:p text:style-name="P26"><text:span text:style-name="T1"><text:s/></text:span><text:span text:style-name="T37">ﭝ</text:span><text:span text:style-name="T1"> </text:span><text:span text:style-name="T37">ﭞ</text:span><text:span text:style-name="T1"> </text:span><text:span text:style-name="T37">ﭟ</text:span><text:span text:style-name="T1"> </text:span><text:span text:style-name="T37">ﭠ</text:span><text:span text:style-name="T1"> </text:span><text:span text:style-name="T37">ﭡ</text:span><text:span text:style-name="T1"> </text:span><text:span text:style-name="T37">ﭢ</text:span><text:span text:style-name="T1"> </text:span><text:span text:style-name="T37">ﭣ</text:span><text:span text:style-name="T1"> </text:span><text:span text:style-name="T37">ﭤ</text:span><text:span text:style-name="T1"> </text:span><text:span text:style-name="T37">ﭥ</text:span><text:span text:style-name="T1"> </text:span><text:span text:style-name="T37">ﭦ</text:span><text:span text:style-name="T1"> </text:span><text:span text:style-name="T37">ﭧ</text:span></text:p>
      <text:p text:style-name="P26"><text:span text:style-name="T1"><text:s/></text:span><text:span text:style-name="T37">ﭨ</text:span><text:span text:style-name="T1"> </text:span><text:span text:style-name="T37">ﭩ</text:span><text:span text:style-name="T1"> </text:span><text:span text:style-name="T37">ﭪ</text:span><text:span text:style-name="T1"> </text:span><text:span text:style-name="T37">ﭫ</text:span><text:span text:style-name="T1"> </text:span><text:span text:style-name="T37">ﭬ</text:span><text:span text:style-name="T1"> </text:span><text:span text:style-name="T37">ﭭ</text:span><text:span text:style-name="T1"> </text:span><text:span text:style-name="T37">ﭮ</text:span><text:span text:style-name="T1"> </text:span><text:span text:style-name="T37">ﭯ</text:span><text:span text:style-name="T1"> </text:span><text:span text:style-name="T37">ﭰ</text:span></text:p>
      <text:p text:style-name="P26"><text:span text:style-name="T1"><text:s/></text:span><text:span text:style-name="T37">ﭱ</text:span><text:span text:style-name="T1"> </text:span><text:span text:style-name="T37">ﭲ</text:span><text:span text:style-name="T1"> </text:span><text:span text:style-name="T37">ﭳ</text:span><text:span text:style-name="T1"> </text:span><text:span text:style-name="T37">ﭴ</text:span><text:span text:style-name="T1"> </text:span><text:span text:style-name="T37">ﭵﭶ</text:span><text:span text:style-name="T1"> </text:span><text:span text:style-name="T37">ﭷ</text:span><text:span text:style-name="T1"> </text:span><text:span text:style-name="T37">ﭸ</text:span><text:span text:style-name="T1"> </text:span><text:span text:style-name="T37">ﭹ</text:span><text:span text:style-name="T1"> </text:span><text:span text:style-name="T37">ﭺ</text:span><text:span text:style-name="T1"> </text:span><text:span text:style-name="T37">ﭻ</text:span><text:span text:style-name="T1"> </text:span><text:span text:style-name="T37">ﭼ</text:span><text:span text:style-name="T1"> </text:span><text:span text:style-name="T37">ﭽ</text:span></text:p>
      <text:p text:style-name="P26"><text:span text:style-name="T1"><text:s/></text:span><text:span text:style-name="T37">ﭾ</text:span><text:span text:style-name="T1"> </text:span><text:span text:style-name="T37">ﭿ</text:span><text:span text:style-name="T1"> </text:span><text:span text:style-name="T37">ﮀ</text:span><text:span text:style-name="T1"> </text:span><text:span text:style-name="T37">ﮁ</text:span><text:span text:style-name="T1"> </text:span><text:span text:style-name="T37">ﮂ</text:span><text:span text:style-name="T1"> </text:span><text:span text:style-name="T37">ﮃ</text:span><text:span text:style-name="T1"> </text:span><text:span text:style-name="T37">ﮄ</text:span><text:span text:style-name="T1"> </text:span><text:span text:style-name="T37">ﮅ</text:span><text:span text:style-name="T1"> </text:span><text:span text:style-name="T37">ﮆ</text:span></text:p>
      <text:p text:style-name="P26"><text:span text:style-name="T1"><text:s/></text:span><text:span text:style-name="T37">ﮇ</text:span><text:span text:style-name="T1"> </text:span><text:span text:style-name="T37">ﮈ</text:span><text:span text:style-name="T1"> </text:span><text:span text:style-name="T37">ﮉ</text:span><text:span text:style-name="T1"> </text:span><text:span text:style-name="T37">ﮊﮋ</text:span><text:span text:style-name="T1"> </text:span><text:span text:style-name="T37">ﮌ</text:span><text:span text:style-name="T1"> </text:span><text:span text:style-name="T37">ﮍ</text:span><text:span text:style-name="T1"> </text:span><text:span text:style-name="T37">ﮎ</text:span><text:span text:style-name="T1"> </text:span><text:span text:style-name="T37">ﮏ</text:span></text:p>
      <text:p text:style-name="P26"><text:span text:style-name="T1"><text:s/></text:span><text:span text:style-name="T37">ﮐ</text:span><text:span text:style-name="T1"> </text:span><text:span text:style-name="T37">ﮑ</text:span><text:span text:style-name="T1"> </text:span><text:span text:style-name="T37">ﮒ</text:span><text:span text:style-name="T1"> </text:span><text:span text:style-name="T37">ﮓﮔ</text:span><text:span text:style-name="T1"> </text:span><text:span text:style-name="T37">ﮕ</text:span><text:span text:style-name="T1"> </text:span><text:span text:style-name="T37">ﮖ</text:span><text:span text:style-name="T1"> </text:span><text:span text:style-name="T37">ﮗ</text:span><text:span text:style-name="T1"> </text:span><text:span text:style-name="T37">ﮘ</text:span><text:span text:style-name="T1"> </text:span><text:span text:style-name="T37">ﮙ</text:span><text:span text:style-name="T1"> </text:span><text:span text:style-name="T37">ﮚ</text:span></text:p>
      <text:p text:style-name="P26"><text:span text:style-name="T1"><text:s/></text:span><text:span text:style-name="T37">ﮛ</text:span><text:span text:style-name="T1"> </text:span><text:span text:style-name="T37">ﮜ</text:span><text:span text:style-name="T1"> </text:span><text:span text:style-name="T37">ﮝ</text:span><text:span text:style-name="T1"> </text:span><text:span text:style-name="T37">ﮞ</text:span><text:span text:style-name="T1"> </text:span><text:span text:style-name="T37">ﮟﮠ</text:span><text:span text:style-name="T1"> </text:span><text:span text:style-name="T37">ﮡ</text:span><text:span text:style-name="T1"> </text:span><text:span text:style-name="T37">ﮢ</text:span><text:span text:style-name="T1"> </text:span><text:span text:style-name="T37">ﮣ</text:span></text:p>
      <text:p text:style-name="P26"><text:span text:style-name="T1"><text:s/></text:span><text:span text:style-name="T37">ﮤ</text:span><text:span text:style-name="T1"> </text:span><text:span text:style-name="T37">ﮥ</text:span><text:span text:style-name="T1"> </text:span><text:span text:style-name="T37">ﮦ</text:span><text:span text:style-name="T1"> </text:span><text:span text:style-name="T37">ﮧ</text:span><text:span text:style-name="T1"> </text:span><text:span text:style-name="T37">ﮨ</text:span><text:span text:style-name="T1"> </text:span><text:span text:style-name="T37">ﮩ</text:span><text:span text:style-name="T1"> </text:span><text:span text:style-name="T37">ﮪ</text:span><text:span text:style-name="T1"> </text:span><text:span text:style-name="T37">ﮫ</text:span><text:span text:style-name="T1"> </text:span><text:span text:style-name="T37">ﮬ</text:span><text:span text:style-name="T1"> </text:span><text:span text:style-name="T37">ﮭﮮ</text:span><text:span text:style-name="T1"> </text:span><text:span text:style-name="T37">ﮯ</text:span><text:span text:style-name="T1"> </text:span><text:span text:style-name="T37">ﮰ</text:span></text:p>
      <text:p text:style-name="P26"><text:span text:style-name="T1"><text:s/></text:span><text:span text:style-name="T37">ﮱ</text:span><text:span text:style-name="T1"> </text:span><text:span text:style-name="T37">ﯓ</text:span><text:span text:style-name="T1"> </text:span><text:span text:style-name="T37">ﯔ</text:span><text:span text:style-name="T1"> </text:span><text:span text:style-name="T37">ﯕﯖ</text:span><text:span text:style-name="T1"> </text:span><text:span text:style-name="T37">ﯗ</text:span><text:span text:style-name="T1"> </text:span><text:span text:style-name="T37">ﯘ</text:span><text:span text:style-name="T1"> </text:span><text:span text:style-name="T37">ﯙ</text:span><text:span text:style-name="T1"> </text:span><text:span text:style-name="T37">ﯚ</text:span></text:p>
      <text:p text:style-name="P26"><text:span text:style-name="T1"><text:s/></text:span><text:span text:style-name="T37">ﯛ</text:span><text:span text:style-name="T1"> </text:span><text:span text:style-name="T37">ﯜ</text:span><text:span text:style-name="T1"> </text:span><text:span text:style-name="T37">ﯝ</text:span><text:span text:style-name="T1"> </text:span><text:span text:style-name="T37">ﯞ</text:span><text:span text:style-name="T1"> </text:span><text:span text:style-name="T37">ﯟ</text:span><text:span text:style-name="T1"> </text:span><text:span text:style-name="T37">ﯠ</text:span><text:span text:style-name="T1"> </text:span><text:span text:style-name="T37">ﯡﯢ</text:span><text:span text:style-name="T1"> </text:span><text:span text:style-name="T37">ﯣ</text:span><text:span text:style-name="T1"> </text:span><text:span text:style-name="T37">ﯤ</text:span></text:p>
      <text:p text:style-name="P26"><text:span text:style-name="T1"><text:s/></text:span><text:span text:style-name="T37">ﯥ</text:span><text:span text:style-name="T1"> </text:span><text:span text:style-name="T37">ﯦ</text:span><text:span text:style-name="T1"> </text:span><text:span text:style-name="T37">ﯧ</text:span><text:span text:style-name="T1"> </text:span><text:span text:style-name="T37">ﯨ</text:span><text:span text:style-name="T1"> </text:span><text:span text:style-name="T37">ﯩ</text:span><text:span text:style-name="T1"> </text:span><text:span text:style-name="T37">ﯪ</text:span><text:span text:style-name="T1"> </text:span><text:span text:style-name="T37">ﯫ</text:span><text:span text:style-name="T1"> </text:span><text:span text:style-name="T37">ﯬ</text:span><text:span text:style-name="T1"> </text:span><text:span text:style-name="T37">ﯭ</text:span><text:span text:style-name="T1"> </text:span><text:span text:style-name="T37">ﯮ</text:span><text:span text:style-name="T1"> </text:span><text:span text:style-name="T37">ﯯ</text:span></text:p>
      <text:p text:style-name="P26"><text:span text:style-name="T1"><text:s/></text:span><text:span text:style-name="T37">ﯰ</text:span><text:span text:style-name="T1"> </text:span><text:span text:style-name="T37">ﯱ</text:span><text:span text:style-name="T1"> </text:span><text:span text:style-name="T37">ﯲ</text:span><text:span text:style-name="T1"> </text:span><text:span text:style-name="T37">ﯳ</text:span><text:span text:style-name="T1"> </text:span><text:span text:style-name="T37">ﯴ</text:span><text:span text:style-name="T1"> </text:span><text:span text:style-name="T37">ﯵ</text:span><text:span text:style-name="T1"> </text:span><text:span text:style-name="T37">ﯶ</text:span><text:span text:style-name="T1"> </text:span><text:span text:style-name="T37">ﯷ</text:span><text:span text:style-name="T1"> </text:span><text:span text:style-name="T37">ﯸ</text:span><text:span text:style-name="T1"> </text:span><text:span text:style-name="T37">ﯹ</text:span><text:span text:style-name="T1"> </text:span><text:span text:style-name="T37">ﯺ</text:span><text:span text:style-name="T1"> </text:span><text:span text:style-name="T37">ﯻ</text:span><text:span text:style-name="T1"> </text:span><text:span text:style-name="T37">ﯼ</text:span></text:p>
      <text:p text:style-name="P26"><text:span text:style-name="T1"><text:s/></text:span><text:span text:style-name="T37">ﯽﯾ</text:span><text:span text:style-name="T1"> </text:span><text:span text:style-name="T37">ﯿ</text:span><text:span text:style-name="T1"> </text:span><text:span text:style-name="T37">ﰀ</text:span><text:span text:style-name="T1"> </text:span><text:span text:style-name="T37">ﰁ</text:span><text:span text:style-name="T1"> </text:span><text:span text:style-name="T37">ﰂ</text:span><text:span text:style-name="T1"> </text:span><text:span text:style-name="T37">ﰃ</text:span><text:span text:style-name="T1"> </text:span><text:span text:style-name="T37">ﰄﰅ</text:span><text:span text:style-name="T1"> </text:span><text:span text:style-name="T37">ﰆ</text:span><text:span text:style-name="T1"> </text:span><text:span text:style-name="T37">ﰇ</text:span></text:p>
      <text:p text:style-name="P26"><text:span text:style-name="T1"><text:s/></text:span><text:span text:style-name="T37">ﰈ</text:span><text:span text:style-name="T1"> </text:span><text:span text:style-name="T37">ﰉ</text:span><text:span text:style-name="T1"> </text:span><text:span text:style-name="T37">ﰊﰋ</text:span><text:span text:style-name="T1"> </text:span><text:span text:style-name="T37">ﰌ</text:span><text:span text:style-name="T1"> </text:span><text:span text:style-name="T37">ﰍ</text:span><text:span text:style-name="T1"> </text:span><text:span text:style-name="T37">ﰎ</text:span><text:span text:style-name="T1"> </text:span><text:span text:style-name="T37">ﰏ</text:span><text:span text:style-name="T1"> </text:span><text:span text:style-name="T37">ﰐ ﰑ</text:span><text:span text:style-name="T1"> </text:span><text:span text:style-name="T37">ﰒ</text:span></text:p>
      <text:p text:style-name="P49"><text:span text:style-name="T38">ﭑ</text:span><text:span text:style-name="T1"> </text:span><text:span text:style-name="T38">ﭒ</text:span><text:span text:style-name="T1"> </text:span><text:span text:style-name="T38">ﭓ</text:span><text:span text:style-name="T1"> </text:span><text:span text:style-name="T38">ﭔ</text:span><text:span text:style-name="T1"> </text:span><text:span text:style-name="T38">ﭕ</text:span><text:span text:style-name="T1"> </text:span><text:span text:style-name="T38">ﭖ</text:span><text:span text:style-name="T1"> </text:span><text:span text:style-name="T38">ﭗ</text:span><text:span text:style-name="T1"> </text:span><text:span text:style-name="T38">ﭘ</text:span><text:span text:style-name="T1"> </text:span><text:span text:style-name="T38">ﭙ</text:span><text:span text:style-name="T1"> </text:span><text:span text:style-name="T38">ﭚ</text:span></text:p>
      <text:p text:style-name="P27"><text:span text:style-name="T1"><text:s/></text:span><text:span text:style-name="T38">ﭛﭜ</text:span><text:span text:style-name="T1"> </text:span><text:span text:style-name="T38">ﭝ</text:span><text:span text:style-name="T1"> </text:span><text:span text:style-name="T38">ﭞ</text:span><text:span text:style-name="T1"> </text:span><text:span text:style-name="T38">ﭟ</text:span><text:span text:style-name="T1"> </text:span><text:span text:style-name="T38">ﭠ</text:span><text:span text:style-name="T1"> </text:span><text:span text:style-name="T38">ﭡ</text:span><text:span text:style-name="T1"> </text:span><text:span text:style-name="T38">ﭢﭣ</text:span><text:span text:style-name="T1"> </text:span><text:span text:style-name="T38">ﭤ</text:span><text:span text:style-name="T1"> </text:span><text:span text:style-name="T38">ﭥ</text:span><text:span text:style-name="T1"> </text:span><text:span text:style-name="T38">ﭦ</text:span></text:p>
      <text:p text:style-name="P27"><text:span text:style-name="T1"><text:s/></text:span><text:span text:style-name="T38">ﭧ</text:span><text:span text:style-name="T1"> </text:span><text:span text:style-name="T38">ﭨ</text:span><text:span text:style-name="T1"> </text:span><text:span text:style-name="T38">ﭩ</text:span><text:span text:style-name="T1"> </text:span><text:span text:style-name="T38">ﭪ</text:span><text:span text:style-name="T1"> </text:span><text:span text:style-name="T38">ﭫﭬ</text:span><text:span text:style-name="T1"> </text:span><text:span text:style-name="T38">ﭭ</text:span><text:span text:style-name="T1"> </text:span><text:span text:style-name="T38">ﭮﭯ</text:span><text:span text:style-name="T1"> </text:span><text:span text:style-name="T38">ﭰ</text:span><text:span text:style-name="T1"> </text:span><text:span text:style-name="T38">ﭱ</text:span></text:p>
      <text:p text:style-name="P27"><text:span text:style-name="T1"><text:s/></text:span><text:span text:style-name="T38">ﭲ</text:span><text:span text:style-name="T1"> </text:span><text:span text:style-name="T38">ﭳ</text:span><text:span text:style-name="T1"> </text:span><text:span text:style-name="T38">ﭴ</text:span><text:span text:style-name="T1"> </text:span><text:span text:style-name="T38">ﭵ</text:span><text:span text:style-name="T1"> </text:span><text:span text:style-name="T38">ﭶ</text:span><text:span text:style-name="T1"> </text:span><text:span text:style-name="T38">ﭷ</text:span><text:span text:style-name="T1"> </text:span><text:span text:style-name="T38">ﭸ</text:span><text:span text:style-name="T1"> </text:span><text:span text:style-name="T38">ﭹ</text:span><text:span text:style-name="T1"> </text:span><text:span text:style-name="T38">ﭺ</text:span><text:span text:style-name="T1"> </text:span><text:span text:style-name="T38">ﭻ</text:span><text:span text:style-name="T1"> </text:span><text:span text:style-name="T38">ﭼ</text:span></text:p>
      <text:p text:style-name="P27"><text:span text:style-name="T1"><text:s/></text:span><text:span text:style-name="T38">ﭽ</text:span><text:span text:style-name="T1"> </text:span><text:span text:style-name="T38">ﭾ</text:span><text:span text:style-name="T1"> </text:span><text:span text:style-name="T38">ﭿﮀ</text:span><text:span text:style-name="T1"> </text:span><text:span text:style-name="T38">ﮁ</text:span><text:span text:style-name="T1"> </text:span><text:span text:style-name="T38">ﮂ</text:span><text:span text:style-name="T1"> </text:span><text:span text:style-name="T38">ﮃ</text:span><text:span text:style-name="T1"> </text:span><text:span text:style-name="T38">ﮄ</text:span><text:span text:style-name="T1"> </text:span><text:span text:style-name="T38">ﮅﮆ</text:span><text:span text:style-name="T1"> </text:span><text:span text:style-name="T38">ﮇ</text:span><text:span text:style-name="T1"> </text:span><text:span text:style-name="T38">ﮈ</text:span></text:p>
      <text:p text:style-name="P27"><text:span text:style-name="T1"><text:s/></text:span><text:span text:style-name="T38">ﮉ</text:span><text:span text:style-name="T1"> </text:span><text:span text:style-name="T38">ﮊ</text:span><text:span text:style-name="T1"> </text:span><text:span text:style-name="T38">ﮋ</text:span><text:span text:style-name="T1"> </text:span><text:span text:style-name="T38">ﮌ</text:span><text:span text:style-name="T1"> </text:span><text:span text:style-name="T38">ﮍ</text:span><text:span text:style-name="T1"> </text:span><text:span text:style-name="T38">ﮎ</text:span><text:span text:style-name="T1"> </text:span><text:span text:style-name="T38">ﮏﮐ</text:span><text:span text:style-name="T1"> </text:span><text:span text:style-name="T38">ﮑ</text:span><text:span text:style-name="T1"> </text:span><text:span text:style-name="T38">ﮒ</text:span><text:span text:style-name="T1"> </text:span><text:span text:style-name="T38">ﮓ</text:span><text:span text:style-name="T1"> </text:span><text:span text:style-name="T38">ﮔ</text:span></text:p>
      <text:p text:style-name="P27"><text:span text:style-name="T1"><text:s/></text:span><text:span text:style-name="T38">ﮕ</text:span><text:span text:style-name="T1"> </text:span><text:span text:style-name="T38">ﮖ</text:span><text:span text:style-name="T1"> </text:span><text:span text:style-name="T38">ﮗ</text:span><text:span text:style-name="T1"> </text:span><text:span text:style-name="T38">ﮘ</text:span><text:span text:style-name="T1"> </text:span><text:span text:style-name="T38">ﮙ</text:span><text:span text:style-name="T1"> </text:span><text:span text:style-name="T38">ﮚ</text:span><text:span text:style-name="T1"> </text:span><text:span text:style-name="T38">ﮛﮜ</text:span><text:span text:style-name="T1"> </text:span><text:span text:style-name="T38">ﮝ</text:span><text:span text:style-name="T1"> </text:span><text:span text:style-name="T38">ﮞ</text:span><text:span text:style-name="T1"> </text:span><text:span text:style-name="T38">ﮟ</text:span></text:p>
      <text:p text:style-name="P27"><text:span text:style-name="T1"><text:s/></text:span><text:span text:style-name="T38">ﮠ</text:span><text:span text:style-name="T1"> </text:span><text:span text:style-name="T38">ﮡ</text:span><text:span text:style-name="T1"> </text:span><text:span text:style-name="T38">ﮢ</text:span><text:span text:style-name="T1"> </text:span><text:span text:style-name="T38">ﮣ</text:span><text:span text:style-name="T1"> </text:span><text:span text:style-name="T38">ﮤ</text:span><text:span text:style-name="T1"> </text:span><text:span text:style-name="T38">ﮥﮦ</text:span><text:span text:style-name="T1"> </text:span><text:span text:style-name="T38">ﮧ</text:span><text:span text:style-name="T1"> </text:span><text:span text:style-name="T38">ﮨ</text:span><text:span text:style-name="T1"> </text:span><text:span text:style-name="T38">ﮩ</text:span><text:span text:style-name="T1"> </text:span><text:span text:style-name="T38">ﮪ</text:span><text:span text:style-name="T1"> </text:span><text:span text:style-name="T38">ﮫ</text:span></text:p>
      <text:p text:style-name="P27"><text:span text:style-name="T1"><text:s/></text:span><text:span text:style-name="T38">ﮬ</text:span><text:span text:style-name="T1"> </text:span><text:span text:style-name="T38">ﮭ</text:span><text:span text:style-name="T1"> </text:span><text:span text:style-name="T38">ﮮ</text:span><text:span text:style-name="T1"> </text:span><text:span text:style-name="T38">ﮯ</text:span><text:span text:style-name="T1"> </text:span><text:span text:style-name="T38">ﮰ</text:span><text:span text:style-name="T1"> </text:span><text:span text:style-name="T38">ﮱ</text:span><text:span text:style-name="T1"> </text:span><text:span text:style-name="T38">ﯓ</text:span><text:span text:style-name="T1"> </text:span><text:span text:style-name="T38">ﯔ</text:span><text:span text:style-name="T1"> </text:span><text:span text:style-name="T38">ﯕ</text:span></text:p>
      <text:p text:style-name="P27"><text:span text:style-name="T1"><text:s/></text:span><text:span text:style-name="T38">ﯖ</text:span><text:span text:style-name="T1"> </text:span><text:span text:style-name="T38">ﯗ</text:span><text:span text:style-name="T1"> </text:span><text:span text:style-name="T38">ﯘ</text:span><text:span text:style-name="T1"> </text:span><text:span text:style-name="T38">ﯙ</text:span><text:span text:style-name="T1"> </text:span><text:span text:style-name="T38">ﯚ</text:span><text:span text:style-name="T1"> </text:span><text:span text:style-name="T38">ﯛﯜ</text:span><text:span text:style-name="T1"> </text:span><text:span text:style-name="T38">ﯝ</text:span><text:span text:style-name="T1"> </text:span><text:span text:style-name="T38">ﯞ</text:span></text:p>
      <text:p text:style-name="P27"><text:span text:style-name="T1"><text:s/></text:span><text:span text:style-name="T38">ﯟ</text:span><text:span text:style-name="T1"> </text:span><text:span text:style-name="T38">ﯠ</text:span><text:span text:style-name="T1"> </text:span><text:span text:style-name="T38">ﯡ</text:span><text:span text:style-name="T1"> </text:span><text:span text:style-name="T38">ﯢ</text:span><text:span text:style-name="T1"> </text:span><text:span text:style-name="T38">ﯣ</text:span><text:span text:style-name="T1"> </text:span><text:span text:style-name="T38">ﯤ</text:span><text:span text:style-name="T1"> </text:span><text:span text:style-name="T38">ﯥ</text:span><text:span text:style-name="T1"> </text:span><text:span text:style-name="T38">ﯦ</text:span><text:span text:style-name="T1"> </text:span><text:span text:style-name="T38">ﯧ</text:span><text:span text:style-name="T1"> </text:span><text:span text:style-name="T38">ﯨ</text:span></text:p>
      <text:p text:style-name="P27"><text:span text:style-name="T1"><text:s/></text:span><text:span text:style-name="T38">ﯩ</text:span><text:span text:style-name="T1"> </text:span><text:span text:style-name="T38">ﯪ</text:span><text:span text:style-name="T1"> </text:span><text:span text:style-name="T38">ﯫ</text:span><text:span text:style-name="T1"> </text:span><text:span text:style-name="T38">ﯬﯭ</text:span><text:span text:style-name="T1"> </text:span><text:span text:style-name="T38">ﯮ</text:span><text:span text:style-name="T1"> </text:span><text:span text:style-name="T38">ﯯ</text:span><text:span text:style-name="T1"> </text:span><text:span text:style-name="T38">ﯰ</text:span><text:span text:style-name="T1"> </text:span><text:span text:style-name="T38">ﯱ</text:span><text:span text:style-name="T1"> </text:span><text:span text:style-name="T38">ﯲ</text:span><text:span text:style-name="T1"> </text:span><text:span text:style-name="T38">ﯳ</text:span></text:p>
      <text:p text:style-name="P27"><text:span text:style-name="T1"><text:s/></text:span><text:span text:style-name="T38">ﯴ</text:span><text:span text:style-name="T1"> </text:span><text:span text:style-name="T38">ﯵ</text:span><text:span text:style-name="T1"> </text:span><text:span text:style-name="T38">ﯶﯷ</text:span><text:span text:style-name="T1"> </text:span><text:span text:style-name="T38">ﯸ</text:span><text:span text:style-name="T1"> </text:span><text:span text:style-name="T38">ﯹ</text:span><text:span text:style-name="T1"> </text:span><text:span text:style-name="T38">ﯺ</text:span><text:span text:style-name="T1"> </text:span><text:span text:style-name="T38">ﯻ</text:span><text:span text:style-name="T1"> </text:span><text:span text:style-name="T38">ﯼﯽ</text:span><text:span text:style-name="T1"> </text:span><text:span text:style-name="T38">ﯾ</text:span><text:span text:style-name="T1"> </text:span><text:span text:style-name="T38">ﯿ</text:span><text:span text:style-name="T1"> </text:span><text:span text:style-name="T38">ﰀ</text:span></text:p>
      <text:p text:style-name="P27"><text:span text:style-name="T1"><text:s/></text:span><text:span text:style-name="T38">ﰁ</text:span><text:span text:style-name="T1"> </text:span><text:span text:style-name="T38">ﰂ</text:span><text:span text:style-name="T1"> </text:span><text:span text:style-name="T38">ﰃ</text:span><text:span text:style-name="T1"> </text:span><text:span text:style-name="T38">ﰄ</text:span><text:span text:style-name="T1"> </text:span><text:span text:style-name="T38">ﰅ</text:span><text:span text:style-name="T1"> </text:span><text:span text:style-name="T38">ﰆ</text:span><text:span text:style-name="T1"> </text:span><text:span text:style-name="T38">ﰇ</text:span><text:span text:style-name="T1"> </text:span><text:span text:style-name="T38">ﰈ</text:span><text:span text:style-name="T1"> </text:span><text:span text:style-name="T38">ﰉ</text:span><text:span text:style-name="T1"> </text:span><text:span text:style-name="T38">ﰊ</text:span><text:span text:style-name="T1"> </text:span><text:span text:style-name="T38">ﰋ</text:span></text:p>
      <text:p text:style-name="P27"><text:span text:style-name="T1"><text:s/></text:span><text:span text:style-name="T38">ﰌ</text:span><text:span text:style-name="T1"> </text:span><text:span text:style-name="T38">ﰍ</text:span><text:span text:style-name="T1"> </text:span><text:span text:style-name="T38">ﰎﰏ</text:span><text:span text:style-name="T1"> </text:span><text:span text:style-name="T38">ﰐ</text:span><text:span text:style-name="T1"> </text:span><text:span text:style-name="T38">ﰑ</text:span><text:span text:style-name="T1"> </text:span><text:span text:style-name="T38">ﰒ</text:span><text:span text:style-name="T1"> </text:span><text:span text:style-name="T38">ﰓ</text:span><text:span text:style-name="T1"> </text:span><text:span text:style-name="T38">ﰔ</text:span></text:p>
      <text:p text:style-name="P36"><text:span text:style-name="T40">ﮌ</text:span><text:span text:style-name="T47">ﯟ</text:span></text:p>
      <text:p text:style-name="P29"><text:span text:style-name="T47">ﭤﭥﭦ</text:span></text:p>
      <text:p text:style-name="P28"><text:span text:style-name="T39">ﭑﭒ</text:span><text:span text:style-name="T1"> </text:span><text:span text:style-name="T39">ﭓ</text:span><text:span text:style-name="T1"> </text:span><text:span text:style-name="T39">ﭔ</text:span><text:span text:style-name="T1"> </text:span><text:span text:style-name="T39">ﭕ</text:span><text:span text:style-name="T1"> </text:span><text:span text:style-name="T39">ﭖ</text:span><text:span text:style-name="T1"> </text:span><text:span text:style-name="T39">ﭗ</text:span><text:span text:style-name="T1"> </text:span><text:span text:style-name="T39">ﭘ</text:span><text:span text:style-name="T1"> </text:span><text:span text:style-name="T39">ﭙ</text:span><text:span text:style-name="T1"> </text:span><text:span text:style-name="T39">ﭚ</text:span><text:span text:style-name="T1"> </text:span><text:span text:style-name="T39">ﭛ</text:span></text:p>
      <text:p text:style-name="P28"><text:span text:style-name="T1"><text:s/></text:span><text:span text:style-name="T39">ﭜ</text:span><text:span text:style-name="T1"> </text:span><text:span text:style-name="T39">ﭝ</text:span><text:span text:style-name="T1"> </text:span><text:span text:style-name="T39">ﭞ</text:span><text:span text:style-name="T1"> </text:span><text:span text:style-name="T39">ﭟ</text:span><text:span text:style-name="T1"> </text:span><text:span text:style-name="T39">ﭠ</text:span><text:span text:style-name="T1"> </text:span><text:span text:style-name="T39">ﭡ</text:span><text:span text:style-name="T1"> </text:span><text:span text:style-name="T39">ﭢ</text:span><text:span text:style-name="T1"> </text:span><text:span text:style-name="T39">ﭣ</text:span><text:span text:style-name="T1"> </text:span><text:span text:style-name="T39">ﭤ</text:span><text:span text:style-name="T1"> </text:span><text:span text:style-name="T39">ﭥﭦ</text:span><text:span text:style-name="T1"> </text:span><text:span text:style-name="T39">ﭧ</text:span></text:p>
      <text:p text:style-name="P28"><text:span text:style-name="T1"><text:s/></text:span><text:span text:style-name="T39">ﭨ</text:span><text:span text:style-name="T1"> </text:span><text:span text:style-name="T39">ﭩ</text:span><text:span text:style-name="T1"> </text:span><text:span text:style-name="T39">ﭪ</text:span><text:span text:style-name="T1"> </text:span><text:span text:style-name="T39">ﭫ</text:span><text:span text:style-name="T1"> </text:span><text:span text:style-name="T39">ﭬ</text:span><text:span text:style-name="T1"> </text:span><text:span text:style-name="T39">ﭭ</text:span><text:span text:style-name="T1"> </text:span><text:span text:style-name="T39">ﭮ</text:span><text:span text:style-name="T1"> </text:span><text:span text:style-name="T39">ﭯ</text:span><text:span text:style-name="T1"> </text:span><text:span text:style-name="T39">ﭰﭱ</text:span><text:span text:style-name="T1"> </text:span><text:span text:style-name="T39">ﭲ</text:span><text:span text:style-name="T1"> </text:span><text:span text:style-name="T39">ﭳ</text:span></text:p>
      <text:p text:style-name="P28"><text:span text:style-name="T1"><text:s/></text:span><text:span text:style-name="T39">ﭴ</text:span><text:span text:style-name="T1"> </text:span><text:span text:style-name="T39">ﭵ</text:span><text:span text:style-name="T1"> </text:span><text:span text:style-name="T39">ﭶ</text:span><text:span text:style-name="T1"> </text:span><text:span text:style-name="T39">ﭷ</text:span><text:span text:style-name="T1"> </text:span><text:span text:style-name="T39">ﭸ</text:span><text:span text:style-name="T1"> </text:span><text:span text:style-name="T39">ﭹ</text:span><text:span text:style-name="T1"> </text:span><text:span text:style-name="T39">ﭺ</text:span><text:span text:style-name="T1"> </text:span><text:span text:style-name="T39">ﭻ</text:span><text:span text:style-name="T1"> </text:span><text:span text:style-name="T39">ﭼ</text:span><text:span text:style-name="T1"> </text:span><text:span text:style-name="T39">ﭽ</text:span><text:span text:style-name="T1"> </text:span><text:span text:style-name="T39">ﭾ</text:span><text:span text:style-name="T1"> </text:span><text:span text:style-name="T39">ﭿ</text:span></text:p>
      <text:p text:style-name="P28"><text:span text:style-name="T1"><text:s/></text:span><text:span text:style-name="T39">ﮀ</text:span><text:span text:style-name="T1"> </text:span><text:span text:style-name="T39">ﮁ</text:span><text:span text:style-name="T1"> </text:span><text:span text:style-name="T39">ﮂ</text:span><text:span text:style-name="T1"> </text:span><text:span text:style-name="T39">ﮃ</text:span><text:span text:style-name="T1"> </text:span><text:span text:style-name="T39">ﮄ</text:span><text:span text:style-name="T1"> </text:span><text:span text:style-name="T39">ﮅ</text:span><text:span text:style-name="T1"> </text:span><text:span text:style-name="T39">ﮆ</text:span><text:span text:style-name="T1"> </text:span><text:span text:style-name="T39">ﮇ</text:span></text:p>
      <text:p text:style-name="P28"><text:span text:style-name="T1"><text:s/></text:span><text:span text:style-name="T39">ﮈ</text:span><text:span text:style-name="T1"> </text:span><text:span text:style-name="T39">ﮉ</text:span><text:span text:style-name="T1"> </text:span><text:span text:style-name="T39">ﮊ</text:span><text:span text:style-name="T1"> </text:span><text:span text:style-name="T39">ﮋ</text:span><text:span text:style-name="T1"> </text:span><text:span text:style-name="T39">ﮌ</text:span><text:span text:style-name="T1"> </text:span><text:span text:style-name="T39">ﮍ</text:span><text:span text:style-name="T1"> </text:span><text:span text:style-name="T39">ﮎ</text:span><text:span text:style-name="T1"> </text:span><text:span text:style-name="T39">ﮏ</text:span><text:span text:style-name="T1"> </text:span><text:span text:style-name="T39">ﮐ</text:span><text:span text:style-name="T1"> </text:span><text:span text:style-name="T39">ﮑ</text:span></text:p>
      <text:p text:style-name="P28"><text:span text:style-name="T1"><text:s/></text:span><text:span text:style-name="T39">ﮒ</text:span><text:span text:style-name="T1"> </text:span><text:span text:style-name="T39">ﮓ</text:span><text:span text:style-name="T1"> </text:span><text:span text:style-name="T39">ﮔ</text:span><text:span text:style-name="T1"> </text:span><text:span text:style-name="T39">ﮕ</text:span><text:span text:style-name="T1"> </text:span><text:span text:style-name="T39">ﮖ</text:span><text:span text:style-name="T1"> </text:span><text:span text:style-name="T39">ﮗ</text:span><text:span text:style-name="T1"> </text:span><text:span text:style-name="T39">ﮘ</text:span><text:span text:style-name="T1"> </text:span><text:span text:style-name="T39">ﮙ</text:span><text:span text:style-name="T1"> </text:span><text:span text:style-name="T39">ﮚ</text:span><text:span text:style-name="T1"> </text:span><text:span text:style-name="T39">ﮛ</text:span><text:span text:style-name="T1"> </text:span><text:span text:style-name="T39">ﮜ</text:span></text:p>
      <text:p text:style-name="P28"><text:span text:style-name="T1"><text:s/></text:span><text:span text:style-name="T39">ﮝ</text:span><text:span text:style-name="T1"> </text:span><text:span text:style-name="T39">ﮞ</text:span><text:span text:style-name="T1"> </text:span><text:span text:style-name="T39">ﮟ</text:span><text:span text:style-name="T1"> </text:span><text:span text:style-name="T39">ﮠ</text:span><text:span text:style-name="T1"> </text:span><text:span text:style-name="T39">ﮡ</text:span><text:span text:style-name="T1"> </text:span><text:span text:style-name="T39">ﮢ</text:span><text:span text:style-name="T1"> </text:span><text:span text:style-name="T39">ﮣ</text:span><text:span text:style-name="T1"> </text:span><text:span text:style-name="T39">ﮤ</text:span><text:span text:style-name="T1"> </text:span><text:span text:style-name="T39">ﮥ</text:span><text:span text:style-name="T1"> </text:span><text:span text:style-name="T39">ﮦ</text:span></text:p>
      <text:p text:style-name="P28"><text:span text:style-name="T1"><text:s/></text:span><text:span text:style-name="T39">ﮧ</text:span><text:span text:style-name="T1"> </text:span><text:span text:style-name="T39">ﮨ</text:span><text:span text:style-name="T1"> </text:span><text:span text:style-name="T39">ﮩ</text:span><text:span text:style-name="T1"> </text:span><text:span text:style-name="T39">ﮪ</text:span><text:span text:style-name="T1"> </text:span><text:span text:style-name="T39">ﮫ</text:span><text:span text:style-name="T1"> </text:span><text:span text:style-name="T39">ﮬ</text:span><text:span text:style-name="T1"> </text:span><text:span text:style-name="T39">ﮭ</text:span><text:span text:style-name="T1"> </text:span><text:span text:style-name="T39">ﮮ</text:span><text:span text:style-name="T1"> </text:span><text:span text:style-name="T39">ﮯ</text:span><text:span text:style-name="T1"> </text:span><text:span text:style-name="T39">ﮰ</text:span></text:p>
      <text:p text:style-name="P28"><text:span text:style-name="T1"><text:s/></text:span><text:span text:style-name="T39">ﮱﯓ</text:span><text:span text:style-name="T1"> </text:span><text:span text:style-name="T39">ﯔ</text:span><text:span text:style-name="T1"> </text:span><text:span text:style-name="T39">ﯕ</text:span><text:span text:style-name="T1"> </text:span><text:span text:style-name="T39">ﯖ</text:span><text:span text:style-name="T1"> </text:span><text:span text:style-name="T39">ﯗﯘ</text:span><text:span text:style-name="T1"> </text:span><text:span text:style-name="T39">ﯙ</text:span><text:span text:style-name="T1"> </text:span><text:span text:style-name="T39">ﯚ</text:span><text:span text:style-name="T1"> </text:span><text:span text:style-name="T39">ﯛ</text:span><text:span text:style-name="T1"> </text:span><text:span text:style-name="T39">ﯜ</text:span><text:span text:style-name="T1"> </text:span><text:span text:style-name="T39">ﯝ</text:span></text:p>
      <text:p text:style-name="P28"><text:span text:style-name="T1"><text:s/></text:span><text:span text:style-name="T39">ﯞ</text:span><text:span text:style-name="T1"> </text:span><text:span text:style-name="T39">ﯟ</text:span><text:span text:style-name="T1"> </text:span><text:span text:style-name="T39">ﯠ</text:span><text:span text:style-name="T1"> </text:span><text:span text:style-name="T39">ﯡ</text:span><text:span text:style-name="T1"> </text:span><text:span text:style-name="T39">ﯢ</text:span><text:span text:style-name="T1"> </text:span><text:span text:style-name="T39">ﯣ</text:span><text:span text:style-name="T1"> </text:span><text:span text:style-name="T39">ﯤ</text:span><text:span text:style-name="T1"> </text:span><text:span text:style-name="T39">ﯥ</text:span><text:span text:style-name="T1"> </text:span><text:span text:style-name="T39">ﯦ</text:span></text:p>
      <text:p text:style-name="P28"><text:span text:style-name="T1"><text:s/></text:span><text:span text:style-name="T39">ﯧﯨﯩ</text:span><text:span text:style-name="T1"> </text:span><text:span text:style-name="T39">ﯪ</text:span><text:span text:style-name="T1"> </text:span><text:span text:style-name="T39">ﯫ</text:span><text:span text:style-name="T1"> </text:span><text:span text:style-name="T39">ﯬﯭ</text:span><text:span text:style-name="T1"> </text:span><text:span text:style-name="T39">ﯮ</text:span><text:span text:style-name="T1"> </text:span><text:span text:style-name="T39">ﯯ</text:span><text:span text:style-name="T1"> </text:span><text:span text:style-name="T39">ﯰ</text:span><text:span text:style-name="T1"> </text:span><text:span text:style-name="T39">ﯱ</text:span><text:span text:style-name="T1"> </text:span><text:span text:style-name="T39">ﯲ</text:span></text:p>
      <text:p text:style-name="P28"><text:span text:style-name="T1"><text:s/></text:span><text:span text:style-name="T39">ﯳﯴﯵ</text:span><text:span text:style-name="T1"> </text:span><text:span text:style-name="T39">ﯶﯷ</text:span><text:span text:style-name="T1"> </text:span><text:span text:style-name="T39">ﯸ</text:span><text:span text:style-name="T1"> </text:span><text:span text:style-name="T39">ﯹ</text:span><text:span text:style-name="T1"> </text:span><text:span text:style-name="T39">ﯺ</text:span><text:span text:style-name="T1"> </text:span><text:span text:style-name="T39">ﯻ</text:span><text:span text:style-name="T1"> </text:span><text:span text:style-name="T39">ﯼ</text:span><text:span text:style-name="T1"> </text:span><text:span text:style-name="T39">ﯽ</text:span><text:span text:style-name="T1"> </text:span><text:span text:style-name="T39">ﯾ</text:span><text:span text:style-name="T1"> </text:span><text:span text:style-name="T39">ﯿ</text:span></text:p>
      <text:p text:style-name="P50"><text:span text:style-name="T41">ﭑ</text:span><text:span text:style-name="T1"> </text:span><text:span text:style-name="T41">ﭒ</text:span><text:span text:style-name="T1"> </text:span><text:span text:style-name="T41">ﭓ</text:span><text:span text:style-name="T1"> </text:span><text:span text:style-name="T41">ﭔ</text:span><text:span text:style-name="T1"> </text:span><text:span text:style-name="T41">ﭕ</text:span><text:span text:style-name="T1"> </text:span><text:span text:style-name="T41">ﭖ</text:span><text:span text:style-name="T1"> </text:span><text:span text:style-name="T41">ﭗ</text:span><text:span text:style-name="T1"> </text:span><text:span text:style-name="T41">ﭘﭙ</text:span><text:span text:style-name="T1"> </text:span><text:span text:style-name="T41">ﭚ</text:span><text:span text:style-name="T1"> </text:span><text:span text:style-name="T41">ﭛ</text:span><text:span text:style-name="T1"> </text:span><text:span text:style-name="T41">ﭜ</text:span></text:p>
      <text:p text:style-name="P30"><text:span text:style-name="T1"><text:s/></text:span><text:span text:style-name="T41">ﭝ</text:span><text:span text:style-name="T1"> </text:span><text:span text:style-name="T41">ﭞ</text:span><text:span text:style-name="T1"> </text:span><text:span text:style-name="T41">ﭟ</text:span><text:span text:style-name="T1"> </text:span><text:span text:style-name="T41">ﭠ</text:span><text:span text:style-name="T1"> </text:span><text:span text:style-name="T41">ﭡ</text:span><text:span text:style-name="T1"> </text:span><text:span text:style-name="T41">ﭢ</text:span><text:span text:style-name="T1"> </text:span><text:span text:style-name="T41">ﭣ</text:span><text:span text:style-name="T1"> </text:span><text:span text:style-name="T41">ﭤ</text:span><text:span text:style-name="T1"> </text:span><text:span text:style-name="T41">ﭥ</text:span><text:span text:style-name="T1"> </text:span><text:span text:style-name="T41">ﭦ</text:span><text:span text:style-name="T1"> </text:span><text:span text:style-name="T41">ﭧ</text:span></text:p>
      <text:p text:style-name="P30"><text:span text:style-name="T1"><text:s/></text:span><text:span text:style-name="T41">ﭨ</text:span><text:span text:style-name="T1"> </text:span><text:span text:style-name="T41">ﭩ</text:span><text:span text:style-name="T1"> </text:span><text:span text:style-name="T41">ﭪ</text:span><text:span text:style-name="T1"> </text:span><text:span text:style-name="T41">ﭫ</text:span><text:span text:style-name="T1"> </text:span><text:span text:style-name="T41">ﭬ</text:span><text:span text:style-name="T1"> </text:span><text:span text:style-name="T41">ﭭﭮﭯﭰﭱﭲﭳ</text:span><text:span text:style-name="T1"> </text:span><text:span text:style-name="T41">ﭴ</text:span></text:p>
      <text:p text:style-name="P30"><text:span text:style-name="T1"><text:s/></text:span><text:span text:style-name="T41">ﭵ</text:span><text:span text:style-name="T1"> </text:span><text:span text:style-name="T41">ﭶﭷ</text:span><text:span text:style-name="T1"> </text:span><text:span text:style-name="T41">ﭸ</text:span><text:span text:style-name="T1"> </text:span><text:span text:style-name="T41">ﭹ</text:span><text:span text:style-name="T1"> </text:span><text:span text:style-name="T41">ﭺ</text:span><text:span text:style-name="T1"> </text:span><text:span text:style-name="T41">ﭻ</text:span><text:span text:style-name="T1"> </text:span><text:span text:style-name="T41">ﭼ</text:span><text:span text:style-name="T1"> </text:span><text:span text:style-name="T41">ﭽ</text:span><text:span text:style-name="T1"> </text:span><text:span text:style-name="T41">ﭾ</text:span><text:span text:style-name="T1"> </text:span><text:span text:style-name="T41">ﭿ</text:span><text:span text:style-name="T1"> </text:span><text:span text:style-name="T41">ﮀﮁ</text:span><text:span text:style-name="T1"> </text:span><text:span text:style-name="T41">ﮂ</text:span></text:p>
      <text:p text:style-name="P30"><text:span text:style-name="T1"><text:s/></text:span><text:span text:style-name="T41">ﮃ</text:span><text:span text:style-name="T1"> </text:span><text:span text:style-name="T41">ﮄ</text:span><text:span text:style-name="T1"> </text:span><text:span text:style-name="T41">ﮅ</text:span><text:span text:style-name="T1"> </text:span><text:span text:style-name="T41">ﮆ</text:span><text:span text:style-name="T1"> </text:span><text:span text:style-name="T41">ﮇ</text:span><text:span text:style-name="T1"> </text:span><text:span text:style-name="T41">ﮈ</text:span><text:span text:style-name="T1"> </text:span><text:span text:style-name="T41">ﮉ</text:span><text:span text:style-name="T1"> </text:span><text:span text:style-name="T41">ﮊ</text:span><text:span text:style-name="T1"> </text:span><text:span text:style-name="T41">ﮋ</text:span><text:span text:style-name="T1"> </text:span><text:span text:style-name="T41">ﮌ</text:span><text:span text:style-name="T1"> </text:span><text:span text:style-name="T41">ﮍ</text:span></text:p>
      <text:p text:style-name="P30"><text:span text:style-name="T1"><text:s/></text:span><text:span text:style-name="T41">ﮎ</text:span><text:span text:style-name="T1"> </text:span><text:span text:style-name="T41">ﮏ</text:span><text:span text:style-name="T1"> </text:span><text:span text:style-name="T41">ﮐ</text:span><text:span text:style-name="T1"> </text:span><text:span text:style-name="T41">ﮑ</text:span><text:span text:style-name="T1"> </text:span><text:span text:style-name="T41">ﮒ</text:span><text:span text:style-name="T1"> </text:span><text:span text:style-name="T41">ﮓ</text:span><text:span text:style-name="T1"> </text:span><text:span text:style-name="T41">ﮔ</text:span><text:span text:style-name="T1"> </text:span><text:span text:style-name="T41">ﮕﮖﮗ</text:span><text:span text:style-name="T1"> </text:span><text:span text:style-name="T41">ﮘ</text:span></text:p>
      <text:p text:style-name="P30"><text:span text:style-name="T1"><text:s/></text:span><text:span text:style-name="T41">ﮙ</text:span><text:span text:style-name="T1"> </text:span><text:span text:style-name="T41">ﮚ</text:span><text:span text:style-name="T1"> </text:span><text:span text:style-name="T41">ﮛ</text:span><text:span text:style-name="T1"> </text:span><text:span text:style-name="T41">ﮜ</text:span><text:span text:style-name="T1"> </text:span><text:span text:style-name="T41">ﮝ</text:span><text:span text:style-name="T1"> </text:span><text:span text:style-name="T41">ﮞ</text:span><text:span text:style-name="T1"> </text:span><text:span text:style-name="T41">ﮟ</text:span><text:span text:style-name="T1"> </text:span><text:span text:style-name="T41">ﮠ</text:span><text:span text:style-name="T1"> </text:span><text:span text:style-name="T41">ﮡ</text:span><text:span text:style-name="T1"> </text:span><text:span text:style-name="T41">ﮢ</text:span><text:span text:style-name="T1"> </text:span><text:span text:style-name="T41">ﮣ</text:span><text:span text:style-name="T1"> </text:span><text:span text:style-name="T41">ﮤ</text:span><text:span text:style-name="T1"> </text:span><text:span text:style-name="T41">ﮥ</text:span></text:p>
      <text:p text:style-name="P30"><text:span text:style-name="T1"><text:s/></text:span><text:span text:style-name="T41">ﮦ</text:span><text:span text:style-name="T1"> </text:span><text:span text:style-name="T41">ﮧ</text:span><text:span text:style-name="T1"> </text:span><text:span text:style-name="T41">ﮨ</text:span><text:span text:style-name="T1"> </text:span><text:span text:style-name="T41">ﮩ</text:span><text:span text:style-name="T1"> </text:span><text:span text:style-name="T41">ﮪ</text:span><text:span text:style-name="T1"> </text:span><text:span text:style-name="T41">ﮫ</text:span><text:span text:style-name="T1"> </text:span><text:span text:style-name="T41">ﮬ</text:span><text:span text:style-name="T1"> </text:span><text:span text:style-name="T41">ﮭ</text:span><text:span text:style-name="T1"> </text:span><text:span text:style-name="T41">ﮮ</text:span><text:span text:style-name="T1"> </text:span><text:span text:style-name="T41">ﮯ</text:span><text:span text:style-name="T1"> </text:span><text:span text:style-name="T41">ﮰ</text:span><text:span text:style-name="T1"> </text:span><text:span text:style-name="T41">ﮱ</text:span></text:p>
      <text:p text:style-name="P30"><text:span text:style-name="T1"><text:s/></text:span><text:span text:style-name="T41">ﯓ</text:span><text:span text:style-name="T1"> </text:span><text:span text:style-name="T41">ﯔ</text:span><text:span text:style-name="T1"> </text:span><text:span text:style-name="T41">ﯕ</text:span><text:span text:style-name="T1"> </text:span><text:span text:style-name="T41">ﯖ</text:span><text:span text:style-name="T1"> </text:span><text:span text:style-name="T41">ﯗ</text:span><text:span text:style-name="T1"> </text:span><text:span text:style-name="T41">ﯘ</text:span><text:span text:style-name="T1"> </text:span><text:span text:style-name="T41">ﯙ</text:span><text:span text:style-name="T1"> </text:span><text:span text:style-name="T41">ﯚ</text:span><text:span text:style-name="T1"> </text:span><text:span text:style-name="T41">ﯛ</text:span><text:span text:style-name="T1"> </text:span><text:span text:style-name="T41">ﯜ</text:span><text:span text:style-name="T1"> </text:span><text:span text:style-name="T41">ﯝ</text:span><text:span text:style-name="T1"> </text:span><text:span text:style-name="T41">ﯞ</text:span></text:p>
      <text:p text:style-name="P30"><text:span text:style-name="T1"><text:s/></text:span><text:span text:style-name="T41">ﯟ</text:span><text:span text:style-name="T1"> </text:span><text:span text:style-name="T41">ﯠ</text:span><text:span text:style-name="T1"> </text:span><text:span text:style-name="T41">ﯡ</text:span><text:span text:style-name="T1"> </text:span><text:span text:style-name="T41">ﯢ</text:span><text:span text:style-name="T1"> </text:span><text:span text:style-name="T41">ﯣ</text:span><text:span text:style-name="T1"> </text:span><text:span text:style-name="T41">ﯤ</text:span><text:span text:style-name="T1"> </text:span><text:span text:style-name="T41">ﯥ</text:span><text:span text:style-name="T1"> </text:span><text:span text:style-name="T41">ﯦ</text:span><text:span text:style-name="T1"> </text:span><text:span text:style-name="T41">ﯧ</text:span><text:span text:style-name="T1"> </text:span><text:span text:style-name="T41">ﯨ</text:span><text:span text:style-name="T1"> </text:span><text:span text:style-name="T41">ﯩ</text:span><text:span text:style-name="T1"> </text:span><text:span text:style-name="T41">ﯪ</text:span></text:p>
      <text:p text:style-name="P30"><text:span text:style-name="T1"><text:s/></text:span><text:span text:style-name="T41">ﯫ</text:span><text:span text:style-name="T1"> </text:span><text:span text:style-name="T41">ﯬ</text:span><text:span text:style-name="T1"> </text:span><text:span text:style-name="T41">ﯭ</text:span><text:span text:style-name="T1"> </text:span><text:span text:style-name="T41">ﯮ</text:span><text:span text:style-name="T1"> </text:span><text:span text:style-name="T41">ﯯ</text:span><text:span text:style-name="T1"> </text:span><text:span text:style-name="T41">ﯰ</text:span><text:span text:style-name="T1"> </text:span><text:span text:style-name="T41">ﯱ</text:span><text:span text:style-name="T1"> </text:span><text:span text:style-name="T41">ﯲ</text:span><text:span text:style-name="T1"> </text:span><text:span text:style-name="T41">ﯳ</text:span><text:span text:style-name="T1"> </text:span><text:span text:style-name="T41">ﯴ</text:span><text:span text:style-name="T1"> </text:span><text:span text:style-name="T41">ﯵ</text:span><text:span text:style-name="T1"> </text:span><text:span text:style-name="T41">ﯶ</text:span></text:p>
      <text:p text:style-name="P30"><text:span text:style-name="T1"><text:s/></text:span><text:span text:style-name="T41">ﯷ</text:span><text:span text:style-name="T1"> </text:span><text:span text:style-name="T41">ﯸ</text:span><text:span text:style-name="T1"> </text:span><text:span text:style-name="T41">ﯹ</text:span><text:span text:style-name="T1"> </text:span><text:span text:style-name="T41">ﯺ</text:span><text:span text:style-name="T1"> </text:span><text:span text:style-name="T41">ﯻ</text:span><text:span text:style-name="T1"> </text:span><text:span text:style-name="T41">ﯼ</text:span><text:span text:style-name="T1"> </text:span><text:span text:style-name="T41">ﯽ</text:span><text:span text:style-name="T1"> </text:span><text:span text:style-name="T41">ﯾ</text:span><text:span text:style-name="T1"> </text:span><text:span text:style-name="T41">ﯿ</text:span><text:span text:style-name="T1"> </text:span><text:span text:style-name="T41">ﰀ</text:span><text:span text:style-name="T1"> </text:span><text:span text:style-name="T41">ﰁ</text:span></text:p>
      <text:p text:style-name="P30"><text:span text:style-name="T1"><text:s/></text:span><text:span text:style-name="T41">ﰂ</text:span><text:span text:style-name="T1"> </text:span><text:span text:style-name="T41">ﰃ</text:span><text:span text:style-name="T1"> </text:span><text:span text:style-name="T41">ﰄ</text:span><text:span text:style-name="T1"> </text:span><text:span text:style-name="T41">ﰅ</text:span><text:span text:style-name="T1"> </text:span><text:span text:style-name="T41">ﰆ</text:span><text:span text:style-name="T1"> </text:span><text:span text:style-name="T41">ﰇ</text:span><text:span text:style-name="T1"> </text:span><text:span text:style-name="T41">ﰈ</text:span><text:span text:style-name="T1"> </text:span><text:span text:style-name="T41">ﰉ</text:span><text:span text:style-name="T1"> </text:span><text:span text:style-name="T41">ﰊ</text:span><text:span text:style-name="T1"> </text:span><text:span text:style-name="T41">ﰋ</text:span><text:span text:style-name="T1"> </text:span><text:span text:style-name="T41">ﰌ</text:span></text:p>
      <text:p text:style-name="P30"><text:span text:style-name="T1"><text:s/></text:span><text:span text:style-name="T41">ﰍ</text:span><text:span text:style-name="T1"> </text:span><text:span text:style-name="T41">ﰎ</text:span><text:span text:style-name="T1"> </text:span><text:span text:style-name="T41">ﰏ</text:span><text:span text:style-name="T1"> </text:span><text:span text:style-name="T41">ﰐ</text:span><text:span text:style-name="T1"> </text:span><text:span text:style-name="T41">ﰑ</text:span><text:span text:style-name="T1"> </text:span><text:span text:style-name="T41">ﰒ</text:span><text:span text:style-name="T1"> </text:span><text:span text:style-name="T41">ﰓ</text:span><text:span text:style-name="T1"> </text:span><text:span text:style-name="T41">ﰔ</text:span><text:span text:style-name="T1"> </text:span><text:span text:style-name="T41">ﰕ</text:span><text:span text:style-name="T1"> </text:span><text:span text:style-name="T41">ﰖ</text:span></text:p>
      <text:p text:style-name="P30"><text:span text:style-name="T41">ﰗﰘ</text:span><text:span text:style-name="T1"> </text:span><text:span text:style-name="T41">ﰙ</text:span><text:span text:style-name="T1"> </text:span><text:span text:style-name="T41">ﰚ</text:span><text:span text:style-name="T1"> </text:span><text:span text:style-name="T41">ﰛ</text:span><text:span text:style-name="T1"> </text:span><text:span text:style-name="T41">ﰜ</text:span><text:span text:style-name="T1"> </text:span><text:span text:style-name="T41">ﰝﰞﰟﰠﰡﰢ</text:span><text:span text:style-name="T1"> </text:span><text:span text:style-name="T41">ﰣ</text:span></text:p>
      <text:p text:style-name="P37"><text:span text:style-name="T43">ﭑ</text:span><text:span text:style-name="T1"> </text:span><text:span text:style-name="T43">ﭒ</text:span><text:span text:style-name="T1"> </text:span><text:span text:style-name="T43">ﭓ</text:span><text:span text:style-name="T1"> </text:span><text:span text:style-name="T43">ﭔ</text:span><text:span text:style-name="T1"> </text:span><text:span text:style-name="T43">ﭕ</text:span><text:span text:style-name="T1"> </text:span><text:span text:style-name="T43">ﭖ</text:span><text:span text:style-name="T1"> </text:span><text:span text:style-name="T43">ﭗ</text:span><text:span text:style-name="T1"> </text:span><text:span text:style-name="T43">ﭘ</text:span><text:span text:style-name="T1"> </text:span><text:span text:style-name="T43">ﭙ</text:span><text:span text:style-name="T1"> </text:span><text:span text:style-name="T43">ﭚ</text:span></text:p>
      <text:p text:style-name="P31"><text:span text:style-name="T1"><text:s/></text:span><text:span text:style-name="T43">ﭛ</text:span><text:span text:style-name="T1"> </text:span><text:span text:style-name="T43">ﭜ</text:span><text:span text:style-name="T1"> </text:span><text:span text:style-name="T43">ﭝ</text:span><text:span text:style-name="T1"> </text:span><text:span text:style-name="T43">ﭞ</text:span><text:span text:style-name="T1"> </text:span><text:span text:style-name="T43">ﭟ</text:span><text:span text:style-name="T1"> </text:span><text:span text:style-name="T43">ﭠ</text:span><text:span text:style-name="T1"> </text:span><text:span text:style-name="T43">ﭡ</text:span><text:span text:style-name="T1"> </text:span><text:span text:style-name="T43">ﭢ</text:span><text:span text:style-name="T1"> </text:span><text:span text:style-name="T43">ﭣ</text:span><text:span text:style-name="T1"> </text:span><text:span text:style-name="T43">ﭤ</text:span><text:span text:style-name="T1"> </text:span><text:span text:style-name="T43">ﭥ</text:span></text:p>
      <text:p text:style-name="P31"><text:span text:style-name="T1"><text:s/></text:span><text:span text:style-name="T43">ﭦ</text:span><text:span text:style-name="T1"> </text:span><text:span text:style-name="T43">ﭧ</text:span><text:span text:style-name="T1"> </text:span><text:span text:style-name="T43">ﭨ</text:span><text:span text:style-name="T1"> </text:span><text:span text:style-name="T43">ﭩ</text:span><text:span text:style-name="T1"> </text:span><text:span text:style-name="T43">ﭪ</text:span><text:span text:style-name="T1"> </text:span><text:span text:style-name="T43">ﭫ</text:span><text:span text:style-name="T1"> </text:span><text:span text:style-name="T43">ﭬ</text:span><text:span text:style-name="T1"> </text:span><text:span text:style-name="T43">ﭭ</text:span><text:span text:style-name="T1"> </text:span><text:span text:style-name="T43">ﭮ</text:span><text:span text:style-name="T1"> </text:span><text:span text:style-name="T43">ﭯ</text:span><text:span text:style-name="T1"> </text:span><text:span text:style-name="T43">ﭰ</text:span></text:p>
      <text:p text:style-name="P31"><text:span text:style-name="T1"><text:s/></text:span><text:span text:style-name="T43">ﭱ</text:span><text:span text:style-name="T1"> </text:span><text:span text:style-name="T43">ﭲ</text:span><text:span text:style-name="T1"> </text:span><text:span text:style-name="T43">ﭳ</text:span><text:span text:style-name="T1"> </text:span><text:span text:style-name="T43">ﭴ</text:span><text:span text:style-name="T1"> </text:span><text:span text:style-name="T43">ﭵ</text:span><text:span text:style-name="T1"> </text:span><text:span text:style-name="T43">ﭶ</text:span><text:span text:style-name="T1"> </text:span><text:span text:style-name="T43">ﭷ</text:span><text:span text:style-name="T1"> </text:span><text:span text:style-name="T43">ﭸ</text:span><text:span text:style-name="T1"> </text:span><text:span text:style-name="T43">ﭹ</text:span></text:p>
      <text:p text:style-name="P31"><text:span text:style-name="T43">ﭺ</text:span><text:span text:style-name="T1"> </text:span><text:span text:style-name="T43">ﭻ</text:span><text:span text:style-name="T1"> </text:span><text:span text:style-name="T43">ﭼ</text:span><text:span text:style-name="T1"> </text:span><text:span text:style-name="T43">ﭽ</text:span><text:span text:style-name="T1"> </text:span><text:span text:style-name="T43">ﭾ</text:span><text:span text:style-name="T1"> </text:span><text:span text:style-name="T43">ﭿ</text:span><text:span text:style-name="T1"> </text:span><text:span text:style-name="T43">ﮀ</text:span><text:span text:style-name="T1"> </text:span><text:span text:style-name="T43">ﮁ</text:span><text:span text:style-name="T1"> </text:span><text:span text:style-name="T43">ﮂ</text:span><text:span text:style-name="T1"> </text:span><text:span text:style-name="T43">ﮃ</text:span></text:p>
      <text:p text:style-name="P31"><text:span text:style-name="T1"><text:s/></text:span><text:span text:style-name="T43">ﮄ</text:span><text:span text:style-name="T1"> </text:span><text:span text:style-name="T43">ﮅ</text:span><text:span text:style-name="T1"> </text:span><text:span text:style-name="T43">ﮆ</text:span><text:span text:style-name="T1"> </text:span><text:span text:style-name="T43">ﮇ</text:span><text:span text:style-name="T1"> </text:span><text:span text:style-name="T43">ﮈ</text:span><text:span text:style-name="T1"> </text:span><text:span text:style-name="T43">ﮉ</text:span><text:span text:style-name="T1"> </text:span><text:span text:style-name="T43">ﮊ</text:span><text:span text:style-name="T1"> </text:span><text:span text:style-name="T43">ﮋ</text:span><text:span text:style-name="T1"> </text:span><text:span text:style-name="T43">ﮌ</text:span></text:p>
      <text:p text:style-name="P31"><text:span text:style-name="T1"><text:s/></text:span><text:span text:style-name="T43">ﮍ</text:span><text:span text:style-name="T1"> </text:span><text:span text:style-name="T43">ﮎ</text:span><text:span text:style-name="T1"> </text:span><text:span text:style-name="T43">ﮏ</text:span><text:span text:style-name="T1"> </text:span><text:span text:style-name="T43">ﮐ</text:span><text:span text:style-name="T1"> </text:span><text:span text:style-name="T43">ﮑ</text:span><text:span text:style-name="T1"> </text:span><text:span text:style-name="T43">ﮒ</text:span><text:span text:style-name="T1"> </text:span><text:span text:style-name="T43">ﮓ</text:span><text:span text:style-name="T1"> </text:span><text:span text:style-name="T43">ﮔ</text:span><text:span text:style-name="T1"> </text:span><text:span text:style-name="T43">ﮕ</text:span><text:span text:style-name="T1"> </text:span><text:span text:style-name="T43">ﮖ</text:span></text:p>
      <text:p text:style-name="P31"><text:span text:style-name="T1"><text:s/></text:span><text:span text:style-name="T43">ﮗ</text:span><text:span text:style-name="T1"> </text:span><text:span text:style-name="T43">ﮘ</text:span><text:span text:style-name="T1"> </text:span><text:span text:style-name="T43">ﮙ</text:span><text:span text:style-name="T1"> </text:span><text:span text:style-name="T43">ﮚ</text:span><text:span text:style-name="T1"> </text:span><text:span text:style-name="T43">ﮛﮜ</text:span><text:span text:style-name="T1"> </text:span><text:span text:style-name="T43">ﮝ</text:span><text:span text:style-name="T1"> </text:span><text:span text:style-name="T43">ﮞ</text:span><text:span text:style-name="T1"> </text:span><text:span text:style-name="T43">ﮟ</text:span><text:span text:style-name="T1"> </text:span><text:span text:style-name="T43">ﮠ</text:span><text:span text:style-name="T1"> </text:span><text:span text:style-name="T43">ﮡ</text:span></text:p>
      <text:p text:style-name="P31"><text:span text:style-name="T1"><text:s/></text:span><text:span text:style-name="T43">ﮢ</text:span><text:span text:style-name="T1"> </text:span><text:span text:style-name="T43">ﮣ</text:span><text:span text:style-name="T1"> </text:span><text:span text:style-name="T43">ﮤ</text:span><text:span text:style-name="T1"> </text:span><text:span text:style-name="T43">ﮥ</text:span><text:span text:style-name="T1"> </text:span><text:span text:style-name="T43">ﮦ</text:span><text:span text:style-name="T1"> </text:span><text:span text:style-name="T43">ﮧ</text:span><text:span text:style-name="T1"> </text:span><text:span text:style-name="T43">ﮨ</text:span><text:span text:style-name="T1"> </text:span><text:span text:style-name="T43">ﮩ</text:span><text:span text:style-name="T1"> </text:span><text:span text:style-name="T43">ﮪ</text:span></text:p>
      <text:p text:style-name="P31"><text:span text:style-name="T1"><text:s/></text:span><text:span text:style-name="T43">ﮫ</text:span><text:span text:style-name="T1"> </text:span><text:span text:style-name="T43">ﮬﮭ</text:span><text:span text:style-name="T1"> </text:span><text:span text:style-name="T43">ﮮ</text:span><text:span text:style-name="T1"> </text:span><text:span text:style-name="T43">ﮯ</text:span><text:span text:style-name="T1"> </text:span><text:span text:style-name="T43">ﮰ</text:span><text:span text:style-name="T1"> </text:span><text:span text:style-name="T43">ﮱ</text:span><text:span text:style-name="T1"> </text:span><text:span text:style-name="T43">ﯓ</text:span><text:span text:style-name="T1"> </text:span><text:span text:style-name="T43">ﯔ</text:span><text:span text:style-name="T1"> </text:span><text:span text:style-name="T43">ﯕ</text:span><text:span text:style-name="T1"> </text:span><text:span text:style-name="T43">ﯖ</text:span><text:span text:style-name="T1"> </text:span><text:span text:style-name="T43">ﯗﯘ</text:span></text:p>
      <text:p text:style-name="P31"><text:span text:style-name="T1"><text:s/></text:span><text:span text:style-name="T43">ﯙ</text:span><text:span text:style-name="T1"> </text:span><text:span text:style-name="T43">ﯚ</text:span><text:span text:style-name="T1"> </text:span><text:span text:style-name="T43">ﯛ</text:span><text:span text:style-name="T1"> </text:span><text:span text:style-name="T43">ﯜﯝ</text:span><text:span text:style-name="T1"> </text:span><text:span text:style-name="T43">ﯞ</text:span><text:span text:style-name="T1"> </text:span><text:span text:style-name="T43">ﯟ</text:span><text:span text:style-name="T1"> </text:span><text:span text:style-name="T43">ﯠ</text:span><text:span text:style-name="T1"> </text:span><text:span text:style-name="T43">ﯡ</text:span><text:span text:style-name="T1"> </text:span><text:span text:style-name="T43">ﯢ</text:span><text:span text:style-name="T1"> </text:span><text:span text:style-name="T43">ﯣ</text:span></text:p>
      <text:p text:style-name="P7"><text:span text:style-name="T47">ﮌﯠ</text:span></text:p>
      <text:p text:style-name="P7"><text:span text:style-name="T47">ﭤﭥﭦ</text:span></text:p>
      <text:p text:style-name="P32"><text:span text:style-name="T43">ﯤ</text:span><text:span text:style-name="T1"> </text:span><text:span text:style-name="T43">ﯥ</text:span><text:span text:style-name="T1"> </text:span><text:span text:style-name="T43">ﯦ</text:span><text:span text:style-name="T1"> </text:span><text:span text:style-name="T43">ﯧ</text:span><text:span text:style-name="T1"> </text:span><text:span text:style-name="T43">ﯨ</text:span><text:span text:style-name="T1"> </text:span><text:span text:style-name="T43">ﯩ</text:span><text:span text:style-name="T1"> </text:span><text:span text:style-name="T43">ﯪ</text:span><text:span text:style-name="T1"> </text:span><text:span text:style-name="T43">ﯫ</text:span><text:span text:style-name="T1"> </text:span><text:span text:style-name="T43">ﯬ</text:span></text:p>
      <text:p text:style-name="P32"><text:span text:style-name="T1"><text:s/></text:span><text:span text:style-name="T43">ﯭ</text:span><text:span text:style-name="T1"> </text:span><text:span text:style-name="T43">ﯮ</text:span><text:span text:style-name="T1"> </text:span><text:span text:style-name="T43">ﯯ</text:span><text:span text:style-name="T1"> </text:span><text:span text:style-name="T43">ﯰ</text:span><text:span text:style-name="T1"> </text:span><text:span text:style-name="T43">ﯱ</text:span><text:span text:style-name="T1"> </text:span><text:span text:style-name="T43">ﯲ</text:span><text:span text:style-name="T1"> </text:span><text:span text:style-name="T43">ﯳﯴﯵﯶ</text:span><text:span text:style-name="T1"> </text:span><text:span text:style-name="T43">ﯷ</text:span></text:p>
      <text:p text:style-name="P51"><text:span text:style-name="T45">ﭑ</text:span><text:span text:style-name="T1"> </text:span><text:span text:style-name="T45">ﭒ</text:span><text:span text:style-name="T1"> </text:span><text:span text:style-name="T45">ﭓ</text:span><text:span text:style-name="T1"> </text:span><text:span text:style-name="T45">ﭔ</text:span><text:span text:style-name="T1"> </text:span><text:span text:style-name="T45">ﭕ</text:span><text:span text:style-name="T1"> </text:span><text:span text:style-name="T45">ﭖ</text:span><text:span text:style-name="T1"> </text:span><text:span text:style-name="T45">ﭗ</text:span><text:span text:style-name="T1"> </text:span><text:span text:style-name="T45">ﭘ</text:span><text:span text:style-name="T1"> </text:span><text:span text:style-name="T45">ﭙ</text:span><text:span text:style-name="T1"> </text:span><text:span text:style-name="T45">ﭚ</text:span><text:span text:style-name="T1"> </text:span><text:span text:style-name="T45">ﭛ</text:span><text:span text:style-name="T1"> </text:span><text:span text:style-name="T45">ﭜ</text:span></text:p>
      <text:p text:style-name="P33"><text:span text:style-name="T1"><text:s/></text:span><text:span text:style-name="T45">ﭝ</text:span><text:span text:style-name="T1"> </text:span><text:span text:style-name="T45">ﭞ</text:span><text:span text:style-name="T1"> </text:span><text:span text:style-name="T45">ﭟ</text:span><text:span text:style-name="T1"> </text:span><text:span text:style-name="T45">ﭠ</text:span><text:span text:style-name="T1"> </text:span><text:span text:style-name="T45">ﭡ</text:span><text:span text:style-name="T1"> </text:span><text:span text:style-name="T45">ﭢﭣﭤﭥﭦ</text:span><text:span text:style-name="T1"> </text:span><text:span text:style-name="T45">ﭧ</text:span><text:span text:style-name="T1"> </text:span><text:span text:style-name="T45">ﭨ</text:span></text:p>
      <text:p text:style-name="P33"><text:span text:style-name="T1"><text:s/></text:span><text:span text:style-name="T45">ﭩ</text:span><text:span text:style-name="T1"> </text:span><text:span text:style-name="T45">ﭪ</text:span><text:span text:style-name="T1"> </text:span><text:span text:style-name="T45">ﭫ</text:span><text:span text:style-name="T1"> </text:span><text:span text:style-name="T45">ﭬ</text:span><text:span text:style-name="T1"> </text:span><text:span text:style-name="T45">ﭭ</text:span><text:span text:style-name="T1"> </text:span><text:span text:style-name="T45">ﭮ</text:span><text:span text:style-name="T1"> </text:span><text:span text:style-name="T45">ﭯ</text:span><text:span text:style-name="T1"> </text:span><text:span text:style-name="T45">ﭰ</text:span><text:span text:style-name="T1"> </text:span><text:span text:style-name="T45">ﭱ</text:span><text:span text:style-name="T1"> </text:span><text:span text:style-name="T45">ﭲ</text:span><text:span text:style-name="T1"> </text:span><text:span text:style-name="T45">ﭳ</text:span><text:span text:style-name="T1"> </text:span><text:span text:style-name="T45">ﭴ</text:span></text:p>
      <text:p text:style-name="P33"><text:span text:style-name="T1"><text:s/></text:span><text:span text:style-name="T45">ﭵ</text:span><text:span text:style-name="T1"> </text:span><text:span text:style-name="T45">ﭶ</text:span><text:span text:style-name="T1"> </text:span><text:span text:style-name="T45">ﭷ</text:span><text:span text:style-name="T1"> </text:span><text:span text:style-name="T45">ﭸ</text:span><text:span text:style-name="T1"> </text:span><text:span text:style-name="T45">ﭹ</text:span><text:span text:style-name="T1"> </text:span><text:span text:style-name="T45">ﭺ</text:span><text:span text:style-name="T1"> </text:span><text:span text:style-name="T45">ﭻ</text:span><text:span text:style-name="T1"> </text:span><text:span text:style-name="T45">ﭼ</text:span><text:span text:style-name="T1"> </text:span><text:span text:style-name="T45">ﭽﭾ</text:span><text:span text:style-name="T1"> </text:span><text:span text:style-name="T45">ﭿ</text:span></text:p>
      <text:p text:style-name="P33"><text:span text:style-name="T1"><text:s/></text:span><text:span text:style-name="T45">ﮀ</text:span><text:span text:style-name="T1"> </text:span><text:span text:style-name="T45">ﮁ</text:span><text:span text:style-name="T1"> </text:span><text:span text:style-name="T45">ﮂ</text:span><text:span text:style-name="T1"> </text:span><text:span text:style-name="T45">ﮃ</text:span><text:span text:style-name="T1"> </text:span><text:span text:style-name="T45">ﮄﮅ</text:span><text:span text:style-name="T1"> </text:span><text:span text:style-name="T45">ﮆ</text:span><text:span text:style-name="T1"> </text:span><text:span text:style-name="T45">ﮇ</text:span><text:span text:style-name="T1"> </text:span><text:span text:style-name="T45">ﮈ</text:span><text:span text:style-name="T1"> </text:span><text:span text:style-name="T45">ﮉ</text:span><text:span text:style-name="T1"> </text:span><text:span text:style-name="T45">ﮊ</text:span><text:span text:style-name="T1"> </text:span><text:span text:style-name="T45">ﮋ</text:span></text:p>
      <text:p text:style-name="P33"><text:span text:style-name="T1"><text:s/></text:span><text:span text:style-name="T45">ﮌ</text:span><text:span text:style-name="T1"> </text:span><text:span text:style-name="T45">ﮍ</text:span><text:span text:style-name="T1"> </text:span><text:span text:style-name="T45">ﮎ</text:span><text:span text:style-name="T1"> </text:span><text:span text:style-name="T45">ﮏ</text:span><text:span text:style-name="T1"> </text:span><text:span text:style-name="T45">ﮐ</text:span><text:span text:style-name="T1"> </text:span><text:span text:style-name="T45">ﮑ</text:span><text:span text:style-name="T1"> </text:span><text:span text:style-name="T45">ﮒ</text:span><text:span text:style-name="T1"> </text:span><text:span text:style-name="T45">ﮓ</text:span><text:span text:style-name="T1"> </text:span><text:span text:style-name="T45">ﮔﮕﮖ</text:span></text:p>
      <text:p text:style-name="P33"><text:span text:style-name="T1"><text:s/></text:span><text:span text:style-name="T45">ﮗ</text:span><text:span text:style-name="T1"> </text:span><text:span text:style-name="T45">ﮘ</text:span><text:span text:style-name="T1"> </text:span><text:span text:style-name="T45">ﮙ</text:span><text:span text:style-name="T1"> </text:span><text:span text:style-name="T45">ﮚ</text:span><text:span text:style-name="T1"> </text:span><text:span text:style-name="T45">ﮛ</text:span><text:span text:style-name="T1"> </text:span><text:span text:style-name="T45">ﮜ</text:span><text:span text:style-name="T1"> </text:span><text:span text:style-name="T45">ﮝ</text:span><text:span text:style-name="T1"> </text:span><text:span text:style-name="T45">ﮞ</text:span><text:span text:style-name="T1"> </text:span><text:span text:style-name="T45">ﮟ</text:span></text:p>
      <text:p text:style-name="P33"><text:span text:style-name="T1"><text:s/></text:span><text:span text:style-name="T45">ﮠ</text:span><text:span text:style-name="T1"> </text:span><text:span text:style-name="T45">ﮡ</text:span><text:span text:style-name="T1"> </text:span><text:span text:style-name="T45">ﮢ</text:span><text:span text:style-name="T1"> </text:span><text:span text:style-name="T45">ﮣﮤ</text:span><text:span text:style-name="T1"> </text:span><text:span text:style-name="T45">ﮥ</text:span><text:span text:style-name="T1"> </text:span><text:span text:style-name="T45">ﮦ</text:span><text:span text:style-name="T1"> </text:span><text:span text:style-name="T45">ﮧ</text:span><text:span text:style-name="T1"> </text:span><text:span text:style-name="T45">ﮨ</text:span><text:span text:style-name="T1"> </text:span><text:span text:style-name="T45">ﮩ</text:span><text:span text:style-name="T1"> </text:span><text:span text:style-name="T45">ﮪ</text:span></text:p>
      <text:p text:style-name="P33"><text:span text:style-name="T1"><text:s/></text:span><text:span text:style-name="T45">ﮫ</text:span><text:span text:style-name="T1"> </text:span><text:span text:style-name="T45">ﮬ</text:span><text:span text:style-name="T1"> </text:span><text:span text:style-name="T45">ﮭ</text:span><text:span text:style-name="T1"> </text:span><text:span text:style-name="T45">ﮮ</text:span><text:span text:style-name="T1"> </text:span><text:span text:style-name="T45">ﮯ</text:span><text:span text:style-name="T1"> </text:span><text:span text:style-name="T45">ﮰ</text:span><text:span text:style-name="T1"> </text:span><text:span text:style-name="T45">ﮱ</text:span><text:span text:style-name="T1"> </text:span><text:span text:style-name="T45">ﯓ</text:span><text:span text:style-name="T1"> </text:span><text:span text:style-name="T45">ﯔ</text:span><text:span text:style-name="T1"> </text:span><text:span text:style-name="T45">ﯕ</text:span><text:span text:style-name="T1"> </text:span><text:span text:style-name="T45">ﯖ</text:span></text:p>
      <text:p text:style-name="P33"><text:span text:style-name="T1"><text:s/></text:span><text:span text:style-name="T45">ﯗ</text:span><text:span text:style-name="T1"> </text:span><text:span text:style-name="T45">ﯘ</text:span><text:span text:style-name="T1"> </text:span><text:span text:style-name="T45">ﯙ</text:span><text:span text:style-name="T1"> </text:span><text:span text:style-name="T45">ﯚ</text:span><text:span text:style-name="T1"> </text:span><text:span text:style-name="T45">ﯛ</text:span><text:span text:style-name="T1"> </text:span><text:span text:style-name="T45">ﯜ</text:span><text:span text:style-name="T1"> </text:span><text:span text:style-name="T45">ﯝ</text:span><text:span text:style-name="T1"> </text:span><text:span text:style-name="T45">ﯞ</text:span><text:span text:style-name="T1"> </text:span><text:span text:style-name="T45">ﯟ</text:span><text:span text:style-name="T1"> </text:span><text:span text:style-name="T45">ﯠ</text:span></text:p>
      <text:p text:style-name="P33"><text:span text:style-name="T1"><text:s/></text:span><text:span text:style-name="T45">ﯡ</text:span><text:span text:style-name="T1"> </text:span><text:span text:style-name="T45">ﯢ</text:span><text:span text:style-name="T1"> </text:span><text:span text:style-name="T45">ﯣ</text:span><text:span text:style-name="T1"> </text:span><text:span text:style-name="T45">ﯤﯥ</text:span><text:span text:style-name="T1"> </text:span><text:span text:style-name="T45">ﯦ</text:span><text:span text:style-name="T1"> </text:span><text:span text:style-name="T45">ﯧ</text:span><text:span text:style-name="T1"> </text:span><text:span text:style-name="T45">ﯨ</text:span><text:span text:style-name="T1"> </text:span><text:span text:style-name="T45">ﯩ</text:span><text:span text:style-name="T1"> </text:span><text:span text:style-name="T45">ﯪ</text:span><text:span text:style-name="T1"> </text:span><text:span text:style-name="T45">ﯫ</text:span><text:span text:style-name="T1"> </text:span><text:span text:style-name="T45">ﯬ</text:span></text:p>
      <text:p text:style-name="P33"><text:span text:style-name="T1"><text:s/></text:span><text:span text:style-name="T45">ﯭ</text:span><text:span text:style-name="T1"> </text:span><text:span text:style-name="T45">ﯮ</text:span><text:span text:style-name="T1"> </text:span><text:span text:style-name="T45">ﯯ</text:span><text:span text:style-name="T1"> </text:span><text:span text:style-name="T45">ﯰ</text:span><text:span text:style-name="T1"> </text:span><text:span text:style-name="T45">ﯱ</text:span><text:span text:style-name="T1"> </text:span><text:span text:style-name="T45">ﯲ</text:span><text:span text:style-name="T1"> </text:span><text:span text:style-name="T45">ﯳ</text:span><text:span text:style-name="T1"> </text:span><text:span text:style-name="T45">ﯴ</text:span><text:span text:style-name="T1"> </text:span><text:span text:style-name="T45">ﯵ</text:span><text:span text:style-name="T1"> </text:span><text:span text:style-name="T45">ﯶ</text:span></text:p>
      <text:p text:style-name="P33"><text:span text:style-name="T1"><text:s/></text:span><text:span text:style-name="T45">ﯷ</text:span><text:span text:style-name="T1"> </text:span><text:span text:style-name="T45">ﯸ</text:span><text:span text:style-name="T1"> </text:span><text:span text:style-name="T45">ﯹ</text:span><text:span text:style-name="T1"> </text:span><text:span text:style-name="T45">ﯺﯻ</text:span><text:span text:style-name="T1"> </text:span><text:span text:style-name="T45">ﯼ</text:span><text:span text:style-name="T1"> </text:span><text:span text:style-name="T45">ﯽ</text:span><text:span text:style-name="T1"> </text:span><text:span text:style-name="T45">ﯾﯿ</text:span><text:span text:style-name="T1"> </text:span><text:span text:style-name="T45">ﰀ</text:span><text:span text:style-name="T1"> </text:span><text:span text:style-name="T45">ﰁﰂﰃ</text:span></text:p>
      <text:p text:style-name="P33"><text:span text:style-name="T1"><text:s/></text:span><text:span text:style-name="T45">ﰄ</text:span><text:span text:style-name="T1"> </text:span><text:span text:style-name="T45">ﰅ</text:span><text:span text:style-name="T1"> </text:span><text:span text:style-name="T45">ﰆ</text:span><text:span text:style-name="T1"> </text:span><text:span text:style-name="T45">ﰇ</text:span><text:span text:style-name="T1"> </text:span><text:span text:style-name="T45">ﰈ</text:span><text:span text:style-name="T1"> </text:span><text:span text:style-name="T45">ﰉ</text:span><text:span text:style-name="T1"> </text:span><text:span text:style-name="T45">ﰊ</text:span><text:span text:style-name="T1"> </text:span><text:span text:style-name="T45">ﰋ</text:span><text:span text:style-name="T1"> </text:span><text:span text:style-name="T45">ﰌ</text:span></text:p>
      <text:p text:style-name="P33"><text:span text:style-name="T1"><text:s/></text:span><text:span text:style-name="T45">ﰍ</text:span><text:span text:style-name="T1"> </text:span><text:span text:style-name="T45">ﰎ</text:span><text:span text:style-name="T1"> </text:span><text:span text:style-name="T45">ﰏ</text:span><text:span text:style-name="T1"> </text:span><text:span text:style-name="T45">ﰐ</text:span><text:span text:style-name="T1"> </text:span><text:span text:style-name="T45">ﰑﰒ</text:span><text:span text:style-name="T1"> </text:span><text:span text:style-name="T45">ﰓ</text:span><text:span text:style-name="T1"> </text:span><text:span text:style-name="T45">ﰔ</text:span><text:span text:style-name="T1"> </text:span><text:span text:style-name="T45">ﰕ</text:span><text:span text:style-name="T1"> </text:span><text:span text:style-name="T45">ﰖ</text:span><text:span text:style-name="T1"> </text:span><text:span text:style-name="T45">ﰗ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502" svg:font-family="MSI_Z502"/>
    <style:font-face style:name="MSI_Z501" svg:font-family="MSI_Z501" style:font-pitch="variable"/>
    <style:font-face style:name="MSI_Z503" svg:font-family="MSI_Z503" style:font-pitch="variable"/>
    <style:font-face style:name="MSI_Z504" svg:font-family="MSI_Z504" style:font-pitch="variable"/>
    <style:font-face style:name="MSI_Z505" svg:font-family="MSI_Z505" style:font-pitch="variable"/>
    <style:font-face style:name="MSI_Z506" svg:font-family="MSI_Z506" style:font-pitch="variable"/>
    <style:font-face style:name="MSI_Z507" svg:font-family="MSI_Z507" style:font-pitch="variable"/>
    <style:font-face style:name="MSI_Z508" svg:font-family="MSI_Z508" style:font-pitch="variable"/>
    <style:font-face style:name="MSI_Z509" svg:font-family="MSI_Z509" style:font-pitch="variable"/>
    <style:font-face style:name="MSI_Z510" svg:font-family="MSI_Z510" style:font-pitch="variable"/>
    <style:font-face style:name="MSI_Z511" svg:font-family="MSI_Z511" style:font-pitch="variable"/>
    <style:font-face style:name="MSI_Z512" svg:font-family="MSI_Z512" style:font-pitch="variable"/>
    <style:font-face style:name="MSI_Z513" svg:font-family="MSI_Z513" style:font-pitch="variable"/>
    <style:font-face style:name="MSI_Z514" svg:font-family="MSI_Z514" style:font-pitch="variable"/>
    <style:font-face style:name="MSI_Z515" svg:font-family="MSI_Z515" style:font-pitch="variable"/>
    <style:font-face style:name="MSI_Z516" svg:font-family="MSI_Z516" style:font-pitch="variable"/>
    <style:font-face style:name="MSI_Z517" svg:font-family="MSI_Z517" style:font-pitch="variable"/>
    <style:font-face style:name="MSI_Z518" svg:font-family="MSI_Z518" style:font-pitch="variable"/>
    <style:font-face style:name="MSI_Z519" svg:font-family="MSI_Z519" style:font-pitch="variable"/>
    <style:font-face style:name="MSI_Z520" svg:font-family="MSI_Z520" style:font-pitch="variable"/>
    <style:font-face style:name="MSI_Z521" svg:font-family="MSI_Z52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501" svg:font-family="QCF_P501" style:font-family-generic="roman" style:font-pitch="variable"/>
    <style:font-face style:name="QCF_P502" svg:font-family="QCF_P502" style:font-family-generic="roman" style:font-pitch="variable"/>
    <style:font-face style:name="QCF_P503" svg:font-family="QCF_P503" style:font-family-generic="roman" style:font-pitch="variable"/>
    <style:font-face style:name="QCF_P504" svg:font-family="QCF_P504" style:font-family-generic="roman" style:font-pitch="variable"/>
    <style:font-face style:name="QCF_P505" svg:font-family="QCF_P505" style:font-family-generic="roman" style:font-pitch="variable"/>
    <style:font-face style:name="QCF_P506" svg:font-family="QCF_P506" style:font-family-generic="roman" style:font-pitch="variable"/>
    <style:font-face style:name="QCF_P507" svg:font-family="QCF_P507" style:font-family-generic="roman" style:font-pitch="variable"/>
    <style:font-face style:name="QCF_P508" svg:font-family="QCF_P508" style:font-family-generic="roman" style:font-pitch="variable"/>
    <style:font-face style:name="QCF_P509" svg:font-family="QCF_P509" style:font-family-generic="roman" style:font-pitch="variable"/>
    <style:font-face style:name="QCF_P510" svg:font-family="QCF_P510" style:font-family-generic="roman" style:font-pitch="variable"/>
    <style:font-face style:name="QCF_P511" svg:font-family="QCF_P511" style:font-family-generic="roman" style:font-pitch="variable"/>
    <style:font-face style:name="QCF_P512" svg:font-family="QCF_P512" style:font-family-generic="roman" style:font-pitch="variable"/>
    <style:font-face style:name="QCF_P513" svg:font-family="QCF_P513" style:font-family-generic="roman" style:font-pitch="variable"/>
    <style:font-face style:name="QCF_P514" svg:font-family="QCF_P514" style:font-family-generic="roman" style:font-pitch="variable"/>
    <style:font-face style:name="QCF_P515" svg:font-family="QCF_P515" style:font-family-generic="roman" style:font-pitch="variable"/>
    <style:font-face style:name="QCF_P516" svg:font-family="QCF_P516" style:font-family-generic="roman" style:font-pitch="variable"/>
    <style:font-face style:name="QCF_P517" svg:font-family="QCF_P517" style:font-family-generic="roman" style:font-pitch="variable"/>
    <style:font-face style:name="QCF_P518" svg:font-family="QCF_P518" style:font-family-generic="roman" style:font-pitch="variable"/>
    <style:font-face style:name="QCF_P519" svg:font-family="QCF_P519" style:font-family-generic="roman" style:font-pitch="variable"/>
    <style:font-face style:name="QCF_P520" svg:font-family="QCF_P520" style:font-family-generic="roman" style:font-pitch="variable"/>
    <style:font-face style:name="QCF_P521" svg:font-family="QCF_P5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5021" svg:font-family="QCF_P502" style:font-family-generic="system" style:font-pitch="variable"/>
    <style:font-face style:name="QCF_P5031" svg:font-family="QCF_P503" style:font-family-generic="system" style:font-pitch="variable"/>
    <style:font-face style:name="QCF_P5041" svg:font-family="QCF_P504" style:font-family-generic="system" style:font-pitch="variable"/>
    <style:font-face style:name="QCF_P5051" svg:font-family="QCF_P505" style:font-family-generic="system" style:font-pitch="variable"/>
    <style:font-face style:name="QCF_P5061" svg:font-family="QCF_P506" style:font-family-generic="system" style:font-pitch="variable"/>
    <style:font-face style:name="QCF_P5071" svg:font-family="QCF_P507" style:font-family-generic="system" style:font-pitch="variable"/>
    <style:font-face style:name="QCF_P5081" svg:font-family="QCF_P508" style:font-family-generic="system" style:font-pitch="variable"/>
    <style:font-face style:name="QCF_P5091" svg:font-family="QCF_P509" style:font-family-generic="system" style:font-pitch="variable"/>
    <style:font-face style:name="QCF_P5101" svg:font-family="QCF_P510" style:font-family-generic="system" style:font-pitch="variable"/>
    <style:font-face style:name="QCF_P5111" svg:font-family="QCF_P511" style:font-family-generic="system" style:font-pitch="variable"/>
    <style:font-face style:name="QCF_P5121" svg:font-family="QCF_P512" style:font-family-generic="system" style:font-pitch="variable"/>
    <style:font-face style:name="QCF_P5131" svg:font-family="QCF_P513" style:font-family-generic="system" style:font-pitch="variable"/>
    <style:font-face style:name="QCF_P5141" svg:font-family="QCF_P514" style:font-family-generic="system" style:font-pitch="variable"/>
    <style:font-face style:name="QCF_P5151" svg:font-family="QCF_P515" style:font-family-generic="system" style:font-pitch="variable"/>
    <style:font-face style:name="QCF_P5161" svg:font-family="QCF_P516" style:font-family-generic="system" style:font-pitch="variable"/>
    <style:font-face style:name="QCF_P5171" svg:font-family="QCF_P517" style:font-family-generic="system" style:font-pitch="variable"/>
    <style:font-face style:name="QCF_P5181" svg:font-family="QCF_P518" style:font-family-generic="system" style:font-pitch="variable"/>
    <style:font-face style:name="QCF_P5191" svg:font-family="QCF_P519" style:font-family-generic="system" style:font-pitch="variable"/>
    <style:font-face style:name="QCF_P5201" svg:font-family="QCF_P520" style:font-family-generic="system" style:font-pitch="variable"/>
    <style:font-face style:name="QCF_P5211" svg:font-family="QCF_P52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dabfa1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dff3d2" style:font-size-asian="10pt" style:font-size-complex="10pt"/>
    </style:style>
    <style:style style:name="MT6" style:family="text">
      <style:text-properties style:font-name="Liberation Sans Narrow" fo:font-size="10pt" officeooo:rsid="016128c4" style:font-size-asian="10pt" style:font-size-complex="10pt"/>
    </style:style>
    <style:style style:name="MT7" style:family="text">
      <style:text-properties officeooo:rsid="01c515fe"/>
    </style:style>
    <style:style style:name="MT8" style:family="text">
      <style:text-properties officeooo:rsid="0163d1a8"/>
    </style:style>
    <style:style style:name="MT9" style:family="text">
      <style:text-properties officeooo:rsid="019c7e8c"/>
    </style:style>
    <style:style style:name="MT10" style:family="text">
      <style:text-properties officeooo:rsid="01e3d5c0"/>
    </style:style>
    <style:style style:name="MT11" style:family="text">
      <style:text-properties officeooo:rsid="01c0fc98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Al Ahqaf</text:span><text:tab/><text:tab/>Juz<text:span text:style-name="MT1"> </text:span><text:span text:style-name="MT3">26</text:span></text:p>
      </style:header>
      <style:footer>
        <text:p text:style-name="MP2"><text:page-number text:select-page="current">506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4">Surat </text:span><text:span text:style-name="MT5">Muhammad</text:span><text:span text:style-name="MT4"><text:tab/><text:tab/>Juz </text:span><text:span text:style-name="MT6">2</text:span><text:span text:style-name="MT5">6</text:span></text:p>
      </style:header>
      <style:footer>
        <text:p text:style-name="MP2"><text:page-number text:select-page="current">510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7">Al Fath<text:tab/><text:tab/></text:span>Juz<text:span text:style-name="MT1"> </text:span><text:span text:style-name="MT8">26</text:span></text:p>
      </style:header>
      <style:footer>
        <text:p text:style-name="MP2"><text:page-number text:select-page="current">514</text:page-number></text:p>
      </style:footer>
    </style:master-page>
    <style:master-page style:name="ganti_20_surat3" style:display-name="ganti surat3" style:page-layout-name="Mpm1">
      <style:header>
        <text:p text:style-name="MP1">Surat <text:span text:style-name="MT9">Al Hujurat</text:span><text:tab/><text:tab/>Juz <text:span text:style-name="MT3">26</text:span></text:p>
      </style:header>
      <style:footer>
        <text:p text:style-name="MP2"><text:page-number text:select-page="current">517</text:page-number></text:p>
      </style:footer>
    </style:master-page>
    <style:master-page style:name="ganti_20_surat4" style:display-name="ganti surat4" style:page-layout-name="Mpm1">
      <style:header>
        <text:p text:style-name="MP1">Surat <text:span text:style-name="MT10">Qaf</text:span><text:tab/><text:tab/>Juz <text:span text:style-name="MT3">26</text:span></text:p>
      </style:header>
      <style:footer>
        <text:p text:style-name="MP2"><text:page-number text:select-page="current">519</text:page-number></text:p>
      </style:footer>
    </style:master-page>
    <style:master-page style:name="ganti_20_surat5" style:display-name="ganti surat5" style:page-layout-name="Mpm1">
      <style:header>
        <text:p text:style-name="MP1">Surat <text:span text:style-name="MT10">Adz Dzariyat</text:span><text:tab/><text:tab/>Juz <text:span text:style-name="MT3">26</text:span></text:p>
      </style:header>
      <style:footer>
        <text:p text:style-name="MP2"><text:page-number text:select-page="current">521</text:page-number></text:p>
      </style:footer>
    </style:master-page>
    <style:master-page style:name="ganti_20_surat6" style:display-name="ganti surat6" style:page-layout-name="Mpm1">
      <style:header>
        <text:p text:style-name="MP1">Surat <text:span text:style-name="MT11">Fushshilat</text:span><text:tab/><text:tab/>Juz <text:span text:style-name="MT3">25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12T23:38:06.169536647</dc:date>
    <meta:editing-duration>PT18H33M42S</meta:editing-duration>
    <meta:editing-cycles>421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13" meta:word-count="2854" meta:character-count="5993" meta:non-whitespace-character-count="3194"/>
  </office:meta>
</office:document-meta>
</file>